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Replacements/Object 2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 manifest:media-type=""/>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content.xml" manifest:media-type="text/xml"/>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Thumbnails/thumbnail.png" manifest:media-type="image/png"/>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style:tab-stops>
          <style:tab-stop style:position="19.72cm" style:type="right"/>
        </style:tab-stops>
      </style:paragraph-properties>
    </style:style>
    <style:style style:name="P14"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5"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16" style:family="paragraph" style:parent-style-name="Standard">
      <style:text-properties style:font-name="Cambria Math2" fo:font-size="9pt" fo:language="en" fo:country="AU" style:font-size-asian="9pt" style:font-name-complex="Times New Roman1" style:font-size-complex="9pt"/>
    </style:style>
    <style:style style:name="P17"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18"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19"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1"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22"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26"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8" style:family="paragraph" style:parent-style-name="Standard" style:list-style-name="">
      <style:paragraph-properties fo:margin-left="0.501cm" fo:margin-top="0cm" fo:margin-bottom="0cm" style:contextual-spacing="true" fo:text-indent="0cm" style:auto-text-indent="false" fo:keep-with-next="always"/>
    </style:style>
    <style:style style:name="P29" style:family="paragraph" style:parent-style-name="List_20_Paragraph" style:list-style-name="WWNum2"/>
    <style:style style:name="P30" style:family="paragraph" style:parent-style-name="List_20_Paragraph" style:list-style-name="WWNum2">
      <style:text-properties officeooo:paragraph-rsid="004c5ffd"/>
    </style:style>
    <style:style style:name="P31" style:family="paragraph" style:parent-style-name="List_20_Paragraph" style:list-style-name="WWNum2">
      <style:paragraph-properties>
        <style:tab-stops>
          <style:tab-stop style:position="19.72cm" style:type="right"/>
        </style:tab-stops>
      </style:paragraph-properties>
    </style:style>
    <style:style style:name="P32" style:family="paragraph" style:parent-style-name="Standard">
      <style:text-properties style:font-name="Cambria Math" fo:font-size="9pt" officeooo:rsid="003c5367" style:font-size-asian="9pt" style:font-size-complex="9pt"/>
    </style:style>
    <style:style style:name="P33" style:family="paragraph" style:parent-style-name="Standard">
      <style:text-properties style:font-name="Cambria Math" fo:font-size="9pt" officeooo:rsid="002f234b" officeooo:paragraph-rsid="002f234b" style:font-size-asian="9pt" style:font-size-complex="9pt"/>
    </style:style>
    <style:style style:name="P34" style:family="paragraph" style:parent-style-name="Standard">
      <style:paragraph-properties fo:margin-left="0.499cm" fo:margin-right="0cm" fo:margin-top="0cm" fo:margin-bottom="0cm" style:contextual-spacing="false" fo:text-align="start" style:justify-single-word="false" fo:orphans="2" fo:widows="2" fo:hyphenation-ladder-count="no-limit" fo:hyphenation-keep="auto" loext:hyphenation-keep-type="column" fo:text-indent="0cm" style:auto-text-indent="false" style:writing-mode="lr-tb">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35"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6" style:family="paragraph" style:parent-style-name="Standard">
      <style:paragraph-properties fo:margin-left="0.63cm"/>
    </style:style>
    <style:style style:name="P3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7">
      <style:paragraph-properties>
        <style:tab-stops>
          <style:tab-stop style:position="19.72cm" style:type="right"/>
        </style:tab-stops>
      </style:paragraph-properties>
    </style:style>
    <style:style style:name="P39"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40" style:family="paragraph" style:parent-style-name="List_20_Paragraph" style:list-style-name="WWNum8"/>
    <style:style style:name="P41" style:family="paragraph" style:parent-style-name="Standard">
      <style:text-properties style:font-name="Cambria Math2" fo:font-size="9pt" fo:language="en" fo:country="AU" style:font-size-asian="9pt" style:font-name-complex="Tahoma" style:font-size-complex="9pt"/>
    </style:style>
    <style:style style:name="P42"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4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51"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2"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5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7"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2"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65"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9"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text-align="start" style:justify-single-word="false"/>
      <style:text-properties fo:font-size="12pt" fo:language="en" fo:country="US"/>
    </style:style>
    <style:style style:name="P7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75"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76"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78"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text-align="start" style:justify-single-word="false"/>
      <style:text-properties fo:font-size="12pt" fo:language="en" fo:country="US" officeooo:paragraph-rsid="0049a2a9"/>
    </style:style>
    <style:style style:name="P80"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2"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7"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8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98"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Times" fo:font-size="9pt" fo:language="en" fo:country="US" style:font-size-asian="9pt" style:font-name-complex="Times1" style:font-size-complex="9pt"/>
    </style:style>
    <style:style style:name="T21"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22" style:family="text">
      <style:text-properties fo:color="#7030a0" loext:opacity="100%" style:font-name="Cambria Math2" fo:font-size="9pt" fo:language="en" fo:country="GB" style:font-size-asian="9pt" style:font-name-complex="Times New Roman1" style:font-size-complex="9pt"/>
    </style:style>
    <style:style style:name="T23" style:family="text">
      <style:text-properties style:font-name="Cambria Math2" fo:font-size="9pt" fo:language="en" fo:country="US" style:font-size-asian="9pt" style:font-name-complex="Cambria Math3" style:font-size-complex="9pt"/>
    </style:style>
    <style:style style:name="T24" style:family="text">
      <style:text-properties style:font-name="Cambria Math2" fo:font-size="9pt" fo:language="en" fo:country="GB" style:font-size-asian="9pt" style:font-name-complex="Times New Roman1" style:font-size-complex="9pt"/>
    </style:style>
    <style:style style:name="T25"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26"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27" style:family="text">
      <style:text-properties style:font-name="Cambria Math2" fo:font-size="9pt" fo:language="en" fo:country="US" style:font-size-asian="9pt" style:font-name-complex="Tahoma" style:font-size-complex="9pt"/>
    </style:style>
    <style:style style:name="T28" style:family="text">
      <style:text-properties style:font-name="Cambria Math2" fo:font-size="9pt" fo:language="en" fo:country="US" fo:font-style="italic" style:font-size-asian="9pt" style:font-style-asian="italic" style:font-name-complex="Tahoma" style:font-size-complex="9pt"/>
    </style:style>
    <style:style style:name="T29" style:family="text">
      <style:text-properties style:font-name="Cambria Math2" fo:font-size="9pt" fo:language="en" fo:country="US" fo:font-style="italic" style:font-size-asian="9pt" style:font-style-asian="italic" style:font-name-complex="Times New Roman1" style:font-size-complex="9pt"/>
    </style:style>
    <style:style style:name="T30" style:family="text">
      <style:text-properties style:font-name="Cambria Math2" fo:font-size="9pt" fo:language="en" fo:country="AU" style:font-size-asian="9pt" style:font-name-complex="Tahoma" style:font-size-complex="9pt"/>
    </style:style>
    <style:style style:name="T31"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32" style:family="text">
      <style:text-properties style:font-name="Cambria Math2" fo:font-size="9pt" fo:language="en" fo:country="US" officeooo:rsid="00467e4c" style:font-size-asian="9pt" style:font-name-complex="Times New Roman1" style:font-size-complex="9pt"/>
    </style:style>
    <style:style style:name="T33" style:family="text">
      <style:text-properties style:font-name="Cambria Math2" fo:font-size="9pt" fo:language="en" fo:country="AU" fo:font-weight="bold" style:font-size-asian="9pt" style:font-weight-asian="bold" style:font-name-complex="Tahoma" style:font-size-complex="9pt"/>
    </style:style>
    <style:style style:name="T34" style:family="text">
      <style:text-properties style:font-name="Cambria Math2" fo:font-size="9pt" fo:language="en" fo:country="US" fo:font-weight="bold" style:font-size-asian="9pt" style:font-weight-asian="bold" style:font-name-complex="Tahoma" style:font-size-complex="9pt"/>
    </style:style>
    <style:style style:name="T35" style:family="text">
      <style:text-properties style:font-name="Cambria Math2" fo:font-size="9pt" fo:language="en" fo:country="US" style:font-size-asian="9pt" style:font-name-complex="Tahoma" style:font-size-complex="9pt" style:font-weight-complex="bold"/>
    </style:style>
    <style:style style:name="T36"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37"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38" style:family="text">
      <style:text-properties style:font-name="Cambria Math2" fo:font-size="9pt" fo:language="en" fo:country="US" style:font-size-asian="9pt" style:font-name-complex="Tahoma" style:font-size-complex="9pt" style:font-style-complex="italic"/>
    </style:style>
    <style:style style:name="T39" style:family="text">
      <style:text-properties fo:font-variant="small-caps" style:font-name="Cambria Math2" fo:font-size="9pt" fo:language="en" fo:country="US" style:font-name-asian="Malgun Gothic" style:font-size-asian="9pt" style:font-name-complex="Cambria Math3" style:font-size-complex="9pt"/>
    </style:style>
    <style:style style:name="T40" style:family="text">
      <style:text-properties style:font-name="Cambria Math2" fo:font-size="9pt" fo:language="en" fo:country="US" style:font-size-asian="9pt" style:font-name-complex="Latin Modern Math" style:font-size-complex="9pt"/>
    </style:style>
    <style:style style:name="T41" style:family="text">
      <style:text-properties fo:font-variant="small-caps" style:font-name="Symbol" fo:font-size="9pt" fo:language="en" fo:country="US" style:font-name-asian="Symbol1" style:font-size-asian="9pt" style:font-name-complex="Symbol1" style:font-size-complex="9pt"/>
    </style:style>
    <style:style style:name="T42" style:family="text">
      <style:text-properties style:font-name="Courier" fo:font-size="9pt" fo:language="en" fo:country="AU" style:font-size-asian="9pt" style:font-name-complex="Times New Roman1" style:font-size-complex="9pt"/>
    </style:style>
    <style:style style:name="T43"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44"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46"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47"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48"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4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50"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51" style:family="text">
      <style:text-properties style:font-name="Courier" fo:font-size="9pt" fo:language="en" fo:country="AU" style:font-size-asian="9pt" style:font-name-complex="Times New Roman1" style:font-size-complex="9pt" style:font-style-complex="italic"/>
    </style:style>
    <style:style style:name="T52"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53"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54"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55"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56"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57"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58"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59" style:family="text">
      <style:text-properties style:font-name="Cambria Math2" fo:font-size="9pt" style:font-size-asian="9pt" style:font-name-complex="Latin Modern Math" style:font-size-complex="9pt"/>
    </style:style>
    <style:style style:name="T60" style:family="text">
      <style:text-properties fo:font-variant="small-caps"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61" style:family="text">
      <style:text-properties fo:font-variant="small-caps" style:font-name="Cambria Math1" fo:font-size="9pt" fo:language="en" fo:country="US" style:letter-kerning="false" style:font-name-asian="Symbol1" style:font-size-asian="9pt" style:language-asian="en" style:country-asian="US" style:font-name-complex="Latin Modern Math" style:font-size-complex="9pt" style:language-complex="ar" style:country-complex="SA"/>
    </style:style>
    <style:style style:name="T62"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63" style:family="text">
      <style:text-properties style:font-name="Courier" fo:font-size="9pt" fo:language="en" fo:country="US" style:font-size-asian="9pt" style:font-name-complex="Tahoma" style:font-size-complex="9pt"/>
    </style:style>
    <style:style style:name="T64" style:family="text">
      <style:text-properties style:font-name="Courier" fo:font-size="9pt" fo:language="en" fo:country="US" officeooo:rsid="004c5ffd" style:font-size-asian="9pt" style:font-name-complex="Tahoma" style:font-size-complex="9pt"/>
    </style:style>
    <style:style style:name="T65" style:family="text">
      <style:text-properties style:font-name="Cambria Math2" fo:font-size="9pt" fo:language="en" fo:country="US" officeooo:rsid="004c5ffd" style:font-size-asian="9pt" style:font-name-complex="Tahoma" style:font-size-complex="9pt"/>
    </style:style>
    <style:style style:name="T66"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67"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68"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69"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70" style:family="text">
      <style:text-properties style:font-name="Courier" fo:font-size="9pt" fo:language="en" fo:country="US" style:font-name-asian="MS Mincho1" style:font-size-asian="9pt" style:font-name-complex="Times New Roman1" style:font-size-complex="9pt"/>
    </style:style>
    <style:style style:name="T71" style:family="text">
      <style:text-properties style:font-name="Courier" fo:font-size="9pt" fo:language="en" fo:country="US" fo:font-style="italic" style:font-name-asian="MS Mincho1" style:font-size-asian="9pt" style:font-style-asian="italic" style:font-name-complex="Times New Roman1" style:font-size-complex="9pt"/>
    </style:style>
    <style:style style:name="T72" style:family="text">
      <style:text-properties style:font-name="Cambria Math2" fo:font-size="9pt" fo:language="en" fo:country="US" officeooo:rsid="002f234b" style:font-size-asian="9pt" style:font-name-complex="Tahoma" style:font-size-complex="9pt"/>
    </style:style>
    <style:style style:name="T73" style:family="text">
      <style:text-properties style:font-name="Comic Sans MS" fo:font-size="9pt" fo:language="en" fo:country="US" style:font-size-asian="9pt" style:font-name-complex="Times1" style:font-size-complex="9pt"/>
    </style:style>
    <style:style style:name="T74" style:family="text">
      <style:text-properties officeooo:rsid="0031c6f4"/>
    </style:style>
    <style:style style:name="T75" style:family="text">
      <style:text-properties officeooo:rsid="0036884f"/>
    </style:style>
    <style:style style:name="T76" style:family="text">
      <style:text-properties officeooo:rsid="0039101c"/>
    </style:style>
    <style:style style:name="T77" style:family="text">
      <style:text-properties officeooo:rsid="0034d938"/>
    </style:style>
    <style:style style:name="T78" style:family="text">
      <style:text-properties style:font-name="Cambria Math2" fo:language="en" fo:country="US" style:font-name-complex="Tahoma"/>
    </style:style>
    <style:style style:name="T79" style:family="text">
      <style:text-properties style:font-name="Cambria Math2" fo:font-size="9pt" fo:language="en" fo:country="US" style:font-name-asian="Malgun Gothic" style:font-size-asian="9pt" style:font-name-complex="Cambria Math3" style:font-size-complex="9pt"/>
    </style:style>
    <style:style style:name="T80"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81"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82"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83"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84"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85"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6"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88"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89"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90"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91" style:family="text">
      <style:text-properties fo:font-variant="small-caps" fo:color="#00000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dark1" loext:color-type="theme"/>
      </style:text-properties>
    </style:style>
    <style:style style:name="T92"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93"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94"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5"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6"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7"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8"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99"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00" style:family="text">
      <style:text-properties style:font-name="Cambria Math2" fo:font-size="9pt" fo:language="en" fo:country="AU" style:font-size-asian="9pt" style:font-name-complex="Tahoma" style:font-size-complex="9pt" style:font-style-complex="italic"/>
    </style:style>
    <style:style style:name="T101"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103"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104" style:family="text">
      <style:text-properties fo:font-variant="small-caps" fo:color="#000000" loext:opacity="100%" style:font-name="Symbol" fo:font-size="9pt" fo:language="en" fo:country="US" style:font-name-asian="Symbol1" style:font-size-asian="9pt" style:font-name-complex="Symbol1" style:font-size-complex="9pt">
        <loext:char-complex-color loext:theme-type="dark1" loext:color-type="theme"/>
      </style:text-properties>
    </style:style>
    <style:style style:name="T105" style:family="text">
      <style:text-properties style:font-name="Cambria Math2" fo:font-size="9pt" fo:language="en" fo:country="US" style:font-size-asian="9pt" style:font-name-complex="Times New Roman1" style:font-size-complex="9pt" style:font-style-complex="italic"/>
    </style:style>
    <style:style style:name="T106" style:family="text">
      <style:text-properties style:text-position="sub 58%" style:font-name="Cambria Math2" fo:font-size="9pt" fo:language="en" fo:country="US" style:font-size-asian="9pt" style:font-name-complex="Times New Roman1" style:font-size-complex="9pt"/>
    </style:style>
    <style:style style:name="T107" style:family="text">
      <style:text-properties style:font-name="Arial" fo:font-size="9pt" fo:language="en" fo:country="US" fo:font-style="italic" style:font-size-asian="9pt" style:font-style-asian="italic" style:font-name-complex="Arial1" style:font-size-complex="9pt" style:font-style-complex="italic"/>
    </style:style>
    <style:style style:name="T108" style:family="text">
      <style:text-properties style:font-name="Cambria Math2" fo:font-size="9pt" fo:language="en" fo:country="US" style:font-size-asian="9pt" style:font-size-complex="9pt"/>
    </style:style>
    <style:style style:name="T109" style:family="text">
      <style:text-properties style:font-name="Courier" fo:font-size="9pt" fo:language="en" fo:country="US" style:font-size-asian="9pt" style:font-size-complex="9pt"/>
    </style:style>
    <style:style style:name="T1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1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112" style:family="text">
      <style:text-properties fo:language="en" fo:country="US"/>
    </style:style>
    <style:style style:name="T1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1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15"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6"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7" style:family="text">
      <style:text-properties fo:color="#7030a0" loext:opacity="100%" style:font-name="Cambria Math2"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119" style:family="text">
      <style:text-properties fo:color="#7030a0" loext:opacity="100%" style:font-name="Courier"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20"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1" style:family="text">
      <style:text-properties fo:color="#7030a0" loext:opacity="100%" style:text-position="sub 58%" style:font-name="Courier" fo:font-size="9pt" style:font-name-asian="MS Mincho1" style:font-size-asian="9pt" style:font-name-complex="Times New Roman1" style:font-size-complex="9pt"/>
    </style:style>
    <style:style style:name="T122" style:family="text">
      <style:text-properties fo:color="#7030a0" loext:opacity="100%" style:font-name="MS Mincho" fo:font-size="9pt" fo:language="en" fo:country="US" style:letter-kerning="false" style:font-name-asian="MS Mincho1" style:font-size-asian="9pt" style:language-asian="en" style:country-asian="US" style:font-name-complex="MS Mincho1" style:font-size-complex="9pt" style:language-complex="ar" style:country-complex="SA"/>
    </style:style>
    <style:style style:name="T123" style:family="text">
      <style:text-properties fo:color="#7030a0" loext:opacity="100%" style:font-name="Cambria Math2" fo:font-size="9pt" style:font-name-asian="Malgun Gothic" style:font-size-asian="9pt" style:font-name-complex="Cambria Math3" style:font-size-complex="9pt"/>
    </style:style>
    <style:style style:name="T1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25"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6"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27"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8"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9" style:family="text">
      <style:text-properties fo:color="#538135"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0" style:family="text">
      <style:text-properties fo:color="#538135" loext:opacity="100%"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1" style:family="text">
      <style:text-properties fo:color="#538135"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32"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33"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134" style:family="text">
      <style:text-properties fo:color="#538135" loext:opacity="100%"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loext:char-complex-color loext:theme-type="accent6" loext:color-type="theme">
          <loext:transformation loext:type="shade" loext:value="2509"/>
        </loext:char-complex-color>
      </style:text-properties>
    </style:style>
    <style:style style:name="T135"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136"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137" style:family="text">
      <style:text-properties fo:color="#538135" loext:opacity="100%" style:font-name="Cambria Math2"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38" style:family="text">
      <style:text-properties fo:color="#538135" loext:opacity="100%" style:font-name="Cambria Math2"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9" style:family="text">
      <style:text-properties fo:color="#7030a0" loext:opacity="100%" style:font-name="Cambria Math2" fo:font-size="9pt" fo:language="en" fo:country="AU" style:font-size-asian="9pt" style:font-name-complex="Tahoma" style:font-size-complex="9pt"/>
    </style:style>
    <style:style style:name="T140"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41"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142"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3"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44" style:family="text">
      <style:text-properties fo:color="#538135"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loext:char-complex-color loext:theme-type="accent6" loext:color-type="theme">
          <loext:transformation loext:type="shade" loext:value="2509"/>
        </loext:char-complex-color>
      </style:text-properties>
    </style:style>
    <style:style style:name="T145" style:family="text">
      <style:text-properties fo:color="#538135"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46" style:family="text">
      <style:text-properties fo:color="#538135"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T147" style:family="text">
      <style:text-properties fo:color="#538135"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48" style:family="text">
      <style:text-properties fo:color="#7030a0" loext:opacity="100%" style:font-name="Courier" fo:font-size="9pt" fo:language="en" fo:country="AU" style:font-name-asian="MS Mincho1" style:font-size-asian="9pt" style:font-name-complex="Times New Roman1" style:font-size-complex="9pt"/>
    </style:style>
    <style:style style:name="T149"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150"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151" style:family="text">
      <style:text-properties fo:font-variant="small-cap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52"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53" style:family="text">
      <style:text-properties fo:color="#ff0000" loext:opacity="100%" style:font-name="Courier" fo:font-size="9pt" fo:language="en" fo:country="AU" style:font-name-asian="MS Mincho1" style:font-size-asian="9pt" style:font-name-complex="Times New Roman1" style:font-size-complex="9pt"/>
    </style:style>
    <style:style style:name="T154" style:family="text">
      <style:text-properties fo:color="#ff000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55" style:family="text">
      <style:text-properties fo:color="#7030a0" loext:opacity="100%" style:font-name="Cambria Math2" fo:font-size="9pt" fo:language="en" fo:country="AU" style:font-name-asian="MS Mincho1" style:font-size-asian="9pt" style:font-name-complex="Times New Roman1" style:font-size-complex="9pt"/>
    </style:style>
    <style:style style:name="T156"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57" style:family="text">
      <style:text-properties fo:color="#538135" loext:opacity="100%"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58"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59" style:family="text">
      <style:text-properties fo:color="#7030a0" loext:opacity="100%" style:font-name="Courier" fo:font-size="5pt" fo:language="en" fo:country="AU" style:font-name-asian="MS Mincho1" style:font-size-asian="5pt" style:font-name-complex="Times New Roman1" style:font-size-complex="5pt"/>
    </style:style>
    <style:style style:name="T160"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161"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162"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63"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64" style:family="text">
      <style:text-properties fo:color="#ff0000" loext:opacity="100%" style:font-name="Cambria Math2" fo:font-size="9pt" fo:language="en" fo:country="AU" style:font-size-asian="9pt" style:font-name-complex="Tahoma" style:font-size-complex="9pt"/>
    </style:style>
    <style:style style:name="T165" style:family="text">
      <style:text-properties fo:color="#538135"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66"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67"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168" style:family="text">
      <style:text-properties fo:color="#538135" loext:opacity="100%" style:font-name="Cambria Math2"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69"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170"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171" style:family="text">
      <style:text-properties fo:color="#7030a0" loext:opacity="100%" style:font-name="Courier" fo:font-size="9pt" fo:language="en" fo:country="US" officeooo:rsid="004c5ffd" style:letter-kerning="false" style:font-name-asian="MS Mincho1" style:font-size-asian="9pt" style:language-asian="en" style:country-asian="US" style:font-name-complex="Times New Roman1" style:font-size-complex="9pt" style:language-complex="ar" style:country-complex="SA"/>
    </style:style>
    <style:style style:name="T172" style:family="text">
      <style:text-properties fo:color="#7030a0" loext:opacity="100%" style:font-name="Courier" fo:font-size="9pt" fo:language="en" fo:country="US" officeooo:rsid="004e1234" style:letter-kerning="false" style:font-name-asian="MS Mincho1" style:font-size-asian="9pt" style:language-asian="en" style:country-asian="US" style:font-name-complex="Times New Roman1" style:font-size-complex="9pt" style:language-complex="ar" style:country-complex="SA"/>
    </style:style>
    <style:style style:name="T173"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174" style:family="text">
      <style:text-properties fo:color="#7030a0" loext:opacity="100%"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5" style:family="text">
      <style:text-properties fo:color="#7030a0" loext:opacity="100%" style:text-position="sub 58%"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6" style:family="text">
      <style:text-properties fo:color="#7030a0" loext:opacity="100%" style:font-name="Courier" fo:language="en" fo:country="US" fo:font-style="italic" style:text-underline-style="solid" style:text-underline-width="auto" style:text-underline-color="font-color" style:letter-kerning="false" style:font-name-asian="MS Mincho1" style:language-asian="en" style:country-asian="US" style:font-style-asian="italic" style:font-name-complex="Times New Roman1" style:language-complex="ar" style:country-complex="SA" style:font-style-complex="italic"/>
    </style:style>
    <style:style style:name="T177"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178" style:family="text">
      <style:text-properties fo:color="#7030a0" loext:opacity="100%" style:font-name="Cambria" fo:language="en" fo:country="US" style:letter-kerning="false" style:font-name-asian="MS Mincho1" style:language-asian="en" style:country-asian="US" style:font-name-complex="Cambria1" style:language-complex="ar" style:country-complex="SA"/>
    </style:style>
    <style:style style:name="T179" style:family="text">
      <style:text-properties fo:color="#7030a0" loext:opacity="100%" style:font-name="Courier" fo:language="en" fo:country="US" style:letter-kerning="false" style:font-name-asian="MS Mincho1" style:language-asian="en" style:country-asian="US" style:font-name-complex="Times New Roman1" style:language-complex="ar" style:country-complex="SA"/>
    </style:style>
    <style:style style:name="T180" style:family="text">
      <style:text-properties fo:color="#7030a0" loext:opacity="100%" style:font-name="Courier" fo:language="en" fo:country="US" officeooo:rsid="004e1234" style:letter-kerning="false" style:font-name-asian="MS Mincho1" style:language-asian="en" style:country-asian="US" style:font-name-complex="Times New Roman1" style:language-complex="ar" style:country-complex="SA"/>
    </style:style>
    <style:style style:name="T181" style:family="text">
      <style:text-properties fo:color="#7030a0" loext:opacity="100%" style:font-name="Cambria" fo:language="en" fo:country="US" style:letter-kerning="false" style:font-name-asian="MS Mincho1" style:font-size-asian="12pt" style:language-asian="en" style:country-asian="US" style:font-name-complex="Cambria1" style:font-size-complex="12pt" style:language-complex="ar" style:country-complex="SA"/>
    </style:style>
    <style:style style:name="T182" style:family="text">
      <style:text-properties fo:color="#7030a0" loext:opacity="100%" style:font-name="Symbol" fo:language="en" fo:country="US" style:letter-kerning="false" style:font-name-asian="Symbol1" style:font-size-asian="12pt" style:language-asian="en" style:country-asian="US" style:font-name-complex="Symbol1" style:font-size-complex="12pt" style:language-complex="ar" style:country-complex="SA"/>
    </style:style>
    <style:style style:name="T183"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84"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185"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186"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187" style:family="text">
      <style:text-properties fo:color="#7030a0" loext:opacity="100%" style:font-name="Courier" fo:font-size="9pt" fo:language="en" fo:country="AU" style:font-size-asian="9pt" style:font-name-complex="Times New Roman1" style:font-size-complex="9pt"/>
    </style:style>
    <style:style style:name="T188"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189"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0" style:family="text">
      <style:text-properties style:font-name="Courier" fo:font-size="9pt" fo:language="en" fo:country="AU" style:font-name-asian="MS Mincho1" style:font-size-asian="9pt" style:font-name-complex="Times New Roman1" style:font-size-complex="9pt"/>
    </style:style>
    <style:style style:name="T191"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2" style:family="text">
      <style:text-properties fo:color="#ff0000" loext:opacity="100%" style:font-name="Courier" fo:font-size="9pt" style:font-size-asian="9pt" style:font-name-complex="Tahoma" style:font-size-complex="9pt"/>
    </style:style>
    <style:style style:name="T193"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4"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5"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196"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97"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98"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9" style:family="text">
      <style:text-properties fo:color="#ff0000" loext:opacity="100%" style:font-name="Courier" fo:font-size="9pt" fo:language="en" fo:country="US" style:font-size-asian="9pt" style:font-name-complex="Tahoma" style:font-size-complex="9pt"/>
    </style:style>
    <style:style style:name="T200" style:family="text">
      <style:text-properties fo:color="#7030a0" loext:opacity="100%"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1"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2"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3"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204" style:family="text">
      <style:text-properties fo:color="#ff0000" loext:opacity="100%" style:font-name="Courier" fo:font-size="9pt" fo:language="en" fo:country="US" style:font-name-asian="MS Mincho1" style:font-size-asian="9pt" style:font-name-complex="Times New Roman1" style:font-size-complex="9pt"/>
    </style:style>
    <style:style style:name="T205"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206"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07" style:family="text">
      <style:text-properties fo:color="#ff0000" loext:opacity="100%" style:font-name="Cambria Math2" fo:font-size="9pt" style:font-size-asian="9pt" style:font-name-complex="Tahoma" style:font-size-complex="9pt"/>
    </style:style>
    <style:style style:name="T208"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209" style:family="text">
      <style:text-properties fo:color="#00b0f0" loext:opacity="100%" style:font-name="Courier" fo:font-size="9pt" fo:language="en" fo:country="US" style:font-name-asian="MS Mincho1" style:font-size-asian="9pt" style:font-name-complex="Times New Roman1" style:font-size-complex="9pt"/>
    </style:style>
    <style:style style:name="T210"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1" style:family="text">
      <style:text-properties fo:color="#7030a0" loext:opacity="100%" style:font-name="Courier" fo:font-size="9pt" fo:language="en" fo:country="US" style:font-name-asian="MS Mincho1" style:font-size-asian="9pt" style:font-name-complex="Times New Roman1" style:font-size-complex="9pt"/>
    </style:style>
    <style:style style:name="T212"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213"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214"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15"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16"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17" style:family="text">
      <style:text-properties fo:color="#7030a0" loext:opacity="100%" style:font-name="Cambria Math2" fo:font-size="9pt" fo:language="en" fo:country="US" style:font-name-asian="Malgun Gothic" style:font-size-asian="9pt" style:font-name-complex="Cambria Math3" style:font-size-complex="9pt"/>
    </style:style>
    <style:style style:name="T218"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219" style:family="text">
      <style:text-properties fo:color="#7030a0" loext:opacity="100%" fo:font-size="9pt" fo:language="en" fo:country="US" style:font-size-asian="9pt" style:font-size-complex="9pt"/>
    </style:style>
    <style:style style:name="T220" style:family="text">
      <style:text-propertie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21" style:family="text">
      <style:text-properties fo:color="#538135"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loext:char-complex-color loext:theme-type="accent6" loext:color-type="theme">
          <loext:transformation loext:type="shade" loext:value="2509"/>
        </loext:char-complex-color>
      </style:text-properties>
    </style:style>
    <style:style style:name="T222" style:family="text">
      <style:text-properties fo:color="#538135" loext:opacity="100%" style:font-name="Courier" fo:font-size="9pt" fo:language="en" fo:country="US" fo:font-style="italic" style:font-name-asian="MS Mincho1" style:font-size-asian="9pt" style:font-style-asian="italic"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3"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4"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5" style:family="text">
      <style:text-properties fo:color="#538135"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loext:char-complex-color loext:theme-type="accent6" loext:color-type="theme">
          <loext:transformation loext:type="shade" loext:value="2509"/>
        </loext:char-complex-color>
      </style:text-properties>
    </style:style>
    <style:style style:name="T226"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227" style:family="text">
      <style:text-properties fo:font-variant="small-caps" fo:color="#538135" loext:opacity="100%" style:text-position="sub 58%"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accent6" loext:color-type="theme">
          <loext:transformation loext:type="shade" loext:value="2509"/>
        </loext:char-complex-color>
      </style:text-properties>
    </style:style>
    <style:style style:name="T228" style:family="text">
      <style:text-properties fo:color="#538135"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loext:char-complex-color loext:theme-type="accent6" loext:color-type="theme">
          <loext:transformation loext:type="shade" loext:value="2509"/>
        </loext:char-complex-color>
      </style:text-properties>
    </style:style>
    <style:style style:name="T229" style:family="text">
      <style:text-properties fo:color="#538135"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1-13T22:07:37.128081936">13 Jan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T19">https://gitlab.com/orm-syntax-and-semantics/orm-syntax-and-semantics-docs.git</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T19">https://gitlab.com/orm-syntax-and-semantics/orm-syntax-and-semantics-docs.git</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7" loext:marker-style-name="T16"><text:span text:style-name="T15">Object-Role Modeling (ORM) is a conceptual approach to modeling and querying the information semantics of business domains in terms of the underlying facts of interest, where facts, constraints and derivation rules may be verbalized in language readily understood by non-technical users of those business domains. Unlike Entity-Relationship (ER) modeling and the Unified Modeling Language (UML) class diagrams, but similar to the Web Ontology Language (OWL), ORM treats all facts as relationships. How facts are grouped into structures (e.g. attribute-based entity types, classes, relation schemes, XML schemas) is considered a design level, implementation issue that is irrelevant to the capturing of essential business semantics. Avoiding attributes in the base model enhances semantic stability, populatability, and natural verbalization, facilitating communication with all stakeholders. For information modeling, fact-oriented graphical notations are typically far more expressive than those provided by other notations. ORM includes graphical and textual languages for modeling and querying information at the conceptual level, as well as procedures for designing conceptual models, transforming between different conceptual representations, forward engineering ORM schemas to implementation schemas (e.g. relational database schemas, ontologies, object-oriented schemas, XML schemas) and reverse engineering implementation schemas to ORM schemas.</text:span><text:span text:style-name="T16"/></text:p>
      <text:p text:style-name="P9" loext:marker-style-name="T16"/>
      <text:p text:style-name="P7"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text:span><text:span text:style-name="T16"/></text:p>
      <text:p text:style-name="P7" loext:marker-style-name="T16"><text:span text:style-name="T15">With respect to ORM 2, this version of the document does not include the specification of constraints with deontic modality, and of aggregation in derivation rules; the specification of these features is postponed to a later version of the document.</text:span><text:span text:style-name="T16"/></text:p>
      <text:p text:style-name="P9" loext:marker-style-name="T16"><text:bookmark text:name="_Hlk509586334_Copy_1"/><text:bookmark text:name="_Hlk509586271"/><text:bookmark-start text:name="OLE_LINK44"/></text:p>
      <text:p text:style-name="P13" loext:marker-style-name="T16"><text:span text:style-name="T15">This document defines the normative syntax and the semantics of ORM </text:span><text:span text:style-name="T20">Conceptual Models</text:span><text:span text:style-name="T15">. This document does not define an interchange format for ORM, but its ultimate goal is to provide a self-contained document defining the non-ambiguous semantics of all the ORM basic constructs.</text:span></text:p>
      <text:p text:style-name="P13" loext:marker-style-name="T16"><text:span text:style-name="T15">The syntax defines the ORM language, and it is given by specifying a signature (the ORM Conceptual Model Signature), and then the set of well formed formulae which can be built using the signature. An ORM </text:span><text:span text:style-name="T20">Conceptual Model </text:span><text:span text:style-name="T15">is any set of well-formed formulae from a given ORM signature, satisfying all the constraints. It an "abstract" syntax since it is in one-to-one correspondence with the concrete graphical syntax; this is exemplified in the accompanying glossary document.</text:span></text:p>
      <text:p text:style-name="P13" loext:marker-style-name="T16"><text:span text:style-name="T15">The semantics is a standard denotational semantics. The semantics of an ORM </text:span><text:span text:style-name="T20">Conceptual Model </text:span><text:span text:style-name="T15">is given with a transformation of the ORM conceptual model to first-order logic formulas: the </text:span><text:span text:style-name="T21">finite</text:span><text:span text:style-name="T15"> first-order structures satisfying the obtained first-order logical theory are in one-to-one correspondence with the legal populations of the ORM conceptual model.</text:span></text:p>
      <text:p text:style-name="P14" loext:marker-style-name="T16"/>
      <text:p text:style-name="P13" loext:marker-style-name="T22"><text:span text:style-name="T15">After having introduced </text:span><text:span text:style-name="T21">ORM Conceptual Model Signatures</text:span><text:span text:style-name="T15"> and the corresponding </text:span><text:span text:style-name="T21">First-Order Logic Signatures</text:span><text:span text:style-name="T15">, the following Sections describe the abstract syntax and semantics of ORM’s main conceptual model constructs, namely </text:span><text:span text:style-name="T21">declarations</text:span><text:span text:style-name="T15">, </text:span><text:span text:style-name="T21">constraints</text:span><text:span text:style-name="T15">, and </text:span><text:span text:style-name="T21">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23">first-order logic</text:span><text:span text:style-name="T15"> formula or as a rewriting using other conceptual model constructs (denoted as a MACRO). <text:s/>An ORM conceptual model is any set of well-formed declarations, constraints, and derivation rules from a given ORM signature, such that it includes exactly one </text:span><text:span text:style-name="T19">FactType</text:span><text:span text:style-name="T15"> declaration for each canonical predicate name appearing in the ORM conceptual model.</text:span></text:p>
      <text:p text:style-name="P15" loext:marker-style-name="T24"/>
      <text:p text:style-name="P9" loext:marker-style-name="T16"/>
      <text:p text:style-name="P16" loext:marker-style-name="T16"/>
      <text:h text:style-name="P17" text:outline-level="1" loext:marker-style-name="T25"><text:span text:style-name="T26">Naming conventions</text:span><text:span text:style-name="T25"/></text:h>
      <text:p text:style-name="P9" loext:marker-style-name="T16"/>
      <text:p text:style-name="P7" loext:marker-style-name="T16"><text:span text:style-name="T27">An </text:span><text:bookmark-start text:name="_Hlk509590871"/><text:span text:style-name="T28">ORM conceptual model</text:span><text:span text:style-name="T27"> </text:span><text:bookmark-end text:name="_Hlk509590871"/><text:span text:style-name="T27">is formally composed</text:span><text:span text:style-name="T29">,</text:span><text:span text:style-name="T15"> following precise syntactic rules,</text:span><text:span text:style-name="T27"> by </text:span><text:span text:style-name="T15">declarations and constraints, built from terms of different syntactic categories (</text:span><text:span text:style-name="T28">object type names</text:span><text:span text:style-name="T15">, </text:span><text:span text:style-name="T29">predicate names, role identifiers,</text:span><text:span text:style-name="T28"> data elements</text:span><text:span text:style-name="T29">)</text:span><text:span text:style-name="T15"> taken from a </text:span><text:span text:style-name="T29">signature</text:span><text:span text:style-name="T15">. </text:span></text:p>
      <text:p text:style-name="P7" loext:marker-style-name="T30"><text:span text:style-name="T27">The ORM graphical notation depicts a </text:span><text:span text:style-name="T28">fact type</text:span><text:span text:style-name="T27"> as a left-to-right top-to-bottom ordered sequence of </text:span><text:span text:style-name="T28">role</text:span><text:span text:style-name="T27"> boxes, each of which is attached to exactly one </text:span><text:span text:style-name="T28">object type</text:span><text:span text:style-name="T27"> shape. A fact type is bijectively associated to a </text:span><text:span text:style-name="T28">canonical</text:span><text:span text:style-name="T27"> predicate. </text:span></text:p>
      <text:p text:style-name="P7" loext:marker-style-name="T30"><text:span text:style-name="T27">Fact types (resp. object types) appearing in the ORM graphical notation as distinct are associated in the signature to distinct </text:span><text:span text:style-name="T28">predicate names</text:span><text:span text:style-name="T27"> (resp. </text:span><text:span text:style-name="T28">object type names</text:span><text:span text:style-name="T27">). A role is uniquely identified in ORM graphical notation <text:s/>by the fact type in which it appears together with its relative position (left-to-right top-to-bottom) within the fact type; each role is given in the signature the </text:span><text:span text:style-name="T28">role identifier</text:span><text:span text:style-name="T27"> obtained by concatenating the canonical predicate name it belongs to and the relative position within it.</text:span></text:p>
      <text:p text:style-name="P7" loext:marker-style-name="T16"><text:span text:style-name="T15">In this document we assume that the signature of an </text:span><text:span text:style-name="T27">ORM conceptual model</text:span><text:span text:style-name="T15"> (e.g., the choice of the canonical predicate name associated to a fact type) has been specified without ambiguity. This document does not focus on the pre-logical or linguistic means necessary in order to get the formal signature.</text:span></text:p>
      <text:p text:style-name="P7" loext:marker-style-name="T31"><text:span text:style-name="T15">Predicate readings, as normally introduced in the ORM methodology, are used simply for readability and compactness of display on the graphical notation of ORM schema diagrams, and are not necessarily identifying, since distinct fact types may have the same predicate reading. On the other hand, distinct predicate names in the signature identify necessarily distinct fact types. Alternat</text:span><text:span text:style-name="T32">iv</text:span><text:span text:style-name="T15">e predicate readings for the same fact type (e.g., useful to verbalise differently a predicate with different role orderings) are all obviously denoting the same fact type, and therefore will be given the same predicate name in the signature.</text:span></text:p>
      <text:p text:style-name="P18" loext:marker-style-name="T31"/>
      <text:p text:style-name="P18" loext:marker-style-name="T31"/>
      <text:p text:style-name="P18" loext:marker-style-name="T31"/>
      <text:h text:style-name="P19" text:outline-level="1" loext:marker-style-name="T25"><text:bookmark-start text:name="_Hlk33892793"/><text:span text:style-name="T26">ORM Conceptual Model Signature</text:span><text:bookmark-end text:name="_Hlk33892793"/><text:span text:style-name="T25"/></text:h>
      <text:h text:style-name="P20" text:outline-level="1" loext:marker-style-name="T25"/>
      <text:h text:style-name="P21" text:outline-level="1" loext:marker-style-name="T33"><text:bookmark-start text:name="_Hlk509589840"/><text:span text:style-name="T27">An </text:span><text:span text:style-name="T28">ORM conceptual model </text:span><text:bookmark-end text:name="_Hlk509589840"/><text:span text:style-name="T28">signature</text:span><text:span text:style-name="T27"> is composed by the </text:span><text:bookmark-end text:name="OLE_LINK44"/><text:span text:style-name="T27">elements</text:span><text:span text:style-name="T34"> </text:span><text:bookmark-start text:name="_Hlk26278234"/><text:bookmark-start text:name="OLE_LINK83"/><text:bookmark-start text:name="OLE_LINK332"/><text:span text:style-name="T35">&lt;</text:span><text:span text:style-name="T34"> </text:span><text:span text:style-name="T27">𝓣</text:span><text:bookmark-start text:name="_Hlk26264896"/><text:bookmark-start text:name="OLE_LINK73"/><text:span text:style-name="T27">, </text:span><text:span text:style-name="T36">𝒱</text:span><text:bookmark-end text:name="_Hlk26264896"/><text:bookmark-end text:name="OLE_LINK73"/><text:span text:style-name="T27">,</text:span><text:span text:style-name="T37"> </text:span><text:span text:style-name="T27">𝓟, </text:span><text:bookmark-start text:name="OLE_LINK95"/><text:bookmark-start text:name="OLE_LINK96"/><text:span text:style-name="T38">𝓡 </text:span><text:span text:style-name="T35">, </text:span><text:span text:style-name="T38">𝓓</text:span><text:bookmark-end text:name="OLE_LINK95"/><text:bookmark-end text:name="OLE_LINK96"/><text:span text:style-name="T39"> </text:span><text:bookmark-start text:name="_Hlk32320673"/><text:span text:style-name="T35">,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35">,</text:span><text:bookmark-end text:name="_Hlk32416708"/><text:span text:style-name="T35"> </text:span><text:span text:style-name="T40">𝓕</text:span><text:span text:style-name="T35">, </text:span><text:span text:style-name="T41"></text:span><text:bookmark-end text:name="_Hlk26271002"/><text:bookmark-end text:name="OLE_LINK97"/><text:span text:style-name="T39">&gt;</text:span><text:bookmark-end text:name="_Hlk26278234"/><text:bookmark-end text:name="OLE_LINK83"/><text:bookmark-end text:name="OLE_LINK332"/><text:span text:style-name="T27"> denoting the following:</text:span></text:h>
      <text:h text:style-name="P22" text:outline-level="1" loext:marker-style-name="T33"><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23" loext:marker-style-name="T42"><text:bookmark text:name="_Hlk509586271_Copy_1"/><text:bookmark-start text:name="_Hlk512863644"/><text:bookmark-start text:name="OLE_LINK27"/><text:span text:style-name="T43">𝓣</text:span><text:bookmark-end text:name="_Hlk512863644"/><text:bookmark-end text:name="OLE_LINK27"/><text:span text:style-name="T44"/></text:p>
          </table:table-cell>
          <table:table-cell table:style-name="Table1.A1" office:value-type="string">
            <text:p text:style-name="P24" loext:marker-style-name="T42"><text:bookmark-start text:name="OLE_LINK26"/><text:bookmark-start text:name="_Hlk512863617"/><text:span text:style-name="T43">a</text:span><text:bookmark-start text:name="OLE_LINK45"/><text:span text:style-name="T43"> finite countable </text:span><text:bookmark-end text:name="OLE_LINK45"/><text:span text:style-name="T43">set of</text:span><text:span text:style-name="T45"> domain </text:span><text:bookmark-start text:name="_Hlk509590004"/><text:span text:style-name="T45">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23" loext:marker-style-name="T46"><text:bookmark-start text:name="OLE_LINK85"/><text:bookmark-start text:name="_Hlk26269978"/><text:span text:style-name="T47">𝒱</text:span><text:bookmark-end text:name="OLE_LINK85"/><text:bookmark-end text:name="_Hlk26269978"/><text:span text:style-name="T48"/></text:p>
          </table:table-cell>
          <table:table-cell table:style-name="Table1.A1" office:value-type="string">
            <text:p text:style-name="P24" loext:marker-style-name="T30"><text:span text:style-name="T43">a set </text:span><text:bookmark-start text:name="_Hlk26270745"/><text:bookmark-start text:name="OLE_LINK92"/><text:span text:style-name="T47">𝒱</text:span><text:bookmark-end text:name="_Hlk26270745"/><text:bookmark-end text:name="OLE_LINK92"/><text:span text:style-name="T45">⊆</text:span><text:span text:style-name="T43"> 𝓣 of</text:span><text:span text:style-name="T45"> domain value type names</text:span></text:p>
          </table:table-cell>
        </table:table-row>
        <table:table-row table:style-name="Table1.3">
          <table:table-cell table:style-name="Table1.A1" office:value-type="string">
            <text:p text:style-name="P23" loext:marker-style-name="T42"><text:span text:style-name="T43">𝓟</text:span><text:span text:style-name="T44"/></text:p>
          </table:table-cell>
          <table:table-cell table:style-name="Table1.A1" office:value-type="string">
            <text:p text:style-name="P24" loext:marker-style-name="T42"><text:span text:style-name="T43">a finite countable set of</text:span><text:span text:style-name="T45"> predicate names</text:span></text:p>
          </table:table-cell>
        </table:table-row>
        <table:table-row table:style-name="Table1.4">
          <table:table-cell table:style-name="Table1.A1" office:value-type="string">
            <text:h text:style-name="P25" text:outline-level="1" loext:marker-style-name="T33"><text:bookmark-start text:name="_Hlk32320572"/><text:span text:style-name="T49">𝓡</text:span><text:bookmark-end text:name="_Hlk32320572"/><text:span text:style-name="T50"/></text:h>
          </table:table-cell>
          <table:table-cell table:style-name="Table1.A1" office:value-type="string">
            <text:p text:style-name="P24" loext:marker-style-name="T42"><text:span text:style-name="T43">a finite countable set of</text:span><text:span text:style-name="T45"> role names</text:span></text:p>
          </table:table-cell>
        </table:table-row>
        <table:table-row table:style-name="Table1.5">
          <table:table-cell table:style-name="Table1.A1" office:value-type="string">
            <text:p text:style-name="P23" loext:marker-style-name="T51"><text:bookmark text:name="_Hlk26270714_Copy_1"/><text:bookmark-start text:name="_Hlk26271053"/><text:bookmark-start text:name="OLE_LINK100"/><text:bookmark-start text:name="OLE_LINK107"/><text:span text:style-name="T49">𝓓</text:span><text:bookmark-end text:name="_Hlk26271053"/><text:bookmark-end text:name="OLE_LINK100"/><text:bookmark-end text:name="OLE_LINK107"/><text:span text:style-name="T52"/></text:p>
          </table:table-cell>
          <table:table-cell table:style-name="Table1.A1" office:value-type="string">
            <text:p text:style-name="P24" loext:marker-style-name="T42"><text:span text:style-name="T43">a finite countable set of</text:span><text:span text:style-name="T45"> domain values</text:span></text:p>
          </table:table-cell>
        </table:table-row>
        <table:table-row table:style-name="Table1.6">
          <table:table-cell table:style-name="Table1.A1" office:value-type="string">
            <text:p text:style-name="P26" loext:marker-style-name="T42"><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 loext:marker-style-name="T51"><text:span text:style-name="T43">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53"><text:s/></text:span><text:span text:style-name="T54">: </text:span><text:span text:style-name="T47">𝒱</text:span><text:span text:style-name="T43"> </text:span><text:bookmark-start text:name="_Hlk26275063"/><text:bookmark-start text:name="OLE_LINK110"/><text:span text:style-name="T43">→</text:span><text:bookmark-end text:name="_Hlk26275063"/><text:bookmark-end text:name="OLE_LINK110"/><text:span text:style-name="T43">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43">, the</text:span><text:span text:style-name="T45"> domain value type extension</text:span></text:p>
          </table:table-cell>
        </table:table-row>
        <table:table-row table:style-name="Table1.7">
          <table:table-cell table:style-name="Table1.A1" office:value-type="string">
            <text:p text:style-name="P23" loext:marker-style-name="T55"><text:bookmark-start text:name="_Hlk32416639"/><text:span text:style-name="T56">𝓕</text:span><text:bookmark-end text:name="_Hlk32416639"/><text:span text:style-name="T57"/></text:p>
          </table:table-cell>
          <table:table-cell table:style-name="Table1.A1" office:value-type="string">
            <text:p text:style-name="P24" loext:marker-style-name="T30"><text:span text:style-name="T43">A finite countable set of </text:span><text:span text:style-name="T58">value function</text:span><text:span text:style-name="T43"> </text:span><text:span text:style-name="T58">names</text:span></text:p>
          </table:table-cell>
        </table:table-row>
        <table:table-row table:style-name="Table1.8">
          <table:table-cell table:style-name="Table1.A1" office:value-type="string">
            <text:p text:style-name="P23" loext:marker-style-name="T59"><text:span text:style-name="T60"></text:span><text:span text:style-name="T61"/></text:p>
          </table:table-cell>
          <table:table-cell table:style-name="Table1.A1" office:value-type="string">
            <text:p text:style-name="P24" loext:marker-style-name="T30"><text:span text:style-name="T43">a total function </text:span><text:span text:style-name="T60"></text:span><text:span text:style-name="T54">: </text:span><text:span text:style-name="T43">𝓟∪</text:span><text:span text:style-name="T56">𝓕</text:span><text:span text:style-name="T43"> → ℕ</text:span><text:span text:style-name="T62">+ <text:s/></text:span><text:span text:style-name="T43">specifying the</text:span><text:span text:style-name="T45"> predicate </text:span><text:span text:style-name="T49">or the</text:span><text:span text:style-name="T45"> function arity</text:span></text:p>
          </table:table-cell>
        </table:table-row>
      </table:table>
      <text:p text:style-name="P27" loext:marker-style-name="T33"/>
      <text:h text:style-name="P28" text:outline-level="1" loext:marker-style-name="T30"><text:bookmark text:name="_Hlk504579486_Copy_1"/><text:bookmark-start text:name="_Hlk504579643"/><text:span text:style-name="T27">We adopt the following syntactic conventions in the ORM conceptual model:</text:span><text:span text:style-name="T30"/></text:h>
      <text:list text:style-name="WWNum2">
        <text:list-item>
          <text:p text:style-name="P29" loext:marker-style-name="T30"><text:bookmark-start text:name="OLE_LINK20"/><text:bookmark-start text:name="OLE_LINK6"/><text:span text:style-name="T27">the letters </text:span><text:span text:style-name="T63">h,i</text:span><text:span text:style-name="T27">, </text:span><text:span text:style-name="T63">j</text:span><text:span text:style-name="T27">, </text:span><text:span text:style-name="T63">k,l,m,n </text:span><text:span text:style-name="T27">denote positive integer numbers;</text:span></text:p>
        </text:list-item>
        <text:list-item>
          <text:p text:style-name="P29" loext:marker-style-name="T30"><text:span text:style-name="T27">the letters </text:span><text:span text:style-name="T63">p</text:span><text:bookmark-start text:name="_Hlk29722226"/><text:bookmark-start text:name="OLE_LINK139"/><text:span text:style-name="T63">,q</text:span><text:bookmark-end text:name="_Hlk29722226"/><text:bookmark-end text:name="OLE_LINK139"/><text:span text:style-name="T63"> </text:span><text:span text:style-name="T27">denote </text:span><text:bookmark-start text:name="OLE_LINK153"/><text:bookmark-start text:name="OLE_LINK154"/><text:span text:style-name="T27">integer</text:span><text:bookmark-end text:name="OLE_LINK153"/><text:bookmark-end text:name="OLE_LINK154"/><text:span text:style-name="T27"> numbers;</text:span><text:bookmark-end text:name="OLE_LINK6"/><text:bookmark-end text:name="OLE_LINK20"/></text:p>
        </text:list-item>
        <text:list-item>
          <text:p text:style-name="P29" loext:marker-style-name="T30"><text:span text:style-name="T63">T</text:span><text:span text:style-name="T27"> denotes a domain object type name ∈ 𝓣;</text:span></text:p>
        </text:list-item>
        <text:list-item>
          <text:p text:style-name="P29" loext:marker-style-name="T30"><text:bookmark-start text:name="OLE_LINK116"/><text:bookmark-start text:name="_Hlk511229325"/><text:bookmark-start text:name="_Hlk26276159"/><text:span text:style-name="T63">V</text:span><text:span text:style-name="T27"> denotes a domain value type name ∈ </text:span><text:span text:style-name="T36">𝒱</text:span><text:bookmark-end text:name="OLE_LINK116"/><text:bookmark-end text:name="_Hlk26276159"/><text:span text:style-name="T27">;</text:span></text:p>
        </text:list-item>
        <text:list-item>
          <text:p text:style-name="P29" loext:marker-style-name="T30"><text:span text:style-name="T63">P</text:span><text:span text:style-name="T27"> denotes a predicate name </text:span><text:bookmark-start text:name="_Hlk511229249"/><text:span text:style-name="T27">∈ </text:span><text:bookmark-start text:name="_Hlk26373029"/><text:bookmark-start text:name="OLE_LINK204"/><text:span text:style-name="T27">𝓟</text:span><text:bookmark-end text:name="_Hlk26373029"/><text:bookmark-end text:name="OLE_LINK204"/><text:span text:style-name="T27">;</text:span><text:bookmark-end text:name="_Hlk511229249"/><text:bookmark-end text:name="_Hlk511229325"/></text:p>
        </text:list-item>
        <text:list-item>
          <text:p text:style-name="P29" loext:marker-style-name="T30"><text:bookmark-start text:name="OLE_LINK117"/><text:bookmark-start text:name="_Hlk26276190"/><text:span text:style-name="T63">r</text:span><text:span text:style-name="T27"> denotes a role name </text:span><text:bookmark-start text:name="_Hlk29893550"/><text:bookmark-start text:name="OLE_LINK259"/><text:span text:style-name="T27">∈ </text:span><text:bookmark-end text:name="OLE_LINK117"/><text:bookmark-end text:name="_Hlk26276190"/><text:bookmark-end text:name="_Hlk29893550"/><text:bookmark-end text:name="OLE_LINK259"/><text:span text:style-name="T38">𝓡</text:span><text:span text:style-name="T27">;</text:span></text:p>
        </text:list-item>
        <text:list-item>
          <text:p text:style-name="P30" loext:marker-style-name="T30"><text:span text:style-name="T27">the letters </text:span><text:span text:style-name="T63">d,</text:span><text:span text:style-name="T64">e</text:span><text:span text:style-name="T27"> </text:span><text:span text:style-name="T65">each a </text:span><text:span text:style-name="T27">denote domain value ∈ </text:span><text:span text:style-name="T38">𝓓</text:span><text:span text:style-name="T27">;</text:span></text:p>
        </text:list-item>
        <text:list-item>
          <text:p text:style-name="P31" loext:marker-style-name="T66"><text:span text:style-name="T67">f</text:span><text:span text:style-name="T68"> </text:span><text:span text:style-name="T69">denotes a value function name ∈ </text:span><text:span text:style-name="T40">𝓕</text:span><text:span text:style-name="T69">.</text:span></text:p>
        </text:list-item>
        <text:list-item>
          <text:p text:style-name="P29" loext:marker-style-name="T30"><text:span text:style-name="T70">P.</text:span><text:bookmark-start text:name="_Hlk510694648"/><text:span text:style-name="T70">i</text:span><text:bookmark-end text:name="_Hlk510694648"/><text:span text:style-name="T27"> denotes the i-th </text:span><text:span text:style-name="T28">role identifier</text:span><text:span text:style-name="T27"> </text:span><text:span text:style-name="T28">of <text:s/></text:span><text:span text:style-name="T71">P</text:span><text:span text:style-name="T27">, with 1≤</text:span><text:span text:style-name="T70">i</text:span><text:span text:style-name="T27">≤</text:span><text:span text:style-name="T28"> </text:span><text:span text:style-name="T41"></text:span><text:span text:style-name="T27">(</text:span><text:span text:style-name="T70">P</text:span><text:span text:style-name="T27">);</text:span><text:bookmark-end text:name="_Hlk504579643"/></text:p>
        </text:list-item>
        <text:list-item>
          <text:p text:style-name="P29" loext:marker-style-name="T30"><text:span text:style-name="T70">P.</text:span><text:bookmark-start text:name="_Hlk510694648_Copy_1"/><text:span text:style-name="T70">n</text:span><text:bookmark-end text:name="_Hlk510694648_Copy_1"/><text:span text:style-name="T70">ame</text:span><text:span text:style-name="T27"> denotes the i-th </text:span><text:span text:style-name="T28">role identifier</text:span><text:span text:style-name="T27"> </text:span><text:span text:style-name="T28">of <text:s/></text:span><text:span text:style-name="T71">P</text:span><text:span text:style-name="T27"> </text:span><text:span text:style-name="T72">according to the </text:span><text:span text:style-name="T27">RoleNaming</text:span></text:p>
        </text:list-item>
        <text:list-item>
          <text:p text:style-name="P29" loext:marker-style-name="T30"><text:span text:style-name="T27">similarly, </text:span><text:span text:style-name="T63">.i</text:span><text:span text:style-name="T27"> or </text:span><text:span text:style-name="T63">.name</text:span><text:span text:style-name="T27"> denotes the role identifier of the predicate P implicit in the context</text:span></text:p>
        </text:list-item>
        <text:list-item>
          <text:p text:style-name="P29" loext:marker-style-name="T30"><text:span text:style-name="T63">?v</text:span><text:span text:style-name="T27"> denotes a </text:span><text:span text:style-name="T37">variable symbol</text:span><text:span text:style-name="T27"> <text:s/>within a derivation rule, with </text:span><text:span text:style-name="T63">v</text:span><text:span text:style-name="T27"> ∈ </text:span><text:span text:style-name="T73">STRINGS.</text:span></text:p>
        </text:list-item>
      </text:list>
      <text:p text:style-name="P32"/>
      <text:p text:style-name="P33">This document describes the abstract syntax for the purpose of formalisation. A concrete syntax also exists <text:span text:style-name="T74">(not documented here)</text:span>, which follows but generalises some features described by the abstract syntax, such as supporting n-way exclusion, not just pair exclusion. The concrete syntax also provides <text:span text:style-name="T75">Value S</text:span>yntax for literal values and support for infinite value sets (e.g. Natural). We hope that the reader will see how to extend the formalisation to include these affordances, where possible. <text:span text:style-name="T76">Examples are given in the associated Glossary.</text:span></text:p>
      <text:p text:style-name="P33"/>
      <text:p text:style-name="P33">Role names in the concrete syntax may <text:span text:style-name="T77">arise</text:span> implicit<text:span text:style-name="T77">ly</text:span> in<text:span text:style-name="T78"> the use of domain object type name (if unique), domain object type name combined with hyphen-bound text, or explicit RoleNaming.</text:span></text:p>
      <text:p text:style-name="Standard"/>
      <text:p text:style-name="P34" loext:marker-style-name="T31"/>
      <text:p text:style-name="P35" loext:marker-style-name="T25"><text:bookmark-start text:name="OLE_LINK278"/><text:bookmark-start text:name="OLE_LINK277"/></text:p>
      <text:p text:style-name="P35" loext:marker-style-name="T25"/>
      <text:h text:style-name="P17" text:outline-level="1" loext:marker-style-name="T25"><text:bookmark-start text:name="OLE_LINK333"/><text:bookmark-start text:name="_Hlk33892817"/><text:span text:style-name="T26">First-Order Logic Signature</text:span><text:bookmark-end text:name="OLE_LINK333"/><text:bookmark-end text:name="_Hlk33892817"/><text:span text:style-name="T25"/></text:h>
      <text:h text:style-name="P20" text:outline-level="1" loext:marker-style-name="T25"/>
      <text:p text:style-name="P36" loext:marker-style-name="T30"><text:bookmark-start text:name="_Hlk504579760"/><text:span text:style-name="T27">The </text:span><text:span text:style-name="T28">First-Order Logic (FOL) signature</text:span><text:span text:style-name="T27"> </text:span><text:bookmark-end text:name="_Hlk504579760"/><text:span text:style-name="T27">of an ORM conceptual model reuses the same symbols from 𝓣, </text:span><text:span text:style-name="T36">𝒱</text:span><text:span text:style-name="T27">, 𝓟</text:span><text:bookmark-start text:name="_Hlk26279971"/><text:bookmark-start text:name="OLE_LINK88"/><text:span text:style-name="T27">,</text:span><text:span text:style-name="T79"> </text:span><text:bookmark-end text:name="_Hlk26279971"/><text:bookmark-end text:name="OLE_LINK88"/><text:span text:style-name="T38">𝓓</text:span><text:span text:style-name="T35">, </text:span><text:span text:style-name="T40">𝓕</text:span><text:span text:style-name="T39"> <text:s/></text:span><text:span text:style-name="T27">of the ORM conceptual model signature, and it is composed by the elem</text:span><text:bookmark-end text:name="OLE_LINK277"/><text:bookmark-end text:name="OLE_LINK278"/><text:span text:style-name="T27">ents &lt; 𝓣</text:span><text:bookmark-start text:name="_Hlk26264969"/><text:bookmark-start text:name="OLE_LINK77"/><text:span text:style-name="T27">, </text:span><text:bookmark-end text:name="_Hlk26264969"/><text:bookmark-end text:name="OLE_LINK77"/><text:span text:style-name="T36">𝒱</text:span><text:span text:style-name="T27">, 𝓟</text:span><text:bookmark-start text:name="_Hlk511229127"/><text:span text:style-name="T27">,</text:span><text:span text:style-name="T79"> </text:span><text:bookmark-end text:name="_Hlk511229127"/><text:bookmark-start text:name="_Hlk504607272"/><text:span text:style-name="T23">𝓛</text:span><text:bookmark-end text:name="_Hlk504607272"/><text:span text:style-name="T27">,</text:span><text:span text:style-name="T79"> </text:span><text:span text:style-name="T38">𝓓</text:span><text:span text:style-name="T27">,</text:span><text:span text:style-name="T79">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27">,</text:span><text:span text:style-name="T79"> </text:span><text:span text:style-name="T40">𝓕</text:span><text:span text:style-name="T39"> &gt;</text:span><text:span text:style-name="T27"> denoting the following:</text:span></text:p>
      <text:h text:style-name="P22" text:outline-level="1" loext:marker-style-name="T33"/>
      <table:table table:name="Table2" table:style-name="Table2">
        <table:table-column table:style-name="Table2.A"/>
        <table:table-column table:style-name="Table2.B"/>
        <table:table-row table:style-name="Table2.1">
          <table:table-cell table:style-name="Table2.A1" office:value-type="string">
            <text:p text:style-name="P23" loext:marker-style-name="T42"><text:bookmark-start text:name="OLE_LINK127"/><text:bookmark-start text:name="_Hlk26276674"/><text:span text:style-name="T43">𝓣</text:span><text:bookmark-end text:name="OLE_LINK127"/><text:bookmark-end text:name="_Hlk26276674"/><text:span text:style-name="T44"/></text:p>
          </table:table-cell>
          <table:table-cell table:style-name="Table2.A1" office:value-type="string">
            <text:p text:style-name="P24" loext:marker-style-name="T42"><text:span text:style-name="T43">a finite countable set of</text:span><text:span text:style-name="T45"> unary predicate symbols</text:span></text:p>
          </table:table-cell>
        </table:table-row>
        <table:table-row table:style-name="Table2.1">
          <table:table-cell table:style-name="Table2.A1" office:value-type="string">
            <text:p text:style-name="P23" loext:marker-style-name="T42"><text:bookmark-start text:name="OLE_LINK76"/><text:bookmark-start text:name="OLE_LINK75"/><text:span text:style-name="T47">𝒱</text:span><text:bookmark-end text:name="OLE_LINK76"/><text:bookmark-end text:name="OLE_LINK75"/><text:span text:style-name="T80"/></text:p>
          </table:table-cell>
          <table:table-cell table:style-name="Table2.A1" office:value-type="string">
            <text:p text:style-name="P24" loext:marker-style-name="T42"><text:span text:style-name="T43">a set </text:span><text:bookmark-start text:name="OLE_LINK108"/><text:bookmark-start text:name="OLE_LINK109"/><text:span text:style-name="T47">𝒱</text:span><text:bookmark-end text:name="OLE_LINK108"/><text:bookmark-end text:name="OLE_LINK109"/><text:span text:style-name="T45">⊆</text:span><text:span text:style-name="T43"> 𝓣</text:span></text:p>
          </table:table-cell>
        </table:table-row>
        <table:table-row table:style-name="Table2.1">
          <table:table-cell table:style-name="Table2.A1" office:value-type="string">
            <text:p text:style-name="P23" loext:marker-style-name="T42"><text:bookmark-start text:name="_Hlk511227795"/><text:span text:style-name="T43">𝓟</text:span><text:bookmark-end text:name="_Hlk511227795"/><text:span text:style-name="T44"/></text:p>
          </table:table-cell>
          <table:table-cell table:style-name="Table2.A1" office:value-type="string">
            <text:p text:style-name="P24" loext:marker-style-name="T42"><text:span text:style-name="T43">a finite countable set of</text:span><text:span text:style-name="T45"> predicate symbols</text:span><text:span text:style-name="T43">, each </text:span><text:bookmark-start text:name="_Hlk511227682"/><text:bookmark-start text:name="_Hlk27212418"/><text:span text:style-name="T81">P</text:span><text:span text:style-name="T82"> </text:span><text:span text:style-name="T43">∈ 𝓟</text:span><text:bookmark-end text:name="_Hlk27212418"/><text:span text:style-name="T43"> </text:span><text:bookmark-end text:name="_Hlk511227682"/><text:bookmark-start text:name="_Hlk511227690"/><text:span text:style-name="T43">with arity </text:span><text:bookmark-start text:name="OLE_LINK67"/><text:bookmark-start text:name="_Hlk511220846"/><text:bookmark-start text:name="_Hlk511220803"/><text:span text:style-name="T60"></text:span><text:bookmark-end text:name="_Hlk511220803"/><text:span text:style-name="T43">(</text:span><text:span text:style-name="T81">P</text:span><text:span text:style-name="T43">)</text:span><text:bookmark-end text:name="_Hlk511227690"/><text:bookmark-end text:name="OLE_LINK67"/><text:bookmark-end text:name="_Hlk511220846"/></text:p>
          </table:table-cell>
        </table:table-row>
        <table:table-row table:style-name="Table2.1">
          <table:table-cell table:style-name="Table2.A1" office:value-type="string">
            <text:p text:style-name="P23" loext:marker-style-name="T83"><text:bookmark-start text:name="OLE_LINK87"/><text:bookmark-start text:name="_Hlk511293219"/><text:span text:style-name="T84">𝓛</text:span><text:bookmark-end text:name="OLE_LINK87"/><text:bookmark-end text:name="_Hlk511293219"/><text:span text:style-name="T85"/></text:p>
          </table:table-cell>
          <table:table-cell table:style-name="Table2.A1" office:value-type="string">
            <text:p text:style-name="P24" loext:marker-style-name="T66"><text:span text:style-name="T86">a family of </text:span><text:bookmark-start text:name="_Hlk511229241"/><text:span text:style-name="T86">injective and well-founded </text:span><text:span text:style-name="T87">objectification</text:span><text:span text:style-name="T86"> </text:span><text:span text:style-name="T88">functions</text:span><text:bookmark-end text:name="_Hlk511229241"/><text:span text:style-name="T86">, one for each </text:span><text:span text:style-name="T89">P</text:span><text:span text:style-name="T90"> </text:span><text:span text:style-name="T86">∈ 𝓟 </text:span><text:bookmark-start text:name="OLE_LINK84"/><text:bookmark-start text:name="OLE_LINK86"/><text:span text:style-name="T86">and with arity </text:span><text:span text:style-name="T91"></text:span><text:span text:style-name="T86">(</text:span><text:span text:style-name="T89">P</text:span><text:span text:style-name="T86">)</text:span><text:bookmark-end text:name="OLE_LINK84"/><text:bookmark-end text:name="OLE_LINK86"/></text:p>
          </table:table-cell>
        </table:table-row>
        <table:table-row table:style-name="Table2.1">
          <table:table-cell table:style-name="Table2.A1" office:value-type="string">
            <text:p text:style-name="P23" loext:marker-style-name="T51"><text:bookmark-start text:name="OLE_LINK113"/><text:bookmark-start text:name="OLE_LINK112"/><text:span text:style-name="T49">𝓓</text:span><text:bookmark-end text:name="OLE_LINK113"/><text:bookmark-end text:name="OLE_LINK112"/><text:span text:style-name="T52"/></text:p>
          </table:table-cell>
          <table:table-cell table:style-name="Table2.A1" office:value-type="string">
            <text:p text:style-name="P24" loext:marker-style-name="T42"><text:span text:style-name="T43">a finite countable set of</text:span><text:span text:style-name="T45"> constant symbols</text:span></text:p>
          </table:table-cell>
        </table:table-row>
        <table:table-row table:style-name="Table2.1">
          <table:table-cell table:style-name="Table2.A1" office:value-type="string">
            <text:p text:style-name="P37" loext:marker-style-name="T92"><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24" loext:marker-style-name="T93"><text:span text:style-name="T86">A family of </text:span><text:span text:style-name="T87">domain value to data value injective</text:span><text:span text:style-name="T86"> </text:span><text:span text:style-name="T88">functions </text:span><text:bookmark-start text:name="_Hlk27213157"/><text:span text:style-name="T88"><text:s/></text:span><draw:frame draw:style-name="fr1" draw:name="Object7" text:anchor-type="as-char" svg:width="0.407cm" svg:height="0.534cm" draw:z-index="6"><draw:object xlink:href="./Object 7" xlink:type="simple" xlink:show="embed" xlink:actuate="onLoad"/><draw:image xlink:href="./ObjectReplacements/Object 7" xlink:type="simple" xlink:show="embed" xlink:actuate="onLoad"/></draw:frame><text:span text:style-name="T94">for each</text:span><text:bookmark-start text:name="_Hlk27212796"/><text:span text:style-name="T88"> </text:span><text:bookmark-end text:name="_Hlk27212796"/><text:bookmark-start text:name="_Hlk27212803"/><text:span text:style-name="T81">V</text:span><text:span text:style-name="T82"> </text:span><text:bookmark-end text:name="_Hlk27212803"/><text:span text:style-name="T43">∈ </text:span><text:span text:style-name="T47">𝒱</text:span><text:bookmark-end text:name="_Hlk27213157"/><text:span text:style-name="T94">,</text:span></text:p>
            <text:p text:style-name="P24" loext:marker-style-name="T66"><text:span text:style-name="T94">such that </text:span><text:span text:style-name="T95">for each</text:span><text:span text:style-name="T86"> </text:span><text:span text:style-name="T96">d</text:span><text:span text:style-name="T97"> </text:span><text:span text:style-name="T86">∈ (</text:span><text:span text:style-name="T98">𝒱)</text:span><text:span text:style-name="T94"> and</text:span><text:span text:style-name="T95"> </text:span><text:span text:style-name="T96">T</text:span><text:span text:style-name="T97"> </text:span><text:span text:style-name="T86">∈</text:span><text:span text:style-name="T97"> </text:span><text:span text:style-name="T86">𝓣</text:span><text:span text:style-name="T97">, </text:span><text:span text:style-name="T94">it holds that</text:span><text:span text:style-name="T86"> </text:span><text:bookmark-start text:name="_Hlk27208850"/><text:span text:style-name="T96">V</text:span><text:span text:style-name="T97">(</text:span><text:span text:style-name="T96">d</text:span><text:span text:style-name="T97"> )</text:span><text:bookmark-end text:name="_Hlk27208850"/><text:span text:style-name="T97"> and</text:span><text:span text:style-name="T94">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23" loext:marker-style-name="T16"><text:bookmark-start text:name="_Hlk26781902"/><text:span text:style-name="T56">𝓕</text:span><text:bookmark-end text:name="_Hlk26781902"/><text:span text:style-name="T99"/></text:p>
          </table:table-cell>
          <table:table-cell table:style-name="Table2.A1" office:value-type="string">
            <text:p text:style-name="P24" loext:marker-style-name="T100"><text:span text:style-name="T43">A family of </text:span><text:span text:style-name="T45">functions over data values</text:span><text:span text:style-name="T49">,</text:span><text:span text:style-name="T45"> </text:span><text:span text:style-name="T49">namely</text:span><text:span text:style-name="T45"> </text:span><text:span text:style-name="T101">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28" text:outline-level="1" loext:marker-style-name="T30"><text:span text:style-name="T27">We adopt the following syntactic conventions in the FOL formulas:</text:span><text:span text:style-name="T30"/></text:h>
      <text:list text:continue-numbering="true" text:style-name="WWNum2">
        <text:list-item>
          <text:p text:style-name="P31" loext:marker-style-name="T66"><text:span text:style-name="T27">the precedence of Boolean </text:span><text:bookmark-start text:name="_Hlk511229300"/><text:span text:style-name="T27">operators </text:span><text:bookmark-end text:name="_Hlk511229300"/><text:span text:style-name="T27">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27">;</text:span></text:p>
        </text:list-item>
        <text:list-item>
          <text:p text:style-name="P31" loext:marker-style-name="T66"><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69"><text:s/></text:span><text:bookmark-start text:name="_Hlk26781879"/><text:span text:style-name="T69">denotes a function ∈ </text:span><text:span text:style-name="T102">𝓛</text:span><text:span text:style-name="T69"> associated to the predicate </text:span><text:span text:style-name="T103">P</text:span><text:span text:style-name="T69"> ∈ 𝓟 and with arity </text:span><text:span text:style-name="T104"></text:span><text:span text:style-name="T69">(</text:span><text:span text:style-name="T67">P</text:span><text:span text:style-name="T69">)</text:span><text:bookmark-end text:name="_Hlk26781879"/><text:span text:style-name="T69">;</text:span></text:p>
        </text:list-item>
        <text:list-item>
          <text:p text:style-name="P31" loext:marker-style-name="T66"><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68"><text:s/></text:span><text:span text:style-name="T69">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69"><text:s/>associated to the domain value type </text:span><text:span text:style-name="T70">V</text:span><text:span text:style-name="T69">.</text:span></text:p>
        </text:list-item>
      </text:list>
      <text:p text:style-name="P14" loext:marker-style-name="T16"/>
      <text:p text:style-name="P13" loext:marker-style-name="T16"><text:span text:style-name="T15">The following extensions to FOL are used the specify <text:s/>the semantics of ORM Conceptual Models.</text:span><text:span text:style-name="T16"/></text:p>
      <text:list text:style-name="WWNum7">
        <text:list-item>
          <text:p text:style-name="P38" loext:marker-style-name="T16"><text:span text:style-name="T15">The translation of derivation rules is given in first-order logic </text:span><text:span text:style-name="T105">extended</text:span><text:span text:style-name="T15"> with </text:span><text:span text:style-name="T21">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21">PATH</text:span><text:span text:style-name="T15"> <text:s/>expression, a </text:span><text:span text:style-name="T21">PATH</text:span><text:span text:style-name="T15"> <text:s/>expression corresponds to an open first order formula with one free variable. Such an open formula is built inductively from the parse tree of the </text:span><text:span text:style-name="T21">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21">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21">t</text:span><text:span text:style-name="T15"> <text:s/>is a term, an application of the lambda calculus </text:span><text:span text:style-name="T21">β-reduction rule</text:span><text:span text:style-name="T15"> <text:s/>((</text:span><text:bookmark-start text:name="_Hlk32415210"/><text:span text:style-name="T15">λ</text:span><text:bookmark-end text:name="_Hlk32415210"/><text:span text:style-name="T21">x</text:span><text:span text:style-name="T15">.</text:span><text:bookmark-start text:name="_Hlk32415075"/><text:span text:style-name="T15"> 𝜑</text:span><text:bookmark-end text:name="_Hlk32415075"/><text:span text:style-name="T15">)(</text:span><text:span text:style-name="T21">t </text:span><text:span text:style-name="T15">)) ⤏ (𝜑</text:span><text:span text:style-name="T106">[x/t]</text:span><text:span text:style-name="T15">) <text:s/>replaces the occurrences of the bound variable </text:span><text:span text:style-name="T21">x</text:span><text:span text:style-name="T15"> <text:s/>within the body 𝜑 of the lambda expression with the term </text:span><text:span text:style-name="T21">t</text:span><text:span text:style-name="T15">.</text:span></text:p>
        </text:list-item>
        <text:list-item>
          <text:p text:style-name="P38" loext:marker-style-name="T16"><text:bookmark-start text:name="_Hlk32505761"/><text:bookmark-start text:name="OLE_LINK267"/><text:bookmark-start text:name="OLE_LINK268"/><text:span text:style-name="T15">The translation of ring constraints is given in first-order logic </text:span><text:span text:style-name="T105">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21">transitive closure</text:span><text:span text:style-name="T15"> <text:s/>operator </text:span><draw:frame draw:style-name="fr1" draw:name="Object14" text:anchor-type="as-char" svg:width="0.681cm" svg:height="0.534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1" draw:name="Object15" text:anchor-type="as-char" svg:width="9.052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38" loext:marker-style-name="T16"><text:span text:style-name="T15">The translation of identification constraints is given in first-order logic </text:span><text:span text:style-name="T105">extended</text:span><text:span text:style-name="T15"> with </text:span><text:span text:style-name="T21">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107">well-founded</text:span><text:span text:style-name="T108">(</text:span><text:span text:style-name="T109">R</text:span><text:span text:style-name="T108">)</text:span><text:bookmark-end text:name="_Hlk35359800"/><text:bookmark-end text:name="OLE_LINK279"/><text:span text:style-name="T15">, </text:span><text:bookmark-end text:name="OLE_LINK74"/><text:bookmark-end text:name="OLE_LINK79"/><text:span text:style-name="T15">if its interpretation contains no countable infinite descending chains: that is, in the interpretation of </text:span><text:span text:style-name="T19">R</text:span><text:span text:style-name="T15"> there is no infinite sequence </text:span><text:span text:style-name="T21">a</text:span><text:span text:style-name="T110">0</text:span><text:span text:style-name="T21">, a</text:span><text:span text:style-name="T110">1</text:span><text:span text:style-name="T21">, a</text:span><text:span text:style-name="T110">2</text:span><text:span text:style-name="T21">,</text:span><text:span text:style-name="T15"> ... of non necessarily distinct elements such that <text:s/></text:span><text:span text:style-name="T19">P</text:span><text:span text:style-name="T15"> </text:span><text:span text:style-name="T21">a</text:span><text:span text:style-name="T110">n</text:span><text:span text:style-name="T21"> a</text:span><text:span text:style-name="T110">n+1</text:span><text:span text:style-name="T21"> </text:span><text:span text:style-name="T15"><text:s/>for every natural number </text:span><text:span text:style-name="T21">n</text:span><text:span text:style-name="T15">.</text:span></text:p>
        </text:list-item>
      </text:list>
      <text:p text:style-name="P35" loext:marker-style-name="T25"/>
      <text:p text:style-name="P39" loext:marker-style-name="T111"/>
      <text:p text:style-name="P35" loext:marker-style-name="T25"/>
      <text:h text:style-name="P19" text:outline-level="1" loext:marker-style-name="T25"><text:span text:style-name="T26">First-Order Logic ORM Conceptual Model</text:span><text:span text:style-name="T25"/></text:h>
      <text:h text:style-name="P20" text:outline-level="1" loext:marker-style-name="T25"/>
      <text:p text:style-name="Standard" loext:marker-style-name="T30"><text:span text:style-name="T27">The </text:span><text:span text:style-name="T28">First-Order Logic (FOL) Conceptual Model</text:span><text:span text:style-name="T27"> of an ORM conceptual model is a FOL theory composed by the theory </text:span><text:bookmark-start text:name="_Hlk35357208"/><text:bookmark-start text:name="OLE_LINK264"/><text:span text:style-name="T27">𝚽</text:span><text:bookmark-end text:name="_Hlk35357208"/><text:bookmark-end text:name="OLE_LINK264"/><text:span text:style-name="T27"> obtained by applying the transformations specified in the Sections below, with an additional </text:span><text:span text:style-name="T37">closure</text:span><text:span text:style-name="T27"> theory </text:span><text:bookmark-start text:name="_Hlk35357027"/><text:bookmark-start text:name="OLE_LINK5"/><text:span text:style-name="T27">𝚯</text:span><text:bookmark-end text:name="_Hlk35357027"/><text:bookmark-end text:name="OLE_LINK5"/><text:span text:style-name="T27">.</text:span></text:p>
      <text:p text:style-name="Standard" loext:marker-style-name="T30"><text:span text:style-name="T27">The closure theory 𝚯 is needed in order to give the right semantics to the identification and objectification constraints, and it includes: </text:span><text:span text:style-name="T30"/></text:p>
      <text:list text:style-name="WWNum8">
        <text:list-item>
          <text:p text:style-name="P40" loext:marker-style-name="T30"><text:span text:style-name="T37">top-level disjointness</text:span><text:span text:style-name="T27">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27"><text:s/>for any pair of object types such there is no object type </text:span><text:span text:style-name="T37">T</text:span><text:span text:style-name="T27"> <text:s/>such that</text:span><text:span text:style-name="T1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27">;</text:span></text:p>
        </text:list-item>
        <text:list-item>
          <text:p text:style-name="P40" loext:marker-style-name="T30"><text:span text:style-name="T27">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27"><text:s/>introduced by identification and objectification constraints in the conceptual model: </text:span><text:span text:style-name="T107">well-founded</text:span><text:span text:style-name="T108">(</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108">).</text:span></text:p>
        </text:list-item>
      </text:list>
      <text:p text:style-name="P41" loext:marker-style-name="T30"/>
      <text:p text:style-name="P35" loext:marker-style-name="T25"/>
      <text:p text:style-name="P35" loext:marker-style-name="T25"/>
      <text:h text:style-name="P17" text:outline-level="1" loext:marker-style-name="T25"><text:span text:style-name="T26">Declarations</text:span><text:span text:style-name="T25"/></text:h>
      <text:h text:style-name="P42" text:outline-level="1" loext:marker-style-name="T25"/>
      <table:table table:name="Table3" table:style-name="Table3">
        <table:table-column table:style-name="Table3.A"/>
        <table:table-column table:style-name="Table3.B"/>
        <table:table-row table:style-name="Table3.1">
          <table:table-cell table:style-name="Table3.A1" office:value-type="string">
            <text:h text:style-name="P43" text:outline-level="1" loext:marker-style-name="T113"><text:span text:style-name="T114">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114">))</text:span></text:h>
          </table:table-cell>
          <table:table-cell table:style-name="Table3.A1" office:value-type="string">
            <text:h text:style-name="P43" text:outline-level="1" loext:marker-style-name="T113"><text:span text:style-name="T115">P</text:span><text:span text:style-name="T116"> does not appear as an Alternat</text:span><text:span text:style-name="T117">iv</text:span><text:span text:style-name="T116">ePredicate</text:span></text:h>
          </table:table-cell>
        </table:table-row>
        <table:table-row table:style-name="Table3.1">
          <table:table-cell table:style-name="Table3.A1" table:number-columns-spanned="2" office:value-type="string">
            <text:h text:style-name="P44" text:outline-level="1" loext:marker-style-name="T66"><draw:frame draw:style-name="fr2" draw:name="Object22" text:anchor-type="as-char" svg:y="-0.316cm" svg:width="7.0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45" text:outline-level="1" loext:marker-style-name="T66"/>
      <text:h text:style-name="P46" text:outline-level="1" loext:marker-style-name="T118"/>
      <table:table table:name="Table4" table:style-name="Table4">
        <table:table-column table:style-name="Table4.A"/>
        <table:table-column table:style-name="Table4.B"/>
        <table:table-row table:style-name="Table4.1">
          <table:table-cell table:style-name="Table4.A1" office:value-type="string">
            <text:h text:style-name="P47" text:outline-level="1" loext:marker-style-name="T118"><text:span text:style-name="T115">Alternat</text:span><text:span text:style-name="T119">iv</text:span><text:span text:style-name="T115">ePredicate(</text:span><text:bookmark-start text:name="OLE_LINK23"/><text:bookmark-start text:name="OLE_LINK24"/><text:span text:style-name="T115">P</text:span><text:bookmark-end text:name="OLE_LINK23"/><text:bookmark-end text:name="OLE_LINK24"/><text:span text:style-name="T115">, </text:span><text:bookmark-start text:name="_Hlk512852755"/><text:bookmark-start text:name="OLE_LINK14"/><text:span text:style-name="T115">P</text:span><text:span text:style-name="T120">a</text:span><text:bookmark-end text:name="_Hlk512852755"/><text:bookmark-end text:name="OLE_LINK14"/><text:span text:style-name="T115"> (</text:span><text:bookmark text:name="_Hlk512852608"/><text:bookmark text:name="OLE_LINK13"/><text:bookmark text:name="_Hlk512853396"/><text:bookmark text:name="OLE_LINK15"/><text:bookmark text:name="OLE_LINK16"/><text:bookmark text:name="_Hlk512852667"/><text:span text:style-name="T1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115">))</text:span></text:h>
          </table:table-cell>
          <table:table-cell table:style-name="Table4.A1" office:value-type="string">
            <text:h text:style-name="P48" text:outline-level="1" loext:marker-style-name="T121"><text:bookmark-start text:name="_Hlk512853260"/><text:span text:style-name="T115">P</text:span><text:bookmark-end text:name="_Hlk512853260"/><text:span text:style-name="T122">≠</text:span><text:bookmark-start text:name="_Hlk512852726"/><text:span text:style-name="T115">P</text:span><text:span text:style-name="T120">a</text:span><text:bookmark-end text:name="_Hlk512852726"/></text:h>
            <text:h text:style-name="P43" text:outline-level="1" loext:marker-style-name="T123"><text:bookmark-start text:name="_Hlk512853246"/><text:span text:style-name="T124">α(</text:span><text:span text:style-name="T115">P</text:span><text:span text:style-name="T124">) </text:span><text:bookmark-end text:name="_Hlk512853246"/><text:span text:style-name="T124">= </text:span><text:bookmark-start text:name="_Hlk26108966"/><text:bookmark-start text:name="OLE_LINK9"/><text:span text:style-name="T124">α(</text:span><text:span text:style-name="T115">P</text:span><text:span text:style-name="T120">a</text:span><text:span text:style-name="T124">)</text:span><text:bookmark-end text:name="_Hlk26108966"/><text:bookmark-end text:name="OLE_LINK9"/></text:h>
            <text:h text:style-name="P43" text:outline-level="1" loext:marker-style-name="T118"><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43" text:outline-level="1" loext:marker-style-name="T69"><text:span text:style-name="T125">(MACRO)<text:line-break/></text:span><text:span text:style-name="T126">Replace </text:span><text:bookmark-start text:name="OLE_LINK21"/><text:bookmark-start text:name="OLE_LINK22"/><text:bookmark-start text:name="_Hlk512853523"/><text:span text:style-name="T126">all </text:span><text:bookmark-start text:name="_Hlk512853505"/><text:span text:style-name="T126">occurrences </text:span><text:bookmark-end text:name="_Hlk512853505"/><text:span text:style-name="T126">of <text:s/></text:span><text:span text:style-name="T127">P</text:span><text:span text:style-name="T128">a</text:span><text:bookmark-end text:name="_Hlk512853523"/><text:span text:style-name="T129">.</text:span><text:span text:style-name="T130">j</text:span><text:span text:style-name="T131"> </text:span><text:span text:style-name="T126"><text:s/></text:span><text:bookmark-start text:name="OLE_LINK68"/><text:bookmark-start text:name="OLE_LINK69"/><text:span text:style-name="T126">in the ORM conceptual model </text:span><text:bookmark-end text:name="OLE_LINK68"/><text:bookmark-end text:name="OLE_LINK69"/><text:span text:style-name="T126">with <text:s/></text:span><text:bookmark-start text:name="_Hlk512853540"/><text:bookmark-start text:name="OLE_LINK17"/><text:span text:style-name="T127">P</text:span><text:bookmark-end text:name="_Hlk512853540"/><text:bookmark-end text:name="OLE_LINK17"/><text:span text:style-name="T127">.</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6"> , and then all occurrences of <text:s/></text:span><text:span text:style-name="T127">P</text:span><text:span text:style-name="T128">a</text:span><text:span text:style-name="T126"> with <text:s/></text:span><text:span text:style-name="T127">P</text:span></text:h>
          </table:table-cell>
          <table:covered-table-cell/>
        </table:table-row>
      </table:table>
      <text:h text:style-name="P49" text:outline-level="1" loext:marker-style-name="T69"/>
      <text:h text:style-name="P42" text:outline-level="1" loext:marker-style-name="T25"/>
      <table:table table:name="Table5" table:style-name="Table5">
        <table:table-column table:style-name="Table5.A"/>
        <table:table-column table:style-name="Table5.B"/>
        <table:table-row table:style-name="Table5.1">
          <table:table-cell table:style-name="Table5.A1" office:value-type="string">
            <text:h text:style-name="P43" text:outline-level="1" loext:marker-style-name="T113"><text:span text:style-name="T114">RoleNaming(</text:span><text:bookmark-start text:name="_Hlk512852296"/><text:bookmark-start text:name="OLE_LINK12"/><text:span text:style-name="T114">P.i</text:span><text:bookmark-end text:name="_Hlk512852296"/><text:bookmark-end text:name="OLE_LINK12"/><text:span text:style-name="T114">, r)</text:span><text:span text:style-name="T132"/></text:h>
          </table:table-cell>
          <table:table-cell table:style-name="Table5.A1" office:value-type="string">
            <text:h text:style-name="P50" text:outline-level="1" loext:marker-style-name="T113"/>
          </table:table-cell>
        </table:table-row>
        <table:table-row table:style-name="Table5.1">
          <table:table-cell table:style-name="Table5.A1" table:number-columns-spanned="2" office:value-type="string">
            <text:h text:style-name="P43" text:outline-level="1" loext:marker-style-name="T133"><text:bookmark-start text:name="OLE_LINK62"/><text:bookmark-start text:name="_Hlk26203096"/><text:span text:style-name="T125">(MACRO)</text:span><text:bookmark-end text:name="OLE_LINK62"/><text:bookmark-end text:name="_Hlk26203096"/><text:span text:style-name="T125"><text:line-break/></text:span><text:span text:style-name="T126">Replace all occurrences of the role identifier <text:s/></text:span><text:span text:style-name="T134">P.r</text:span><text:span text:style-name="T126"> <text:s/>in the ORM conceptual model with the role identifier </text:span><text:span text:style-name="T134">P.i</text:span></text:h>
          </table:table-cell>
          <table:covered-table-cell/>
        </table:table-row>
      </table:table>
      <text:h text:style-name="P51" text:outline-level="1" loext:marker-style-name="T25"/>
      <text:h text:style-name="P51" text:outline-level="1" loext:marker-style-name="T25"/>
      <text:h text:style-name="P51" text:outline-level="1" loext:marker-style-name="T25"/>
      <text:h text:style-name="P19" text:outline-level="1" loext:marker-style-name="T25"><text:span text:style-name="T26">Constraints</text:span><text:span text:style-name="T25"/></text:h>
      <text:h text:style-name="P52" text:outline-level="1" loext:marker-style-name="T135"/>
      <table:table table:name="Table6" table:style-name="Table6">
        <table:table-column table:style-name="Table6.A"/>
        <table:table-column table:style-name="Table6.B"/>
        <table:table-row table:style-name="Table6.1">
          <table:table-cell table:style-name="Table6.A1" office:value-type="string">
            <text:h text:style-name="P43" text:outline-level="1" loext:marker-style-name="T66"><text:span text:style-name="T115">Mandatory(T, P</text:span><text:span text:style-name="T120">1</text:span><text:span text:style-name="T115">.</text:span><text:bookmark-start text:name="_Hlk26108908"/><text:bookmark-start text:name="OLE_LINK8"/><text:span text:style-name="T115">i</text:span><text:span text:style-name="T120">1</text:span><text:bookmark-end text:name="_Hlk26108908"/><text:bookmark-end text:name="OLE_LINK8"/><text:span text:style-name="T115">, … P</text:span><text:span text:style-name="T120">m</text:span><text:span text:style-name="T115">.i</text:span><text:span text:style-name="T120">m</text:span><text:span text:style-name="T115">)</text:span></text:h>
          </table:table-cell>
          <table:table-cell table:style-name="Table6.A1" office:value-type="string">
            <text:h text:style-name="P43" text:outline-level="1" loext:marker-style-name="T66"><text:span text:style-name="T116">for</text:span><text:span text:style-name="T115"> </text:span><text:bookmark-start text:name="_Hlk26109260"/><text:bookmark-start text:name="OLE_LINK19"/><text:span text:style-name="T115">j≠k</text:span><text:bookmark-end text:name="_Hlk26109260"/><text:bookmark-end text:name="OLE_LINK19"/><text:span text:style-name="T115"> </text:span><text:bookmark-start text:name="_Hlk512862472"/><text:bookmark-start text:name="OLE_LINK25"/><text:bookmark-start text:name="OLE_LINK7"/><text:span text:style-name="T116">and</text:span><text:span text:style-name="T115"> </text:span><text:bookmark-end text:name="_Hlk512862472"/><text:bookmark-end text:name="OLE_LINK25"/><text:bookmark-end text:name="OLE_LINK7"/><text:span text:style-name="T115">j,k≤m: P</text:span><text:span text:style-name="T120">j</text:span><text:span text:style-name="T136"> ≠</text:span><text:bookmark-start text:name="_Hlk510628974"/><text:span text:style-name="T115">P</text:span><text:span text:style-name="T120">k</text:span><text:bookmark-end text:name="_Hlk510628974"/></text:h>
          </table:table-cell>
        </table:table-row>
        <table:table-row table:style-name="Table6.1">
          <table:table-cell table:style-name="Table6.A1" table:number-columns-spanned="2" office:value-type="string">
            <text:h text:style-name="P44" text:outline-level="1" loext:marker-style-name="T66"><draw:frame draw:style-name="fr2" draw:name="Object29" text:anchor-type="as-char" svg:y="-0.342cm" svg:width="12.996cm" svg:height="0.533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53" text:outline-level="1" loext:marker-style-name="T25"/>
      <text:h text:style-name="P53" text:outline-level="1" loext:marker-style-name="T25"/>
      <table:table table:name="Table7" table:style-name="Table7">
        <table:table-column table:style-name="Table7.A"/>
        <table:table-column table:style-name="Table7.B"/>
        <table:table-row table:style-name="Table7.1">
          <table:table-cell table:style-name="Table7.A1" office:value-type="string">
            <text:h text:style-name="P43" text:outline-level="1" loext:marker-style-name="T66"><text:span text:style-name="T115">Unique</text:span><text:bookmark-start text:name="_Hlk511204847"/><text:span text:style-name="T115">(P.</text:span><text:bookmark-start text:name="_Hlk26109828"/><text:bookmark-start text:name="OLE_LINK41"/><text:span text:style-name="T115">i</text:span><text:span text:style-name="T120">1</text:span><text:bookmark-end text:name="_Hlk26109828"/><text:bookmark-end text:name="OLE_LINK41"/><text:span text:style-name="T115">, … P.i</text:span><text:span text:style-name="T120">m</text:span><text:span text:style-name="T115">)</text:span><text:bookmark-end text:name="_Hlk511204847"/></text:h>
          </table:table-cell>
          <table:table-cell table:style-name="Table7.A1" office:value-type="string">
            <text:h text:style-name="P43" text:outline-level="1" loext:marker-style-name="T66"><text:span text:style-name="T116">for</text:span><text:span text:style-name="T115"> j≠k </text:span><text:span text:style-name="T116">and</text:span><text:span text:style-name="T115"> j,k≤m: i</text:span><text:span text:style-name="T120">j</text:span><text:span text:style-name="T136"> ≠</text:span><text:span text:style-name="T115">i</text:span><text:span text:style-name="T120">k</text:span></text:h>
          </table:table-cell>
        </table:table-row>
        <table:table-row table:style-name="Table7.1">
          <table:table-cell table:style-name="Table7.A1" table:number-columns-spanned="2" office:value-type="string">
            <text:h text:style-name="P43" text:outline-level="1" loext:marker-style-name="T137"><text:bookmark text:name="_Hlk29981279"/><text:span text:style-name="T125">(MACRO)</text:span><text:span text:style-name="T138"/></text:h>
            <text:h text:style-name="P43" text:outline-level="1" loext:marker-style-name="T137"><text:span text:style-name="T127">Frequency(P.i</text:span><text:span text:style-name="T128">1</text:span><text:span text:style-name="T127"> … P.i</text:span><text:span text:style-name="T128">m</text:span><text:span text:style-name="T127"> (1, 1))</text:span></text:h>
          </table:table-cell>
          <table:covered-table-cell/>
        </table:table-row>
      </table:table>
      <text:h text:style-name="P53" text:outline-level="1" loext:marker-style-name="T25"><text:bookmark text:name="_Hlk29981279_Copy_1"/></text:h>
      <text:h text:style-name="P53" text:outline-level="1" loext:marker-style-name="T25"/>
      <table:table table:name="Table8" table:style-name="Table8">
        <table:table-column table:style-name="Table8.A"/>
        <table:table-column table:style-name="Table8.B"/>
        <table:table-row table:style-name="Table8.1">
          <table:table-cell table:style-name="Table8.A1" office:value-type="string">
            <text:h text:style-name="P43" text:outline-level="1" loext:marker-style-name="T66"><text:span text:style-name="T115">Identification(T P.i</text:span><text:span text:style-name="T120">m+1</text:span><text:span text:style-name="T115">, (</text:span><text:bookmark-start text:name="OLE_LINK205"/><text:bookmark-start text:name="OLE_LINK206"/><text:span text:style-name="T115">P.i</text:span><text:bookmark-end text:name="OLE_LINK205"/><text:bookmark-end text:name="OLE_LINK206"/><text:span text:style-name="T120">1</text:span><text:span text:style-name="T115">, … P.i</text:span><text:span text:style-name="T120">m</text:span><text:span text:style-name="T115">))</text:span></text:h>
          </table:table-cell>
          <table:table-cell table:style-name="Table8.A1" office:value-type="string">
            <text:h text:style-name="P43" text:outline-level="1" loext:marker-style-name="T139"><text:span text:style-name="T116">for</text:span><text:span text:style-name="T115"> j≠k </text:span><text:span text:style-name="T116">and</text:span><text:span text:style-name="T115"> j,k≤m+1: i</text:span><text:span text:style-name="T120">j</text:span><text:span text:style-name="T136"> ≠</text:span><text:span text:style-name="T115">i</text:span><text:span text:style-name="T120">k</text:span><text:span text:style-name="T115">;<text:line-break/></text:span><text:span text:style-name="T140"> <text:s text:c="2"/></text:span><text:bookmark-start text:name="OLE_LINK275"/><text:bookmark-start text:name="OLE_LINK276"/><text:span text:style-name="T140">and</text:span><text:span text:style-name="T141">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140"><text:s/>fresh binary predicate names;</text:span></text:h>
            <text:h text:style-name="P43" text:outline-level="1" loext:marker-style-name="T66"><text:span text:style-name="T140"><text:s text:c="3"/>and </text:span><text:bookmark-start text:name="_Hlk35443549"/><text:span text:style-name="T142">ID-s</text:span><text:bookmark-end text:name="_Hlk35443549"/><text:span text:style-name="T140"> <text:s/>a fresh name globally unique</text:span><text:bookmark-end text:name="OLE_LINK275"/><text:bookmark-end text:name="OLE_LINK276"/></text:h>
          </table:table-cell>
        </table:table-row>
        <table:table-row table:style-name="Table8.1">
          <table:table-cell table:style-name="Table8.A1" table:number-columns-spanned="2" office:value-type="string">
            <text:h text:style-name="P43" text:outline-level="1" loext:marker-style-name="T137"><text:span text:style-name="T125">(MACRO)</text:span><text:span text:style-name="T138"/></text:h>
            <text:h text:style-name="P43" text:outline-level="1" loext:marker-style-name="T143"><text:bookmark text:name="OLE_LINK222"/><text:bookmark text:name="OLE_LINK221"/><text:span text:style-name="T127">Unique(P.i</text:span><text:span text:style-name="T128">m+1</text:span><text:span text:style-name="T127">)</text:span></text:h>
            <text:h text:style-name="P43" text:outline-level="1" loext:marker-style-name="T143"><text:span text:style-name="T127">Mandatory(T (P.i</text:span><text:span text:style-name="T128">m+1</text:span><text:span text:style-name="T127">))</text:span></text:h>
            <text:h text:style-name="P43" text:outline-level="1" loext:marker-style-name="T143"><text:span text:style-name="T127">Unique</text:span><text:bookmark-start text:name="_Hlk26372740"/><text:bookmark-start text:name="OLE_LINK201"/><text:span text:style-name="T127">(P.i</text:span><text:span text:style-name="T128">1</text:span><text:span text:style-name="T127"> </text:span><text:bookmark-start text:name="_Hlk26374023"/><text:bookmark-start text:name="OLE_LINK211"/><text:bookmark-start text:name="_Hlk34660788"/><text:span text:style-name="T127">…</text:span><text:bookmark-end text:name="_Hlk34660788"/><text:span text:style-name="T127"> </text:span><text:bookmark-end text:name="_Hlk26374023"/><text:bookmark-end text:name="OLE_LINK211"/><text:span text:style-name="T127">P.i</text:span><text:span text:style-name="T128">m</text:span><text:span text:style-name="T127">)</text:span><text:bookmark-end text:name="_Hlk26372740"/><text:bookmark-end text:name="OLE_LINK201"/></text:h>
            <text:h text:style-name="P54" text:outline-level="1" loext:marker-style-name="T143"><text:bookmark text:name="OLE_LINK222_Copy_1"/><text:bookmark text:name="OLE_LINK221_Copy_1"/><text:bookmark-start text:name="_Hlk26378788"/><text:bookmark-start text:name="OLE_LINK223"/><text:bookmark-start text:name="OLE_LINK140"/><text:bookmark-start text:name="_Hlk26373962"/><text:bookmark-start text:name="OLE_LINK210"/><text:span text:style-name="T127">FactTypeRule(</text:span><text:bookmark text:name="OLE_LINK272"/><text:bookmark text:name="OLE_LINK212"/><text:bookmark text:name="_Hlk32565039"/><text:bookmark text:name="OLE_LINK101"/><text:bookmark text:name="OLE_LINK271"/><text:bookmark text:name="_Hlk26374049"/><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OLE_LINK209"/><text:bookmark-start text:name="_Hlk26373931"/><text:span text:style-name="T127">(P.i</text:span><text:span text:style-name="T128">m+1</text:span><text:span text:style-name="T127"> </text:span><text:span text:style-name="T144">➤</text:span><text:span text:style-name="T145"> [</text:span><text:span text:style-name="T127">P.i</text:span><text:span text:style-name="T128">1</text:span><text:span text:style-name="T127"> </text:span><text:span text:style-name="T146">⋈</text:span><text:span text:style-name="T127"> ?x])</text:span><text:bookmark-end text:name="OLE_LINK209"/><text:bookmark-end text:name="_Hlk26373931"/><text:span text:style-name="T127"> (?x))</text:span><text:bookmark-end text:name="_Hlk26373962"/><text:bookmark-end text:name="OLE_LINK210"/></text:h>
            <text:h text:style-name="P55" text:outline-level="1" loext:marker-style-name="T143"><text:bookmark-start text:name="OLE_LINK102"/><text:bookmark-start text:name="_Hlk32565053"/><text:span text:style-name="T127">…</text:span><text:bookmark-end text:name="OLE_LINK102"/><text:bookmark-end text:name="_Hlk32565053"/><text:span text:style-name="T147"/></text:h>
            <text:h text:style-name="P54" text:outline-level="1" loext:marker-style-name="T143"><text:span text:style-name="T127">FactTypeRule(</text:span><draw:frame draw:style-name="fr2" draw:name="Object32" text:anchor-type="as-char" svg:y="-0.367cm" svg:width="0.596cm" svg:height="0.496cm" draw:z-index="41"><draw:object xlink:href="./Object 32" xlink:type="simple" xlink:show="embed" xlink:actuate="onLoad"/><draw:image xlink:href="./ObjectReplacements/Object 32" xlink:type="simple" xlink:show="embed" xlink:actuate="onLoad"/></draw:frame><text:span text:style-name="T127">(P.i</text:span><text:span text:style-name="T128">m+1</text:span><text:span text:style-name="T127"> </text:span><text:span text:style-name="T144">➤</text:span><text:span text:style-name="T145"> [</text:span><text:span text:style-name="T127">P.i</text:span><text:span text:style-name="T128">m</text:span><text:span text:style-name="T127"> </text:span><text:span text:style-name="T146">⋈</text:span><text:span text:style-name="T127"> ?x]) (?x))</text:span><text:bookmark-end text:name="_Hlk26378788"/><text:bookmark-end text:name="OLE_LINK223"/><text:bookmark-end text:name="OLE_LINK140"/></text:h>
          </table:table-cell>
          <table:covered-table-cell/>
        </table:table-row>
      </table:table>
      <text:h text:style-name="P56" text:outline-level="1" loext:marker-style-name="T25"><text:bookmark text:name="OLE_LINK214"/><text:bookmark text:name="_Hlk26374288"/></text:h>
      <text:h text:style-name="P53" text:outline-level="1" loext:marker-style-name="T25"/>
      <table:table table:name="Table9" table:style-name="Table9">
        <table:table-column table:style-name="Table9.A"/>
        <table:table-column table:style-name="Table9.B"/>
        <table:table-row table:style-name="Table9.1">
          <table:table-cell table:style-name="Table9.A1" office:value-type="string">
            <text:h text:style-name="P43" text:outline-level="1" loext:marker-style-name="T139"><text:bookmark text:name="OLE_LINK214_Copy_1"/><text:bookmark text:name="_Hlk26377391"/><text:bookmark text:name="_Hlk26374288_Copy_1"/><text:span text:style-name="T115">ExternalUnique</text:span><text:bookmark-start text:name="OLE_LINK199"/><text:bookmark-start text:name="OLE_LINK200"/><text:bookmark-start text:name="OLE_LINK216"/><text:span text:style-name="T115">(</text:span><text:bookmark-start text:name="_Hlk509677638"/><text:bookmark-start text:name="_Hlk26340150"/><text:bookmark-start text:name="_Hlk510627364"/><text:span text:style-name="T115">P</text:span><text:span text:style-name="T120">1</text:span><text:bookmark-end text:name="_Hlk510627364"/><text:span text:style-name="T115">.</text:span><text:bookmark-start text:name="_Hlk26340023"/><text:span text:style-name="T115">i</text:span><text:span text:style-name="T120">1</text:span><text:bookmark-end text:name="_Hlk26340150"/><text:bookmark-end text:name="_Hlk26340023"/><text:span text:style-name="T115">, </text:span><text:bookmark-start text:name="_Hlk26340222"/><text:bookmark-start text:name="_Hlk510627406"/><text:span text:style-name="T115">…</text:span><text:bookmark-end text:name="_Hlk510627406"/><text:span text:style-name="T115"> </text:span><text:bookmark-end text:name="_Hlk26340222"/><text:span text:style-name="T115">P</text:span><text:span text:style-name="T120">m</text:span><text:span text:style-name="T115">.i</text:span><text:span text:style-name="T120">m</text:span><text:bookmark-end text:name="_Hlk509677638"/><text:span text:style-name="T115">)</text:span><text:bookmark-end text:name="OLE_LINK199"/><text:bookmark-end text:name="OLE_LINK200"/><text:bookmark-end text:name="OLE_LINK216"/></text:h>
          </table:table-cell>
          <table:table-cell table:style-name="Table9.A1" office:value-type="string">
            <text:h text:style-name="P43" text:outline-level="1" loext:marker-style-name="T148"><text:bookmark text:name="_Hlk26183904"/><text:bookmark-start text:name="_Hlk510630065"/><text:span text:style-name="T116">for</text:span><text:span text:style-name="T115"> j≠k </text:span><text:span text:style-name="T116">and</text:span><text:span text:style-name="T115"> j,k</text:span><text:bookmark-start text:name="_Hlk26109013"/><text:bookmark-start text:name="OLE_LINK10"/><text:span text:style-name="T115">≤</text:span><text:bookmark-end text:name="_Hlk26109013"/><text:bookmark-end text:name="OLE_LINK10"/><text:span text:style-name="T115">m</text:span><text:span text:style-name="T116"> </text:span><text:span text:style-name="T149">:</text:span></text:h>
            <text:h text:style-name="P57" text:outline-level="1" loext:marker-style-name="T150"><text:bookmark text:name="_Hlk26183904_Copy_1"/><text:bookmark-start text:name="_Hlk511204862"/><text:span text:style-name="T151"></text:span><text:span text:style-name="T140">(</text:span><text:span text:style-name="T115">P</text:span><text:span text:style-name="T120">j</text:span><text:span text:style-name="T140">)</text:span><text:bookmark-end text:name="_Hlk511204862"/><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3" text:outline-level="1" loext:marker-style-name="T139"><text:span text:style-name="T116"><text:s text:c="6"/>and </text:span><text:span text:style-name="T115">P</text:span><text:span text:style-name="T116"> fresh predicate name</text:span><text:span text:style-name="T140"> </text:span><text:bookmark-end text:name="_Hlk510630065"/><text:span text:style-name="T140">of arity m+1</text:span></text:h>
          </table:table-cell>
        </table:table-row>
        <table:table-row table:style-name="Table9.1">
          <table:table-cell table:style-name="Table9.A1" table:number-columns-spanned="2" office:value-type="string">
            <text:p text:style-name="P58" loext:marker-style-name="T137"><text:bookmark text:name="_Hlk26377391_Copy_1"/><text:bookmark-start text:name="_Hlk512851064"/><text:bookmark-start text:name="OLE_LINK11"/><text:span text:style-name="T125">(MACRO)</text:span><text:span text:style-name="T138"/></text:p>
            <text:h text:style-name="P59" text:outline-level="1" loext:marker-style-name="T152"><text:span text:style-name="T127">FactTypeRule(P </text:span><text:bookmark-start text:name="_Hlk26340227"/><text:span text:style-name="T127">(P</text:span><text:span text:style-name="T128">1</text:span><text:span text:style-name="T127">.i</text:span><text:span text:style-name="T128">1</text:span><text:span text:style-name="T127"> </text:span><text:span text:style-name="T144">➤</text:span><text:span text:style-name="T145"> [</text:span><text:span text:style-name="T127">P</text:span><text:span text:style-name="T128">1</text:span><text:span text:style-name="T127">.l</text:span><text:span text:style-name="T128">1</text:span><text:span text:style-name="T127"> </text:span><text:span text:style-name="T146">⋈</text:span><text:span text:style-name="T127"> ?x])</text:span><text:bookmark-end text:name="_Hlk26340227"/><text:span text:style-name="T127"> … (P</text:span><text:span text:style-name="T128">m</text:span><text:span text:style-name="T127">.i</text:span><text:span text:style-name="T128">m</text:span><text:span text:style-name="T127"> </text:span><text:span text:style-name="T144">➤</text:span><text:span text:style-name="T145"> [</text:span><text:span text:style-name="T127">P</text:span><text:span text:style-name="T128">m</text:span><text:span text:style-name="T127">.l</text:span><text:span text:style-name="T128">m</text:span><text:span text:style-name="T127"> </text:span><text:span text:style-name="T146">⋈</text:span><text:span text:style-name="T127"> ?x] (?x))</text:span><text:bookmark-end text:name="_Hlk512851064"/><text:bookmark-end text:name="OLE_LINK11"/></text:h>
            <text:p text:style-name="P58" loext:marker-style-name="T153"><text:bookmark-start text:name="OLE_LINK220"/><text:bookmark-start text:name="OLE_LINK219"/><text:span text:style-name="T127">Unique(P.1 … P.m)</text:span><text:bookmark-end text:name="OLE_LINK220"/><text:bookmark-end text:name="OLE_LINK219"/><text:span text:style-name="T154"/></text:p>
          </table:table-cell>
          <table:covered-table-cell/>
        </table:table-row>
      </table:table>
      <text:h text:style-name="P53" text:outline-level="1" loext:marker-style-name="T25"/>
      <text:h text:style-name="P53" text:outline-level="1" loext:marker-style-name="T25"/>
      <table:table table:name="Table10" table:style-name="Table10">
        <table:table-column table:style-name="Table10.A"/>
        <table:table-column table:style-name="Table10.B"/>
        <text:soft-page-break/>
        <table:table-row table:style-name="Table10.1">
          <table:table-cell table:style-name="Table10.A1" office:value-type="string">
            <text:h text:style-name="P60" text:outline-level="1" loext:marker-style-name="T66"><text:span text:style-name="T115">ExternalIdentification(T, P</text:span><text:span text:style-name="T120">1</text:span><text:bookmark-start text:name="OLE_LINK61"/><text:bookmark-start text:name="OLE_LINK63"/><text:span text:style-name="T115">.i</text:span><text:span text:style-name="T120">1</text:span><text:span text:style-name="T115">, … P</text:span><text:span text:style-name="T120">m</text:span><text:span text:style-name="T115">.</text:span><text:bookmark-end text:name="OLE_LINK61"/><text:bookmark-end text:name="OLE_LINK63"/><text:span text:style-name="T115">i</text:span><text:span text:style-name="T120">m</text:span><text:span text:style-name="T115">))</text:span></text:h>
          </table:table-cell>
          <table:table-cell table:style-name="Table10.A1" office:value-type="string">
            <text:h text:style-name="P60" text:outline-level="1" loext:marker-style-name="T148"><text:span text:style-name="T116">for</text:span><text:span text:style-name="T115"> j≠k </text:span><text:span text:style-name="T116">and</text:span><text:span text:style-name="T115"> j,k≤m</text:span><text:span text:style-name="T116"> </text:span><text:span text:style-name="T149">:</text:span></text:h>
            <text:h text:style-name="P60" text:outline-level="1" loext:marker-style-name="T155"><text:bookmark-start text:name="OLE_LINK30"/><text:bookmark-start text:name="_Hlk29306787"/><text:span text:style-name="T156"><text:s text:c="4"/></text:span><text:span text:style-name="T151"></text:span><text:span text:style-name="T156">(</text:span><text:span text:style-name="T115">P</text:span><text:span text:style-name="T120">j</text:span><text:span text:style-name="T140">)</text:span><text:span text:style-name="T114">=2</text:span><text:bookmark-end text:name="OLE_LINK30"/><text:bookmark-end text:name="_Hlk29306787"/><text:span text:style-name="T116"> , </text:span><text:span text:style-name="T115">P</text:span><text:span text:style-name="T120">j</text:span><text:span text:style-name="T136">≠</text:span><text:span text:style-name="T115">P</text:span><text:span text:style-name="T120">k</text:span><text:span text:style-name="T116">,</text:span></text:h>
            <text:h text:style-name="P60" text:outline-level="1" loext:marker-style-name="T150"><text:span text:style-name="T116"><text:s text:c="3"/>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60" text:outline-level="1" loext:marker-style-name="T139"><text:span text:style-name="T116"><text:s text:c="3"/>and </text:span><text:span text:style-name="T115">P</text:span><text:span text:style-name="T116"> fresh predicate name</text:span><text:span text:style-name="T140"> of arity m+1;</text:span></text:h>
            <text:h text:style-name="P43" text:outline-level="1" loext:marker-style-name="T139"><text:span text:style-name="T140"><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140">fresh binary predicate names;</text:span></text:h>
            <text:h text:style-name="P60" text:outline-level="1" loext:marker-style-name="T139"><text:span text:style-name="T140"><text:s text:c="3"/>and </text:span><text:span text:style-name="T142">ID-s</text:span><text:span text:style-name="T140"> <text:s/>a fresh name globally unique</text:span></text:h>
          </table:table-cell>
        </table:table-row>
        <table:table-row table:style-name="Table10.1">
          <table:table-cell table:style-name="Table10.A1" table:number-columns-spanned="2" office:value-type="string">
            <text:h text:style-name="P60" text:outline-level="1" loext:marker-style-name="T137"><text:span text:style-name="T125">(MACRO)</text:span><text:span text:style-name="T138"/></text:h>
            <text:h text:style-name="P61" text:outline-level="1" loext:marker-style-name="T152"><text:span text:style-name="T127">FactTypeRule(P </text:span><text:bookmark-start text:name="OLE_LINK280"/><text:bookmark-start text:name="OLE_LINK283"/><text:span text:style-name="T127">(P</text:span><text:span text:style-name="T128">1</text:span><text:bookmark-end text:name="OLE_LINK280"/><text:bookmark-end text:name="OLE_LINK283"/><text:span text:style-name="T127">.i</text:span><text:span text:style-name="T128">1</text:span><text:span text:style-name="T127"> </text:span><text:span text:style-name="T144">➤</text:span><text:span text:style-name="T145"> </text:span><text:span text:style-name="T157">[</text:span><text:span text:style-name="T127">P</text:span><text:span text:style-name="T128">1</text:span><text:span text:style-name="T127">.l</text:span><text:span text:style-name="T128">1</text:span><text:span text:style-name="T127"> </text:span><text:span text:style-name="T146">⋈</text:span><text:span text:style-name="T127"> ?x]) … (P</text:span><text:span text:style-name="T128">m</text:span><text:span text:style-name="T127">.i</text:span><text:span text:style-name="T128">m</text:span><text:span text:style-name="T127"> </text:span><text:span text:style-name="T144">➤</text:span><text:span text:style-name="T145"> </text:span><text:span text:style-name="T157">[</text:span><text:span text:style-name="T127">P</text:span><text:span text:style-name="T128">m</text:span><text:span text:style-name="T127">.l</text:span><text:span text:style-name="T128">m</text:span><text:span text:style-name="T127"> </text:span><text:span text:style-name="T146">⋈</text:span><text:span text:style-name="T127"> ?x]) (?x))</text:span></text:h>
            <text:h text:style-name="P60" text:outline-level="1" loext:marker-style-name="T143"><text:span text:style-name="T127">Unique(P.1 … P.m)</text:span><text:span text:style-name="T147"/></text:h>
            <text:h text:style-name="P60" text:outline-level="1" loext:marker-style-name="T143"><text:span text:style-name="T127">Unique(P.m+1)</text:span><text:span text:style-name="T147"/></text:h>
            <text:h text:style-name="P60" text:outline-level="1" loext:marker-style-name="T143"><text:bookmark-start text:name="OLE_LINK53"/><text:bookmark-start text:name="OLE_LINK28"/><text:span text:style-name="T127">Mandatory(T (P.m+1))</text:span><text:bookmark-end text:name="OLE_LINK53"/><text:bookmark-end text:name="OLE_LINK28"/><text:span text:style-name="T147"/></text:h>
            <text:h text:style-name="P54" text:outline-level="1" loext:marker-style-name="T143"><text:span text:style-name="T127">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27">(P</text:span><text:span text:style-name="T128">1</text:span><text:span text:style-name="T127">.l</text:span><text:span text:style-name="T128">1</text:span><text:span text:style-name="T127"> </text:span><text:span text:style-name="T144">➤</text:span><text:span text:style-name="T145"> [</text:span><text:span text:style-name="T127">P</text:span><text:span text:style-name="T128">1</text:span><text:span text:style-name="T127">.i</text:span><text:span text:style-name="T128">1</text:span><text:span text:style-name="T127"> </text:span><text:span text:style-name="T146">⋈</text:span><text:span text:style-name="T127"> ?x]) (?x))</text:span></text:h>
            <text:h text:style-name="P55" text:outline-level="1" loext:marker-style-name="T143"><text:span text:style-name="T127">…</text:span><text:span text:style-name="T147"/></text:h>
            <text:h text:style-name="P60" text:outline-level="1" loext:marker-style-name="T143"><text:span text:style-name="T127">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27">(P</text:span><text:span text:style-name="T128">m</text:span><text:span text:style-name="T127">.l</text:span><text:span text:style-name="T128">m</text:span><text:span text:style-name="T127"> </text:span><text:span text:style-name="T144">➤</text:span><text:span text:style-name="T145"> [</text:span><text:span text:style-name="T127">P</text:span><text:span text:style-name="T128">m</text:span><text:span text:style-name="T127">.i</text:span><text:span text:style-name="T128">m</text:span><text:span text:style-name="T127"> </text:span><text:span text:style-name="T146">⋈</text:span><text:span text:style-name="T127"> ?x]) (?x))</text:span></text:h>
          </table:table-cell>
          <table:covered-table-cell/>
        </table:table-row>
      </table:table>
      <text:h text:style-name="P56" text:outline-level="1" loext:marker-style-name="T25"/>
      <text:h text:style-name="P53" text:outline-level="1" loext:marker-style-name="T25"/>
      <table:table table:name="Table11" table:style-name="Table11">
        <table:table-column table:style-name="Table11.A"/>
        <table:table-column table:style-name="Table11.B"/>
        <table:table-row table:style-name="Table11.1">
          <table:table-cell table:style-name="Table11.A1" office:value-type="string">
            <text:h text:style-name="P43" text:outline-level="1" loext:marker-style-name="T148"><text:span text:style-name="T115">Frequency(P.i</text:span><text:span text:style-name="T120">1</text:span><text:span text:style-name="T115">, … P.i</text:span><text:span text:style-name="T120">m</text:span><text:span text:style-name="T115"> </text:span><text:span text:style-name="T158">F</text:span><text:span text:style-name="T115">)</text:span></text:h>
          </table:table-cell>
          <table:table-cell table:style-name="Table11.A1" office:value-type="string">
            <text:h text:style-name="P43" text:outline-level="1" loext:marker-style-name="T148"><text:span text:style-name="T116">for</text:span><text:span text:style-name="T115"> j≠k </text:span><text:span text:style-name="T116">and</text:span><text:span text:style-name="T115"> j,k≤m: i</text:span><text:span text:style-name="T120">j</text:span><text:span text:style-name="T136"> ≠</text:span><text:span text:style-name="T115">i</text:span><text:span text:style-name="T120">k</text:span><text:span text:style-name="T115">.</text:span></text:h>
            <text:h text:style-name="P43" text:outline-level="1" loext:marker-style-name="T159"><text:span text:style-name="T115">p,q≥1 <text:line-break/></text:span><text:span text:style-name="T160"/></text:h>
            <text:list xml:id="list269259350" text:style-name="WWNum3">
              <text:list-item>
                <text:h text:style-name="P62" text:outline-level="1" loext:marker-style-name="T139"><text:bookmark-start text:name="_Hlk32334069"/><text:span text:style-name="T158">F</text:span><text:span text:style-name="T140"> </text:span><text:span text:style-name="T161">⩴</text:span><text:span text:style-name="T115">(p..)</text:span><text:bookmark-end text:name="_Hlk32334069"/></text:h>
              </text:list-item>
              <text:list-item>
                <text:h text:style-name="P62" text:outline-level="1" loext:marker-style-name="T139"><text:span text:style-name="T158">F</text:span><text:span text:style-name="T140"> </text:span><text:span text:style-name="T161">⩴</text:span><text:span text:style-name="T115">(..q)</text:span></text:h>
              </text:list-item>
              <text:list-item>
                <text:h text:style-name="P62" text:outline-level="1" loext:marker-style-name="T139"><text:span text:style-name="T158">F</text:span><text:span text:style-name="T140"> </text:span><text:span text:style-name="T161">⩴</text:span><text:span text:style-name="T115">(p..q)</text:span></text:h>
              </text:list-item>
              <text:list-item>
                <text:h text:style-name="P62" text:outline-level="1" loext:marker-style-name="T139"><text:span text:style-name="T158">F</text:span><text:span text:style-name="T140"> </text:span><text:span text:style-name="T161">⩴</text:span><text:span text:style-name="T115">(p)</text:span></text:h>
              </text:list-item>
            </text:list>
          </table:table-cell>
        </table:table-row>
        <table:table-row table:style-name="Table11.1">
          <table:table-cell table:style-name="Table11.A1" table:number-columns-spanned="2" office:value-type="string">
            <text:list text:style-name="WWNum4">
              <text:list-item>
                <text:h text:style-name="P63" text:outline-level="1" loext:marker-style-name="T162"><draw:frame draw:style-name="fr2" draw:name="Object36" text:anchor-type="as-char" svg:y="-0.395cm" svg:width="11.151cm" svg:height="0.582cm" draw:z-index="27"><draw:object xlink:href="./Object 36" xlink:type="simple" xlink:show="embed" xlink:actuate="onLoad"/><draw:image xlink:href="./ObjectReplacements/Object 36" xlink:type="simple" xlink:show="embed" xlink:actuate="onLoad"/></draw:frame></text:h>
              </text:list-item>
              <text:list-item>
                <text:h text:style-name="P63" text:outline-level="1" loext:marker-style-name="T162"><draw:frame draw:style-name="fr2" draw:name="Object37" text:anchor-type="as-char" svg:y="-0.395cm" svg:width="11.314cm" svg:height="0.582cm" draw:z-index="28"><draw:object xlink:href="./Object 37" xlink:type="simple" xlink:show="embed" xlink:actuate="onLoad"/><draw:image xlink:href="./ObjectReplacements/Object 37" xlink:type="simple" xlink:show="embed" xlink:actuate="onLoad"/></draw:frame></text:h>
              </text:list-item>
              <text:list-item>
                <text:h text:style-name="P63" text:outline-level="1" loext:marker-style-name="T162"><draw:frame draw:style-name="fr2" draw:name="Object38" text:anchor-type="as-char" svg:y="-0.395cm" svg:width="11.107cm" svg:height="0.582cm" draw:z-index="29"><draw:object xlink:href="./Object 38" xlink:type="simple" xlink:show="embed" xlink:actuate="onLoad"/><draw:image xlink:href="./ObjectReplacements/Object 38" xlink:type="simple" xlink:show="embed" xlink:actuate="onLoad"/></draw:frame><text:span text:style-name="T163"><text:line-break/></text:span><draw:frame draw:style-name="fr2" draw:name="Object39" text:anchor-type="as-char" svg:y="-0.395cm" svg:width="11.462cm" svg:height="0.582cm" draw:z-index="30"><draw:object xlink:href="./Object 39" xlink:type="simple" xlink:show="embed" xlink:actuate="onLoad"/><draw:image xlink:href="./ObjectReplacements/Object 39" xlink:type="simple" xlink:show="embed" xlink:actuate="onLoad"/></draw:frame></text:h>
              </text:list-item>
              <text:list-item>
                <text:h text:style-name="P63" text:outline-level="1" loext:marker-style-name="T162"><text:bookmark-start text:name="_Hlk32334470"/><draw:frame draw:style-name="fr2" draw:name="Object40" text:anchor-type="as-char" svg:y="-0.395cm" svg:width="10.573cm" svg:height="0.582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64" text:outline-level="1" loext:marker-style-name="T26"/>
      <text:h text:style-name="P56" text:outline-level="1" loext:marker-style-name="T25"/>
      <table:table table:name="Table12" table:style-name="Table12">
        <table:table-column table:style-name="Table12.A"/>
        <table:table-column table:style-name="Table12.B"/>
        <table:table-row table:style-name="Table12.1">
          <table:table-cell table:style-name="Table12.A1" office:value-type="string">
            <text:h text:style-name="P43" text:outline-level="1" loext:marker-style-name="T139"><text:span text:style-name="T115">ExternalFrequency(</text:span><text:bookmark-start text:name="_Hlk35617818"/><text:bookmark-start text:name="OLE_LINK270"/><text:span text:style-name="T115">P</text:span><text:span text:style-name="T120">1</text:span><text:bookmark-end text:name="_Hlk35617818"/><text:bookmark-end text:name="OLE_LINK270"/><text:span text:style-name="T115">.i</text:span><text:span text:style-name="T120">1</text:span><text:span text:style-name="T115">, … P</text:span><text:span text:style-name="T120">m</text:span><text:span text:style-name="T115">.i</text:span><text:span text:style-name="T120">m</text:span><text:span text:style-name="T115"> </text:span><text:span text:style-name="T158">F</text:span><text:span text:style-name="T115">)</text:span></text:h>
          </table:table-cell>
          <table:table-cell table:style-name="Table12.A1" office:value-type="string">
            <text:h text:style-name="P43" text:outline-level="1" loext:marker-style-name="T148"><text:bookmark-start text:name="_Hlk35443662"/><text:span text:style-name="T116">for</text:span><text:span text:style-name="T115"> j≠k </text:span><text:span text:style-name="T116">and</text:span><text:span text:style-name="T115"> j,k≤m</text:span><text:span text:style-name="T116"> </text:span><text:span text:style-name="T149">:</text:span><text:bookmark-end text:name="_Hlk35443662"/></text:h>
            <text:h text:style-name="P43" text:outline-level="1" loext:marker-style-name="T150"><text:span text:style-name="T156"><text:s text:c="7"/></text:span><text:span text:style-name="T151"></text:span><text:span text:style-name="T140">(</text:span><text:span text:style-name="T115">P</text:span><text:span text:style-name="T120">j</text:span><text:span text:style-name="T140">)</text:span><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3" text:outline-level="1" loext:marker-style-name="T148"><text:span text:style-name="T116"><text:s text:c="6"/>and </text:span><text:span text:style-name="T115">P</text:span><text:span text:style-name="T116"> fresh predicate name.</text:span></text:h>
            <text:h text:style-name="P43" text:outline-level="1" loext:marker-style-name="T159"><text:span text:style-name="T115">p,q≥1 <text:line-break/></text:span><text:span text:style-name="T160"/></text:h>
            <text:list text:style-name="WWNum5">
              <text:list-item>
                <text:h text:style-name="P65" text:outline-level="1" loext:marker-style-name="T139"><text:span text:style-name="T158">F</text:span><text:span text:style-name="T140"> </text:span><text:span text:style-name="T161">⩴</text:span><text:span text:style-name="T115">(p..)</text:span></text:h>
              </text:list-item>
              <text:list-item>
                <text:h text:style-name="P65" text:outline-level="1" loext:marker-style-name="T139"><text:span text:style-name="T158">F</text:span><text:span text:style-name="T140"> </text:span><text:span text:style-name="T161">⩴</text:span><text:span text:style-name="T115">(..q)</text:span></text:h>
              </text:list-item>
              <text:list-item>
                <text:h text:style-name="P65" text:outline-level="1" loext:marker-style-name="T139"><text:span text:style-name="T158">F</text:span><text:span text:style-name="T140"> </text:span><text:span text:style-name="T161">⩴</text:span><text:span text:style-name="T115">(p..q)</text:span></text:h>
              </text:list-item>
              <text:list-item>
                <text:h text:style-name="P65" text:outline-level="1" loext:marker-style-name="T139"><text:span text:style-name="T158">F</text:span><text:span text:style-name="T140"> </text:span><text:span text:style-name="T161">⩴</text:span><text:span text:style-name="T115">(p)</text:span></text:h>
              </text:list-item>
            </text:list>
          </table:table-cell>
        </table:table-row>
        <table:table-row table:style-name="Table12.1">
          <table:table-cell table:style-name="Table12.A1" table:number-columns-spanned="2" office:value-type="string">
            <text:h text:style-name="P66" text:outline-level="1" loext:marker-style-name="T152"><text:span text:style-name="T125">(MACRO)<text:line-break/></text:span><text:span text:style-name="T127">FactTypeRule(P (P</text:span><text:span text:style-name="T128">1</text:span><text:span text:style-name="T127">.i</text:span><text:span text:style-name="T128">1</text:span><text:span text:style-name="T127"> </text:span><text:span text:style-name="T144">➤</text:span><text:span text:style-name="T145"> </text:span><text:span text:style-name="T127">[P</text:span><text:span text:style-name="T128">1</text:span><text:span text:style-name="T127">.l</text:span><text:span text:style-name="T128">1</text:span><text:span text:style-name="T127"> </text:span><text:span text:style-name="T146">⋈</text:span><text:span text:style-name="T127"> ?x]) … (P</text:span><text:span text:style-name="T128">m</text:span><text:span text:style-name="T127">.i</text:span><text:span text:style-name="T128">m</text:span><text:span text:style-name="T127"> </text:span><text:span text:style-name="T144">➤</text:span><text:span text:style-name="T145"> </text:span><text:span text:style-name="T127">[P</text:span><text:span text:style-name="T128">m</text:span><text:span text:style-name="T127">.l</text:span><text:span text:style-name="T128">m</text:span><text:span text:style-name="T127"> </text:span><text:span text:style-name="T146">⋈</text:span><text:span text:style-name="T127"> ?x]) (?x))</text:span></text:h>
            <text:h text:style-name="P67" text:outline-level="1" loext:marker-style-name="T164"><text:span text:style-name="T127">Frequency(P.1 … P.m </text:span><text:span text:style-name="T165">F</text:span><text:span text:style-name="T127">)</text:span></text:h>
          </table:table-cell>
          <table:covered-table-cell/>
        </table:table-row>
      </table:table>
      <text:h text:style-name="P64" text:outline-level="1" loext:marker-style-name="T26"/>
      <text:h text:style-name="P53" text:outline-level="1" loext:marker-style-name="T25"/>
      <table:table table:name="Table13" table:style-name="Table13">
        <table:table-column table:style-name="Table13.A"/>
        <table:table-column table:style-name="Table13.B"/>
        <table:table-row table:style-name="Table13.1">
          <table:table-cell table:style-name="Table13.A1" office:value-type="string">
            <text:h text:style-name="P43" text:outline-level="1" loext:marker-style-name="T66"><text:span text:style-name="T115">Subtype((</text:span><text:span text:style-name="T114">T</text:span><text:span text:style-name="T166">1</text:span><text:span text:style-name="T114">, … T</text:span><text:span text:style-name="T166">m</text:span><text:span text:style-name="T115">) </text:span><text:span text:style-name="T114">T</text:span><text:span text:style-name="T115">)</text:span></text:h>
          </table:table-cell>
          <table:table-cell table:style-name="Table13.A1" office:value-type="string">
            <text:h text:style-name="P68" text:outline-level="1" loext:marker-style-name="T66"/>
          </table:table-cell>
        </table:table-row>
        <table:table-row table:style-name="Table13.1">
          <table:table-cell table:style-name="Table13.A1" table:number-columns-spanned="2" office:value-type="string">
            <text:h text:style-name="P44" text:outline-level="1" loext:marker-style-name="T66"><text:bookmark-start text:name="_Hlk32588576"/><text:bookmark-start text:name="OLE_LINK234"/><draw:frame draw:style-name="fr2" draw:name="Object41" text:anchor-type="as-char" svg:y="-0.325cm" svg:width="5.77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56" text:outline-level="1" loext:marker-style-name="T25"/>
      <text:h text:style-name="P53" text:outline-level="1" loext:marker-style-name="T25"/>
      <table:table table:name="Table14" table:style-name="Table14">
        <table:table-column table:style-name="Table14.A"/>
        <table:table-column table:style-name="Table14.B"/>
        <table:table-row table:style-name="Table14.1">
          <table:table-cell table:style-name="Table14.A1" office:value-type="string">
            <text:h text:style-name="P43" text:outline-level="1" loext:marker-style-name="T66"><text:span text:style-name="T115">ExclusiveSubtypes</text:span><text:bookmark-start text:name="OLE_LINK2"/><text:bookmark-start text:name="OLE_LINK3"/><text:span text:style-name="T115">((</text:span><text:span text:style-name="T114">T</text:span><text:span text:style-name="T166">1</text:span><text:span text:style-name="T114">, … T</text:span><text:span text:style-name="T166">m</text:span><text:span text:style-name="T115">) </text:span><text:span text:style-name="T114">T</text:span><text:span text:style-name="T115">)</text:span><text:bookmark-end text:name="OLE_LINK2"/><text:bookmark-end text:name="OLE_LINK3"/></text:h>
          </table:table-cell>
          <table:table-cell table:style-name="Table14.A1" office:value-type="string">
            <text:h text:style-name="P68" text:outline-level="1" loext:marker-style-name="T66"/>
          </table:table-cell>
        </table:table-row>
        <table:table-row table:style-name="Table14.1">
          <table:table-cell table:style-name="Table14.A1" table:number-columns-spanned="2" office:value-type="string">
            <text:h text:style-name="P44" text:outline-level="1" loext:marker-style-name="T66"><text:bookmark-start text:name="OLE_LINK229"/><text:bookmark-start text:name="OLE_LINK233"/><draw:frame draw:style-name="fr2" draw:name="Object42" text:anchor-type="as-char" svg:y="-0.339cm" svg:width="13.047cm" svg:height="0.492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56" text:outline-level="1" loext:marker-style-name="T25"/>
      <text:h text:style-name="P53" text:outline-level="1" loext:marker-style-name="T25"/>
      <table:table table:name="Table15" table:style-name="Table15">
        <table:table-column table:style-name="Table15.A"/>
        <table:table-column table:style-name="Table15.B"/>
        <table:table-row table:style-name="Table15.1">
          <table:table-cell table:style-name="Table15.A1" office:value-type="string">
            <text:h text:style-name="P43" text:outline-level="1" loext:marker-style-name="T66"><text:span text:style-name="T115">ExhaustiveSubtypes((</text:span><text:span text:style-name="T114">T</text:span><text:span text:style-name="T166">1</text:span><text:span text:style-name="T114">, … T</text:span><text:span text:style-name="T166">m</text:span><text:span text:style-name="T115">) </text:span><text:span text:style-name="T114">T</text:span><text:span text:style-name="T115">)</text:span></text:h>
          </table:table-cell>
          <table:table-cell table:style-name="Table15.A1" office:value-type="string">
            <text:h text:style-name="P68" text:outline-level="1" loext:marker-style-name="T66"/>
          </table:table-cell>
        </table:table-row>
        <table:table-row table:style-name="Table15.1">
          <table:table-cell table:style-name="Table15.A1" table:number-columns-spanned="2" office:value-type="string">
            <text:h text:style-name="P44" text:outline-level="1" loext:marker-style-name="T66"><text:bookmark-start text:name="OLE_LINK249"/><text:bookmark-start text:name="OLE_LINK258"/><draw:frame draw:style-name="fr2" draw:name="Object43" text:anchor-type="as-char" svg:y="-0.363cm" svg:width="10.079cm" svg:height="0.542cm" draw:z-index="53"><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56" text:outline-level="1" loext:marker-style-name="T25"/>
      <text:h text:style-name="P53" text:outline-level="1" loext:marker-style-name="T25"><text:soft-page-break/></text:h>
      <table:table table:name="Table16" table:style-name="Table16">
        <table:table-column table:style-name="Table16.A"/>
        <table:table-column table:style-name="Table16.B"/>
        <table:table-row table:style-name="Table16.1">
          <table:table-cell table:style-name="Table16.A1" office:value-type="string">
            <text:h text:style-name="P43" text:outline-level="1" loext:marker-style-name="T66"><text:bookmark-start text:name="OLE_LINK4"/><text:bookmark-start text:name="_Hlk26202051"/><text:bookmark-start text:name="OLE_LINK59"/><text:bookmark-start text:name="_Hlk512850820"/><text:span text:style-name="T115">Subset</text:span><text:bookmark-end text:name="OLE_LINK4"/><text:bookmark-end text:name="_Hlk512850820"/><text:span text:style-name="T115">((</text:span><text:bookmark-start text:name="_Hlk509678089"/><text:bookmark-start text:name="_Hlk510888461"/><text:span text:style-name="T115">P</text:span><text:bookmark-end text:name="_Hlk510888461"/><text:span text:style-name="T120">1</text:span><text:span text:style-name="T115">.i</text:span><text:span text:style-name="T120">1</text:span><text:span text:style-name="T115">, P</text:span><text:span text:style-name="T120">2</text:span><text:span text:style-name="T115">.h</text:span><text:span text:style-name="T120">1</text:span><text:bookmark-end text:name="_Hlk509678089"/><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bookmark-end text:name="_Hlk26202051"/><text:bookmark-end text:name="OLE_LINK59"/></text:h>
          </table:table-cell>
          <table:table-cell table:style-name="Table16.A1" office:value-type="string">
            <text:h text:style-name="P43" text:outline-level="1" loext:marker-style-name="T167"><text:span text:style-name="T115">P</text:span><text:span text:style-name="T120">1</text:span><text:span text:style-name="T122">≠</text:span><text:span text:style-name="T115">P</text:span><text:span text:style-name="T120">2 </text:span><text:span text:style-name="T116"><text:s/>and <text:s/>for</text:span><text:span text:style-name="T115"> j≠k </text:span><text:span text:style-name="T116">and</text:span><text:span text:style-name="T115"> j,k≤m</text:span><text:span text:style-name="T116"> </text:span><text:span text:style-name="T149">:</text:span></text:h>
            <text:h text:style-name="P43" text:outline-level="1" loext:marker-style-name="T148"><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text:span><text:span text:style-name="T115"> 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6.1">
          <table:table-cell table:style-name="Table16.A1" table:number-columns-spanned="2" office:value-type="string">
            <text:h text:style-name="P44" text:outline-level="1" loext:marker-style-name="T66"><text:bookmark-start text:name="OLE_LINK70"/><text:bookmark-start text:name="OLE_LINK103"/><text:bookmark-start text:name="OLE_LINK198"/><draw:frame draw:style-name="fr2" draw:name="Object44" text:anchor-type="as-char" svg:y="-0.316cm" svg:width="11.262cm" svg:height="0.503cm" draw:z-index="37"><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56" text:outline-level="1" loext:marker-style-name="T25"/>
      <text:h text:style-name="P42" text:outline-level="1" loext:marker-style-name="T25"/>
      <table:table table:name="Table17" table:style-name="Table17">
        <table:table-column table:style-name="Table17.A"/>
        <table:table-column table:style-name="Table17.B"/>
        <table:table-row table:style-name="Table17.1">
          <table:table-cell table:style-name="Table17.A1" office:value-type="string">
            <text:h text:style-name="P43" text:outline-level="1" loext:marker-style-name="T66"><text:bookmark-start text:name="_Hlk512850828"/><text:span text:style-name="T115">Exclusive</text:span><text:bookmark-end text:name="_Hlk512850828"/><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7.A1" office:value-type="string">
            <text:h text:style-name="P43" text:outline-level="1" loext:marker-style-name="T167"><text:span text:style-name="T115">P</text:span><text:span text:style-name="T120">1</text:span><text:span text:style-name="T122">≠</text:span><text:span text:style-name="T115">P</text:span><text:span text:style-name="T120">2 </text:span><text:span text:style-name="T116"><text:s/>and <text:s/>for</text:span><text:span text:style-name="T115"> j≠k </text:span><text:bookmark-start text:name="_Hlk29307022"/><text:bookmark-start text:name="OLE_LINK48"/><text:span text:style-name="T116">and</text:span><text:span text:style-name="T115"> </text:span><text:bookmark-end text:name="_Hlk29307022"/><text:bookmark-end text:name="OLE_LINK48"/><text:span text:style-name="T115">j,k≤m</text:span><text:span text:style-name="T116"> </text:span><text:span text:style-name="T149">:</text:span></text:h>
            <text:h text:style-name="P43" text:outline-level="1" loext:marker-style-name="T148"><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bookmark-start text:name="_Hlk29307035"/><text:bookmark-start text:name="OLE_LINK51"/><text:span text:style-name="T116">and</text:span><text:span text:style-name="T115"> </text:span><text:bookmark-end text:name="_Hlk29307035"/><text:bookmark-end text:name="OLE_LINK51"/><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7.1">
          <table:table-cell table:style-name="Table17.A1" table:number-columns-spanned="2" office:value-type="string">
            <text:h text:style-name="P44" text:outline-level="1" loext:marker-style-name="T66"><text:bookmark-start text:name="_Hlk35441438"/><draw:frame draw:style-name="fr2" draw:name="Object45" text:anchor-type="as-char" svg:y="-0.316cm" svg:width="11.536cm" svg:height="0.503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56" text:outline-level="1" loext:marker-style-name="T25"/>
      <text:h text:style-name="P42" text:outline-level="1" loext:marker-style-name="T25"/>
      <table:table table:name="Table18" table:style-name="Table18">
        <table:table-column table:style-name="Table18.A"/>
        <table:table-column table:style-name="Table18.B"/>
        <table:table-row table:style-name="Table18.1">
          <table:table-cell table:style-name="Table18.A1" office:value-type="string">
            <text:h text:style-name="P60" text:outline-level="1" loext:marker-style-name="T66"><text:bookmark-start text:name="_Hlk512850835"/><text:span text:style-name="T115">Equal</text:span><text:bookmark-end text:name="_Hlk512850835"/><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8.A1" office:value-type="string">
            <text:h text:style-name="P60" text:outline-level="1" loext:marker-style-name="T167"><text:span text:style-name="T115">P</text:span><text:span text:style-name="T120">1</text:span><text:span text:style-name="T122">≠</text:span><text:span text:style-name="T115">P</text:span><text:span text:style-name="T120">2 </text:span><text:span text:style-name="T116"><text:s/>and <text:s/>for </text:span><text:span text:style-name="T115">j≠k </text:span><text:span text:style-name="T116">and</text:span><text:span text:style-name="T115"> j,k≤m</text:span><text:span text:style-name="T116"> </text:span><text:span text:style-name="T149">:</text:span></text:h>
            <text:h text:style-name="P60" text:outline-level="1" loext:marker-style-name="T148"><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 </text:span><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8.1">
          <table:table-cell table:style-name="Table18.A1" table:number-columns-spanned="2" office:value-type="string">
            <text:h text:style-name="P60" text:outline-level="1" loext:marker-style-name="T133"><text:bookmark-start text:name="OLE_LINK126"/><text:bookmark-start text:name="OLE_LINK125"/><text:span text:style-name="T126">(MACRO)</text:span><text:bookmark-end text:name="OLE_LINK126"/><text:bookmark-end text:name="OLE_LINK125"/><text:span text:style-name="T168"/></text:h>
            <text:h text:style-name="P60" text:outline-level="1" loext:marker-style-name="T143"><text:span text:style-name="T127">Subset((P</text:span><text:span text:style-name="T128">1</text:span><text:span text:style-name="T127">.i</text:span><text:span text:style-name="T128">1</text:span><text:span text:style-name="T127"> P</text:span><text:span text:style-name="T128">2</text:span><text:span text:style-name="T127">.h</text:span><text:span text:style-name="T128">1</text:span><text:span text:style-name="T127">) … (</text:span><text:bookmark-start text:name="_Hlk26290372"/><text:bookmark-start text:name="OLE_LINK152"/><text:span text:style-name="T127">P</text:span><text:span text:style-name="T128">1</text:span><text:span text:style-name="T127">.i</text:span><text:span text:style-name="T128">m</text:span><text:bookmark-end text:name="_Hlk26290372"/><text:bookmark-end text:name="OLE_LINK152"/><text:span text:style-name="T127"> P</text:span><text:span text:style-name="T128">2</text:span><text:span text:style-name="T127">.h</text:span><text:span text:style-name="T128">m</text:span><text:span text:style-name="T127">))</text:span></text:h>
            <text:h text:style-name="P60" text:outline-level="1" loext:marker-style-name="T66"><text:span text:style-name="T127">Subset((P</text:span><text:span text:style-name="T128">2</text:span><text:span text:style-name="T127">.h</text:span><text:span text:style-name="T128">1</text:span><text:span text:style-name="T127"> P</text:span><text:span text:style-name="T128">1</text:span><text:span text:style-name="T127">.i</text:span><text:span text:style-name="T128">1</text:span><text:span text:style-name="T127">) … (P</text:span><text:span text:style-name="T128">2</text:span><text:span text:style-name="T127">.h</text:span><text:span text:style-name="T128">m</text:span><text:span text:style-name="T127"> P</text:span><text:span text:style-name="T128">1</text:span><text:span text:style-name="T127">.i</text:span><text:span text:style-name="T128">m</text:span><text:span text:style-name="T127">))</text:span></text:h>
          </table:table-cell>
          <table:covered-table-cell/>
        </table:table-row>
      </table:table>
      <text:h text:style-name="P42" text:outline-level="1" loext:marker-style-name="T25"/>
      <text:h text:style-name="P53" text:outline-level="1" loext:marker-style-name="T25"/>
      <table:table table:name="Table19" table:style-name="Table19">
        <table:table-column table:style-name="Table19.A"/>
        <table:table-column table:style-name="Table19.B"/>
        <table:table-row table:style-name="Table19.1">
          <table:table-cell table:style-name="Table19.A1" office:value-type="string">
            <text:h text:style-name="P43" text:outline-level="1" loext:marker-style-name="T66"><text:span text:style-name="T115">TypeCardinality(</text:span><text:span text:style-name="T114">T (p .. q)</text:span><text:span text:style-name="T115">)</text:span></text:h>
          </table:table-cell>
          <table:table-cell table:style-name="Table19.A1" office:value-type="string">
            <text:h text:style-name="P43" text:outline-level="1" loext:marker-style-name="T66"><text:span text:style-name="T115">p,q≥0</text:span><text:span text:style-name="T116"> <text:s/>and</text:span><text:span text:style-name="T115"> q</text:span><text:span text:style-name="T116"> <text:s/>possibly <text:s/>∞</text:span><text:bookmark text:name="_Hlk29892942"/><text:span text:style-name="T116"> or omitted</text:span></text:h>
          </table:table-cell>
        </table:table-row>
        <table:table-row table:style-name="Table19.1">
          <table:table-cell table:style-name="Table19.A1" table:number-columns-spanned="2" office:value-type="string">
            <text:h text:style-name="P44" text:outline-level="1" loext:marker-style-name="T66"><text:bookmark-start text:name="_Hlk32597182"/><text:bookmark-start text:name="OLE_LINK260"/><draw:frame draw:style-name="fr2" draw:name="Object46" text:anchor-type="as-char" svg:y="-0.367cm" svg:width="1.416cm" svg:height="0.445cm" draw:z-index="39"><draw:object xlink:href="./Object 46" xlink:type="simple" xlink:show="embed" xlink:actuate="onLoad"/><draw:image xlink:href="./ObjectReplacements/Object 46" xlink:type="simple" xlink:show="embed" xlink:actuate="onLoad"/></draw:frame><text:bookmark-end text:name="_Hlk32597182"/><text:bookmark-end text:name="OLE_LINK260"/></text:h>
          </table:table-cell>
          <table:covered-table-cell/>
        </table:table-row>
      </table:table>
      <text:h text:style-name="P56" text:outline-level="1" loext:marker-style-name="T25"/>
      <text:h text:style-name="P53" text:outline-level="1" loext:marker-style-name="T25"/>
      <table:table table:name="Table20" table:style-name="Table20">
        <table:table-column table:style-name="Table20.A"/>
        <table:table-column table:style-name="Table20.B"/>
        <table:table-row table:style-name="Table20.1">
          <table:table-cell table:style-name="Table20.A1" office:value-type="string">
            <text:h text:style-name="P43" text:outline-level="1" loext:marker-style-name="T66"><text:span text:style-name="T115">RoleCardinality(</text:span><text:span text:style-name="T114">P.i (p .. q)</text:span><text:bookmark-start text:name="_Hlk512849083"/><text:span text:style-name="T115">)</text:span><text:bookmark-end text:name="_Hlk512849083"/></text:h>
          </table:table-cell>
          <table:table-cell table:style-name="Table20.A1" office:value-type="string">
            <text:h text:style-name="P43" text:outline-level="1" loext:marker-style-name="T66"><text:span text:style-name="T115">p,q≥0</text:span><text:span text:style-name="T116"> <text:s/>and</text:span><text:span text:style-name="T115"> q</text:span><text:span text:style-name="T116"> <text:s/>possibly <text:s/>∞ or omitted</text:span></text:h>
          </table:table-cell>
        </table:table-row>
        <table:table-row table:style-name="Table20.1">
          <table:table-cell table:style-name="Table20.A1" table:number-columns-spanned="2" office:value-type="string">
            <text:h text:style-name="P44" text:outline-level="1" loext:marker-style-name="T66"><text:bookmark-start text:name="_Hlk32597249"/><text:bookmark-start text:name="OLE_LINK261"/><draw:frame draw:style-name="fr2" draw:name="Object47" text:anchor-type="as-char" svg:y="-0.367cm" svg:width="5.593cm" svg:height="0.52cm" draw:z-index="40"><draw:object xlink:href="./Object 47" xlink:type="simple" xlink:show="embed" xlink:actuate="onLoad"/><draw:image xlink:href="./ObjectReplacements/Object 47" xlink:type="simple" xlink:show="embed" xlink:actuate="onLoad"/></draw:frame><text:bookmark-end text:name="_Hlk32597249"/><text:bookmark-end text:name="OLE_LINK261"/></text:h>
          </table:table-cell>
          <table:covered-table-cell/>
        </table:table-row>
      </table:table>
      <text:h text:style-name="P56" text:outline-level="1" loext:marker-style-name="T25"/>
      <text:h text:style-name="P56" text:outline-level="1" loext:marker-style-name="T25"/>
      <table:table table:name="Table21" table:style-name="Table21">
        <table:table-column table:style-name="Table21.A"/>
        <table:table-column table:style-name="Table21.B"/>
        <table:table-row table:style-name="Table21.1">
          <table:table-cell table:style-name="Table21.A1" office:value-type="string">
            <text:h text:style-name="P43" text:outline-level="1" loext:marker-style-name="T66"><text:span text:style-name="T115">Objectifies(T, P)</text:span><text:span text:style-name="T169"/></text:h>
          </table:table-cell>
          <table:table-cell table:style-name="Table21.A1" office:value-type="string">
            <text:h text:style-name="P43" text:outline-level="1" loext:marker-style-name="T170"><text:span text:style-name="T116">for</text:span><text:span text:style-name="T115"> j ≤ </text:span><draw:frame draw:style-name="fr2" draw:name="Object48" text:anchor-type="as-char" svg:y="-0.325cm" svg:width="0.781cm" svg:height="0.427cm" draw:z-index="54"><draw:object xlink:href="./Object 48" xlink:type="simple" xlink:show="embed" xlink:actuate="onLoad"/><draw:image xlink:href="./ObjectReplacements/Object 48" xlink:type="simple" xlink:show="embed" xlink:actuate="onLoad"/></draw:frame><text:span text:style-name="T116"><text:s/></text:span><text:span text:style-name="T149">:</text:span></text:h>
            <text:h text:style-name="P43" text:outline-level="1" loext:marker-style-name="T66"><text:span text:style-name="T149"><text:s text:c="2"/></text:span><draw:frame draw:style-name="fr2" draw:name="Object49" text:anchor-type="as-char" svg:y="-0.367cm" svg:width="0.596cm" svg:height="0.496cm" draw:z-index="55"><draw:object xlink:href="./Object 49" xlink:type="simple" xlink:show="embed" xlink:actuate="onLoad"/><draw:image xlink:href="./ObjectReplacements/Object 49" xlink:type="simple" xlink:show="embed" xlink:actuate="onLoad"/></draw:frame><text:span text:style-name="T140"><text:s/>fresh binary predicate names;<text:line-break/> <text:s/>and </text:span><text:span text:style-name="T142">ID-s <text:s/></text:span><text:span text:style-name="T140">a fresh name globally unique</text:span></text:h>
          </table:table-cell>
        </table:table-row>
        <table:table-row table:style-name="Table21.1">
          <table:table-cell table:style-name="Table21.A1" table:number-columns-spanned="2" office:value-type="string">
            <text:h text:style-name="P44" text:outline-level="1" loext:marker-style-name="T133"><draw:frame draw:style-name="fr2" draw:name="Object50" text:anchor-type="as-char" svg:y="-0.367cm" svg:width="6.103cm" svg:height="0.572cm" draw:z-index="56"><draw:object xlink:href="./Object 50" xlink:type="simple" xlink:show="embed" xlink:actuate="onLoad"/><draw:image xlink:href="./ObjectReplacements/Object 50" xlink:type="simple" xlink:show="embed" xlink:actuate="onLoad"/></draw:frame></text:h>
            <text:h text:style-name="P44" text:outline-level="1" loext:marker-style-name="T66"><draw:frame draw:style-name="fr2" draw:name="Object51" text:anchor-type="as-char" svg:y="-0.393cm" svg:width="8.708cm" svg:height="0.573cm" draw:z-index="57"><draw:object xlink:href="./Object 51" xlink:type="simple" xlink:show="embed" xlink:actuate="onLoad"/><draw:image xlink:href="./ObjectReplacements/Object 51" xlink:type="simple" xlink:show="embed" xlink:actuate="onLoad"/></draw:frame></text:h>
          </table:table-cell>
          <table:covered-table-cell/>
        </table:table-row>
      </table:table>
      <text:h text:style-name="P56" text:outline-level="1" loext:marker-style-name="T25"/>
      <text:h text:style-name="P53" text:outline-level="1" loext:marker-style-name="T25"/>
      <table:table table:name="Table22" table:style-name="Table22">
        <table:table-column table:style-name="Table22.A"/>
        <table:table-column table:style-name="Table22.B"/>
        <table:table-row table:style-name="Table22.1">
          <table:table-cell table:style-name="Table22.A1" office:value-type="string">
            <text:h text:style-name="P43" text:outline-level="1" loext:marker-style-name="T66"><text:span text:style-name="T115">ValuesOf(</text:span><text:span text:style-name="T114">V (</text:span><text:span text:style-name="T115">R</text:span><text:bookmark-start text:name="OLE_LINK105"/><text:bookmark-start text:name="OLE_LINK106"/><text:span text:style-name="T120">1 </text:span><text:bookmark-end text:name="OLE_LINK105"/><text:bookmark-end text:name="OLE_LINK106"/><text:span text:style-name="T115">… R</text:span><text:bookmark-start text:name="_Hlk26794001"/><text:span text:style-name="T120">m</text:span><text:bookmark-end text:name="_Hlk26794001"/><text:span text:style-name="T114">)</text:span><text:span text:style-name="T115">)</text:span></text:h>
          </table:table-cell>
          <table:table-cell table:style-name="Table22.A1" office:value-type="string">
            <text:list xml:id="list220738878020127" text:continue-list="list269259350" text:style-name="WWNum12">
              <text:list-item text:start-value="1">
                <text:h text:style-name="P69" text:outline-level="1" text:restart-numbering="true" text:start-value="1" loext:marker-style-name="T139"><text:span text:style-name="T158">R</text:span><text:bookmark-start text:name="_Hlk32334069_Copy_1"/><text:span text:style-name="T140"> </text:span><text:span text:style-name="T161">⩴</text:span><text:span text:style-name="T115">(</text:span><text:span text:style-name="T171">d</text:span><text:span text:style-name="T115">..)</text:span><text:bookmark-end text:name="_Hlk32334069_Copy_1"/></text:h>
              </text:list-item>
              <text:list-item text:style-override="WWNum3">
                <text:h text:style-name="P70" text:outline-level="1" loext:marker-style-name="T139"><text:span text:style-name="T158">R</text:span><text:span text:style-name="T140"> </text:span><text:span text:style-name="T161">⩴</text:span><text:span text:style-name="T115">(..</text:span><text:span text:style-name="T172">e</text:span><text:span text:style-name="T115">)</text:span></text:h>
              </text:list-item>
              <text:list-item text:style-override="WWNum3">
                <text:h text:style-name="P62" text:outline-level="1" loext:marker-style-name="T139"><text:span text:style-name="T158">R</text:span><text:span text:style-name="T140"> </text:span><text:span text:style-name="T161">⩴</text:span><text:span text:style-name="T115">(</text:span><text:span text:style-name="T172">d</text:span><text:span text:style-name="T115">..</text:span><text:span text:style-name="T172">e</text:span><text:span text:style-name="T115">)</text:span></text:h>
              </text:list-item>
              <text:list-item text:style-override="WWNum3">
                <text:h text:style-name="P62" text:outline-level="1" loext:marker-style-name="T139"><text:span text:style-name="T158">R</text:span><text:span text:style-name="T140"> </text:span><text:span text:style-name="T161">⩴</text:span><text:span text:style-name="T115">(</text:span><text:span text:style-name="T172">d</text:span><text:span text:style-name="T115">)</text:span></text:h>
              </text:list-item>
            </text:list>
          </table:table-cell>
        </table:table-row>
        <table:table-row table:style-name="Table22.2">
          <table:table-cell table:style-name="Table22.A1" table:number-columns-spanned="2" office:value-type="string">
            <text:p text:style-name="List_20_Paragraph"/>
            <text:list xml:id="list3027941049" text:style-name="WWNum9">
              <text:list-item>
                <text:h text:style-name="P71" text:outline-level="1" loext:marker-style-name="T162"><draw:frame draw:style-name="fr2" draw:name="Object52" text:anchor-type="as-char" svg:y="-0.316cm" svg:width="3.18cm" svg:height="0.445cm" draw:z-index="58"><draw:object xlink:href="./Object 52" xlink:type="simple" xlink:show="embed" xlink:actuate="onLoad"/><draw:image xlink:href="./ObjectReplacements/Object 52" xlink:type="simple" xlink:show="embed" xlink:actuate="onLoad"/></draw:frame></text:h>
              </text:list-item>
              <text:list-item>
                <text:h text:style-name="P72" text:outline-level="1" loext:marker-style-name="T162"><draw:frame draw:style-name="fr2" draw:name="Object53" text:anchor-type="as-char" svg:y="-0.316cm" svg:width="3.152cm" svg:height="0.445cm" draw:z-index="59"><draw:object xlink:href="./Object 53" xlink:type="simple" xlink:show="embed" xlink:actuate="onLoad"/><draw:image xlink:href="./ObjectReplacements/Object 53" xlink:type="simple" xlink:show="embed" xlink:actuate="onLoad"/></draw:frame></text:h>
              </text:list-item>
              <text:list-item>
                <text:h text:style-name="P72" text:outline-level="1" loext:marker-style-name="T162"><draw:frame draw:style-name="fr2" draw:name="Object54" text:anchor-type="as-char" svg:y="-0.316cm" svg:width="4.316cm" svg:height="0.445cm" draw:z-index="60"><draw:object xlink:href="./Object 54" xlink:type="simple" xlink:show="embed" xlink:actuate="onLoad"/><draw:image xlink:href="./ObjectReplacements/Object 54" xlink:type="simple" xlink:show="embed" xlink:actuate="onLoad"/></draw:frame></text:h>
              </text:list-item>
              <text:list-item>
                <text:h text:style-name="P72" text:outline-level="1" loext:marker-style-name="T162"><draw:frame draw:style-name="fr2" draw:name="Object55" text:anchor-type="as-char" svg:y="-0.316cm" svg:width="3.203cm" svg:height="0.445cm" draw:z-index="61"><draw:object xlink:href="./Object 55" xlink:type="simple" xlink:show="embed" xlink:actuate="onLoad"/><draw:image xlink:href="./ObjectReplacements/Object 55" xlink:type="simple" xlink:show="embed" xlink:actuate="onLoad"/></draw:frame></text:h>
              </text:list-item>
            </text:list>
            <text:p text:style-name="P73" loext:marker-style-name="T112"/>
            <text:h text:style-name="P44" text:outline-level="1" loext:marker-style-name="T133"><draw:frame draw:style-name="fr2" draw:name="Object56" text:anchor-type="as-char" svg:y="-0.339cm" svg:width="7.124cm" svg:height="0.492cm" draw:z-index="62"><draw:object xlink:href="./Object 56" xlink:type="simple" xlink:show="embed" xlink:actuate="onLoad"/><draw:image xlink:href="./ObjectReplacements/Object 56" xlink:type="simple" xlink:show="embed" xlink:actuate="onLoad"/></draw:frame></text:h>
          </table:table-cell>
          <table:covered-table-cell/>
        </table:table-row>
      </table:table>
      <text:h text:style-name="P56" text:outline-level="1" loext:marker-style-name="T25"/>
      <text:h text:style-name="P53" text:outline-level="1" loext:marker-style-name="T25"/>
      <table:table table:name="Table23" table:style-name="Table23">
        <table:table-column table:style-name="Table23.A"/>
        <table:table-column table:style-name="Table23.B"/>
        <table:table-row table:style-name="Table23.1">
          <table:table-cell table:style-name="Table23.A1" office:value-type="string">
            <text:h text:style-name="P74" text:outline-level="1" loext:marker-style-name="T66"><text:span text:style-name="T115">ValuesOf(</text:span><text:span text:style-name="T114">P.i </text:span><text:span text:style-name="T173">(</text:span><text:span text:style-name="T174">R</text:span><text:bookmark-start text:name="OLE_LINK105 Copy 2"/><text:bookmark-start text:name="OLE_LINK106 Copy 2"/><text:span text:style-name="T175">1 </text:span><text:bookmark-end text:name="OLE_LINK105 Copy 2"/><text:bookmark-end text:name="OLE_LINK106 Copy 2"/><text:span text:style-name="T174">… R</text:span><text:bookmark-start text:name="_Hlk26794001 Copy 2"/><text:span text:style-name="T175">m</text:span><text:bookmark-end text:name="_Hlk26794001 Copy 2"/><text:span text:style-name="T114">)</text:span><text:span text:style-name="T115">)</text:span></text:h>
          </table:table-cell>
          <table:table-cell table:style-name="Table23.A1" office:value-type="string">
            <text:list text:continue-list="list220738878020127" text:style-name="WWNum12">
              <text:list-item text:start-value="1">
                <text:h text:style-name="P75" text:outline-level="1" text:restart-numbering="true" text:start-value="1" loext:marker-style-name="T139"><text:span text:style-name="T158">R</text:span><text:bookmark-start text:name="_Hlk32334069_Copy_1 Copy 2"/><text:span text:style-name="T140"> </text:span><text:span text:style-name="T161">⩴</text:span><text:span text:style-name="T115">(</text:span><text:span text:style-name="T171">d</text:span><text:span text:style-name="T115">..)</text:span><text:bookmark-end text:name="_Hlk32334069_Copy_1 Copy 2"/></text:h>
              </text:list-item>
              <text:list-item>
                <text:h text:style-name="P75" text:outline-level="1" loext:marker-style-name="T139"><text:span text:style-name="T158">R</text:span><text:span text:style-name="T140"> </text:span><text:span text:style-name="T161">⩴</text:span><text:span text:style-name="T115">(..</text:span><text:span text:style-name="T172">e</text:span><text:span text:style-name="T115">)</text:span></text:h>
              </text:list-item>
              <text:list-item>
                <text:h text:style-name="P75" text:outline-level="1" loext:marker-style-name="T139"><text:span text:style-name="T158">R</text:span><text:span text:style-name="T140"> </text:span><text:span text:style-name="T161">⩴</text:span><text:span text:style-name="T115">(</text:span><text:span text:style-name="T172">d</text:span><text:span text:style-name="T115">..</text:span><text:span text:style-name="T172">e</text:span><text:span text:style-name="T115">)</text:span></text:h>
              </text:list-item>
              <text:list-item>
                <text:h text:style-name="P76" text:outline-level="1"><text:soft-page-break/><text:span text:style-name="T176">R</text:span><text:span text:style-name="T177"> </text:span><text:span text:style-name="T178">⩴</text:span><text:span text:style-name="T179">(</text:span><text:span text:style-name="T180">d</text:span><text:span text:style-name="T179">)</text:span></text:h>
              </text:list-item>
            </text:list>
          </table:table-cell>
        </table:table-row>
        <table:table-row table:style-name="Table23.1">
          <table:table-cell table:style-name="Table23.A1" table:number-columns-spanned="2" office:value-type="string">
            <text:list text:continue-list="list3027941049" text:style-name="WWNum9">
              <text:list-item text:start-value="1">
                <text:h text:style-name="P77" text:outline-level="1" text:restart-numbering="true" text:start-value="-1" loext:marker-style-name="T162"><draw:frame draw:style-name="fr2" draw:name="Object24" text:anchor-type="as-char" svg:y="-0.316cm" svg:width="3.18cm" svg:height="0.445cm" draw:z-index="96"><draw:object xlink:href="./Object 24" xlink:type="simple" xlink:show="embed" xlink:actuate="onLoad"/><draw:image xlink:href="./ObjectReplacements/Object 24" xlink:type="simple" xlink:show="embed" xlink:actuate="onLoad"/><svg:desc>formula</svg:desc></draw:frame></text:h>
              </text:list-item>
              <text:list-item>
                <text:h text:style-name="P78" text:outline-level="1" loext:marker-style-name="T162"><draw:frame draw:style-name="fr2" draw:name="Object25" text:anchor-type="as-char" svg:y="-0.316cm" svg:width="3.152cm" svg:height="0.445cm" draw:z-index="97"><draw:object xlink:href="./Object 25" xlink:type="simple" xlink:show="embed" xlink:actuate="onLoad"/><draw:image xlink:href="./ObjectReplacements/Object 25" xlink:type="simple" xlink:show="embed" xlink:actuate="onLoad"/><svg:desc>formula</svg:desc></draw:frame></text:h>
              </text:list-item>
              <text:list-item>
                <text:h text:style-name="P78" text:outline-level="1" loext:marker-style-name="T162"><draw:frame draw:style-name="fr2" draw:name="Object26" text:anchor-type="as-char" svg:y="-0.316cm" svg:width="4.316cm" svg:height="0.445cm" draw:z-index="98"><draw:object xlink:href="./Object 26" xlink:type="simple" xlink:show="embed" xlink:actuate="onLoad"/><draw:image xlink:href="./ObjectReplacements/Object 26" xlink:type="simple" xlink:show="embed" xlink:actuate="onLoad"/><svg:desc>formula</svg:desc></draw:frame></text:h>
              </text:list-item>
              <text:list-item>
                <text:h text:style-name="P78" text:outline-level="1" loext:marker-style-name="T162"><draw:frame draw:style-name="fr2" draw:name="Object23" text:anchor-type="as-char" svg:y="-0.316cm" svg:width="3.203cm" svg:height="0.445cm" draw:z-index="95"><draw:object xlink:href="./Object 23" xlink:type="simple" xlink:show="embed" xlink:actuate="onLoad"/><draw:image xlink:href="./ObjectReplacements/Object 23" xlink:type="simple" xlink:show="embed" xlink:actuate="onLoad"/><svg:desc>formula</svg:desc></draw:frame></text:h>
              </text:list-item>
            </text:list>
            <text:p text:style-name="P79" loext:marker-style-name="T112"/>
            <text:h text:style-name="P44" text:outline-level="1" loext:marker-style-name="T66"><draw:frame draw:style-name="fr2" draw:name="Object57" text:anchor-type="as-char" svg:y="-0.325cm" svg:width="9.35cm" svg:height="0.476cm" draw:z-index="63"><draw:object xlink:href="./Object 57" xlink:type="simple" xlink:show="embed" xlink:actuate="onLoad"/><draw:image xlink:href="./ObjectReplacements/Object 57" xlink:type="simple" xlink:show="embed" xlink:actuate="onLoad"/></draw:frame></text:h>
          </table:table-cell>
          <table:covered-table-cell/>
        </table:table-row>
      </table:table>
      <text:h text:style-name="P56" text:outline-level="1" loext:marker-style-name="T25"/>
      <text:h text:style-name="P53" text:outline-level="1" loext:marker-style-name="T25"/>
      <table:table table:name="Table24" table:style-name="Table24">
        <table:table-column table:style-name="Table24.A"/>
        <table:table-column table:style-name="Table24.B"/>
        <table:table-row table:style-name="Table24.1">
          <table:table-cell table:style-name="Table24.A1" office:value-type="string">
            <text:h text:style-name="P43" text:outline-level="1" loext:marker-style-name="T66"><text:span text:style-name="T181">≶</text:span><text:span text:style-name="T115">(</text:span><text:bookmark-start text:name="_Hlk27214510"/><text:span text:style-name="T115">P.i</text:span><text:span text:style-name="T120">1</text:span><text:bookmark-end text:name="_Hlk27214510"/><text:span text:style-name="T115">, P.i</text:span><text:span text:style-name="T120">2</text:span><text:span text:style-name="T115">)</text:span></text:h>
          </table:table-cell>
          <table:table-cell table:style-name="Table24.A1" office:value-type="string">
            <text:h text:style-name="P43" text:outline-level="1" loext:marker-style-name="T139"><text:bookmark-start text:name="OLE_LINK168"/><text:bookmark-start text:name="OLE_LINK167"/><text:span text:style-name="T181">≶ ⩴ </text:span><text:span text:style-name="T182"></text:span><text:span text:style-name="T181"> | </text:span><text:span text:style-name="T182"></text:span><text:span text:style-name="T181"> | </text:span><text:span text:style-name="T182"></text:span><text:span text:style-name="T181"> | </text:span><text:span text:style-name="T182"></text:span><text:span text:style-name="T181"> | </text:span><text:span text:style-name="T182"></text:span><text:span text:style-name="T181"> | </text:span><text:bookmark-start text:name="_Hlk26796192"/><text:span text:style-name="T182"></text:span><text:bookmark-end text:name="OLE_LINK168"/><text:bookmark-end text:name="OLE_LINK167"/><text:bookmark-end text:name="_Hlk26796192"/></text:h>
            <text:h text:style-name="P43" text:outline-level="1" loext:marker-style-name="T167"><text:bookmark-start text:name="_Hlk27214523"/><text:span text:style-name="T140">and V</text:span><text:span text:style-name="T183">1</text:span><text:span text:style-name="T140"> is the value type associated to </text:span><text:span text:style-name="T115">P.i</text:span><text:span text:style-name="T120">1</text:span><text:bookmark-end text:name="_Hlk27214523"/></text:h>
            <text:h text:style-name="P43" text:outline-level="1" loext:marker-style-name="T184"><text:span text:style-name="T140">and V</text:span><text:span text:style-name="T183">2</text:span><text:span text:style-name="T140"> is the value type associated to </text:span><text:span text:style-name="T115">P.i</text:span><text:span text:style-name="T120">2</text:span></text:h>
          </table:table-cell>
        </table:table-row>
        <table:table-row table:style-name="Table24.1">
          <table:table-cell table:style-name="Table24.A1" table:number-columns-spanned="2" office:value-type="string">
            <text:h text:style-name="P44" text:outline-level="1" loext:marker-style-name="T66"><text:bookmark-start text:name="OLE_LINK207"/><text:bookmark-start text:name="OLE_LINK213"/><draw:frame draw:style-name="fr2" draw:name="Object58" text:anchor-type="as-char" svg:y="-0.325cm" svg:width="9.897cm" svg:height="0.485cm" draw:z-index="94"><draw:object xlink:href="./Object 58" xlink:type="simple" xlink:show="embed" xlink:actuate="onLoad"/><draw:image xlink:href="./ObjectReplacements/Object 58" xlink:type="simple" xlink:show="embed" xlink:actuate="onLoad"/></draw:frame><text:bookmark-end text:name="OLE_LINK207"/><text:bookmark-end text:name="OLE_LINK213"/></text:h>
          </table:table-cell>
          <table:covered-table-cell/>
        </table:table-row>
      </table:table>
      <text:h text:style-name="P56" text:outline-level="1" loext:marker-style-name="T25"/>
      <text:h text:style-name="P53" text:outline-level="1" loext:marker-style-name="T25"/>
      <table:table table:name="Table25" table:style-name="Table25">
        <table:table-column table:style-name="Table25.A"/>
        <table:table-column table:style-name="Table25.B"/>
        <table:table-row table:style-name="Table25.1">
          <table:table-cell table:style-name="Table25.A1" office:value-type="string">
            <text:h text:style-name="P60" text:outline-level="1" loext:marker-style-name="T66"><text:span text:style-name="T185">RingConstraint</text:span><text:span text:style-name="T115">(</text:span><text:bookmark-start text:name="_Hlk29306877"/><text:bookmark-start text:name="OLE_LINK43"/><text:span text:style-name="T115">P</text:span><text:bookmark-end text:name="_Hlk29306877"/><text:bookmark-end text:name="OLE_LINK43"/><text:span text:style-name="T115">.i, P.j)</text:span></text:h>
          </table:table-cell>
          <table:table-cell table:style-name="Table25.A1" office:value-type="string">
            <text:h text:style-name="P60" text:outline-level="1" loext:marker-style-name="T66"><text:span text:style-name="T115">i≠j</text:span><text:span text:style-name="T116"> </text:span><text:span text:style-name="T124"><text:s/></text:span><text:bookmark-start text:name="_Hlk29485657"/><text:bookmark-start text:name="OLE_LINK111"/><text:span text:style-name="T116">and </text:span><text:span text:style-name="T115">P</text:span><text:span text:style-name="T120">b</text:span><text:span text:style-name="T116"> fresh predicate name</text:span><text:span text:style-name="T140"> </text:span><text:span text:style-name="T116">with </text:span><draw:frame draw:style-name="fr2" draw:name="Object59" text:anchor-type="as-char" svg:y="-0.325cm" svg:width="1.371cm" svg:height="0.453cm" draw:z-index="42"><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80" loext:marker-style-name="T186"><text:span text:style-name="T126">(MACRO)<text:line-break/></text:span><text:span text:style-name="T127">JoinPath(P</text:span><text:span text:style-name="T128">b</text:span><text:span text:style-name="T127"> (P.i</text:span><text:span text:style-name="T128"> </text:span><text:span text:style-name="T127">P</text:span><text:span text:style-name="T128">1</text:span><text:span text:style-name="T127">.j))</text:span></text:p>
            <text:p text:style-name="P81" loext:marker-style-name="T187"/>
            <text:list text:style-name="WWNum1">
              <text:list-item>
                <text:p text:style-name="P82" loext:marker-style-name="T187"><text:span text:style-name="T115">LocallyReflexive</text:span><text:span text:style-name="T188"/></text:p>
                <text:list>
                  <text:list-header>
                    <text:p text:style-name="P82" loext:marker-style-name="T189"><text:bookmark-start text:name="_Hlk511749523"/><text:bookmark-start text:name="OLE_LINK281"/><draw:frame draw:style-name="fr2" draw:name="Object60" text:anchor-type="as-char" svg:y="-0.316cm" svg:width="3.657cm" svg:height="0.445cm" draw:z-index="43"><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83" loext:marker-style-name="T190"/>
            <text:list text:continue-numbering="true" text:style-name="WWNum1">
              <text:list-item>
                <text:p text:style-name="P82" loext:marker-style-name="T187"><text:span text:style-name="T115">PurelyReflexive</text:span><text:span text:style-name="T188"/></text:p>
                <text:list>
                  <text:list-header>
                    <text:p text:style-name="P82" loext:marker-style-name="T189"><draw:frame draw:style-name="fr2" draw:name="Object61" text:anchor-type="as-char" svg:y="-0.316cm" svg:width="3.521cm" svg:height="0.445cm" draw:z-index="44"><draw:object xlink:href="./Object 61" xlink:type="simple" xlink:show="embed" xlink:actuate="onLoad"/><draw:image xlink:href="./ObjectReplacements/Object 61" xlink:type="simple" xlink:show="embed" xlink:actuate="onLoad"/></draw:frame></text:p>
                  </text:list-header>
                </text:list>
              </text:list-item>
            </text:list>
            <text:p text:style-name="P83" loext:marker-style-name="T190"/>
            <text:list text:continue-numbering="true" text:style-name="WWNum1">
              <text:list-item>
                <text:p text:style-name="P84" loext:marker-style-name="T187"><text:span text:style-name="T115">Irreflexive</text:span><text:span text:style-name="T188"/></text:p>
                <text:list>
                  <text:list-header>
                    <text:p text:style-name="P84" loext:marker-style-name="T189"><draw:frame draw:style-name="fr2" draw:name="Object62" text:anchor-type="as-char" svg:y="-0.316cm" svg:width="1.568cm" svg:height="0.445cm" draw:z-index="45"><draw:object xlink:href="./Object 62" xlink:type="simple" xlink:show="embed" xlink:actuate="onLoad"/><draw:image xlink:href="./ObjectReplacements/Object 62" xlink:type="simple" xlink:show="embed" xlink:actuate="onLoad"/></draw:frame></text:p>
                  </text:list-header>
                </text:list>
              </text:list-item>
            </text:list>
            <text:p text:style-name="P85" loext:marker-style-name="T190"/>
            <text:list text:continue-numbering="true" text:style-name="WWNum1">
              <text:list-item>
                <text:p text:style-name="P84" loext:marker-style-name="T148"><text:span text:style-name="T115">Symmetric</text:span><text:span text:style-name="T188"/></text:p>
                <text:list>
                  <text:list-header>
                    <text:p text:style-name="P84" loext:marker-style-name="T189"><draw:frame draw:style-name="fr2" draw:name="Object63" text:anchor-type="as-char" svg:y="-0.316cm" svg:width="3.66cm" svg:height="0.445cm" draw:z-index="46"><draw:object xlink:href="./Object 63" xlink:type="simple" xlink:show="embed" xlink:actuate="onLoad"/><draw:image xlink:href="./ObjectReplacements/Object 63"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Asymmetric</text:span><text:span text:style-name="T188"/></text:p>
                <text:list>
                  <text:list-header>
                    <text:p text:style-name="P84" loext:marker-style-name="T189"><draw:frame draw:style-name="fr2" draw:name="Object64" text:anchor-type="as-char" svg:y="-0.316cm" svg:width="3.933cm" svg:height="0.445cm" draw:z-index="47"><draw:object xlink:href="./Object 64" xlink:type="simple" xlink:show="embed" xlink:actuate="onLoad"/><draw:image xlink:href="./ObjectReplacements/Object 64" xlink:type="simple" xlink:show="embed" xlink:actuate="onLoad"/></draw:frame></text:p>
                  </text:list-header>
                </text:list>
              </text:list-item>
            </text:list>
            <text:p text:style-name="P86" loext:marker-style-name="T191"/>
            <text:list text:continue-numbering="true" text:style-name="WWNum1">
              <text:list-item>
                <text:p text:style-name="P84" loext:marker-style-name="T187"><text:span text:style-name="T115">Antisymmetric</text:span><text:span text:style-name="T188"/></text:p>
                <text:list>
                  <text:list-header>
                    <text:p text:style-name="P84" loext:marker-style-name="T189"><draw:frame draw:style-name="fr2" draw:name="Object65" text:anchor-type="as-char" svg:y="-0.316cm" svg:width="5.154cm" svg:height="0.445cm" draw:z-index="48"><draw:object xlink:href="./Object 65" xlink:type="simple" xlink:show="embed" xlink:actuate="onLoad"/><draw:image xlink:href="./ObjectReplacements/Object 65"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Transitive</text:span><text:span text:style-name="T188"/></text:p>
                <text:list>
                  <text:list-header>
                    <text:p text:style-name="P84" loext:marker-style-name="T189"><text:bookmark-start text:name="_Hlk511750205"/><draw:frame draw:style-name="fr2" draw:name="Object66" text:anchor-type="as-char" svg:y="-0.316cm" svg:width="7.126cm" svg:height="0.445cm" draw:z-index="49"><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83" loext:marker-style-name="T190"/>
            <text:list text:continue-numbering="true" text:style-name="WWNum1">
              <text:list-item>
                <text:p text:style-name="P84" loext:marker-style-name="T148"><text:span text:style-name="T115">Intransitive</text:span><text:span text:style-name="T188"/></text:p>
                <text:list>
                  <text:list-header>
                    <text:p text:style-name="P84" loext:marker-style-name="T189"><draw:frame draw:style-name="fr2" draw:name="Object67" text:anchor-type="as-char" svg:y="-0.316cm" svg:width="7.4cm" svg:height="0.445cm" draw:z-index="50"><draw:object xlink:href="./Object 67" xlink:type="simple" xlink:show="embed" xlink:actuate="onLoad"/><draw:image xlink:href="./ObjectReplacements/Object 67"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StronglyIntransitive</text:span><text:span text:style-name="T188"/></text:p>
                <text:list>
                  <text:list-header>
                    <text:p text:style-name="P84" loext:marker-style-name="T189"><draw:frame draw:style-name="fr2" draw:name="Object68" text:anchor-type="as-char" svg:y="-0.367cm" svg:width="7.511cm" svg:height="0.496cm" draw:z-index="51"><draw:object xlink:href="./Object 68" xlink:type="simple" xlink:show="embed" xlink:actuate="onLoad"/><draw:image xlink:href="./ObjectReplacements/Object 68"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Acyclic</text:span><text:span text:style-name="T188"/></text:p>
                <text:list>
                  <text:list-header>
                    <text:p text:style-name="P84" loext:marker-style-name="T189"><draw:frame draw:style-name="fr2" draw:name="Object69" text:anchor-type="as-char" svg:y="-0.367cm" svg:width="1.679cm" svg:height="0.496cm" draw:z-index="52"><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35" loext:marker-style-name="T25"/>
      <text:h text:style-name="P17" text:outline-level="1" loext:marker-style-name="T25"><text:span text:style-name="T26">Derivation Rules</text:span><text:span text:style-name="T25"/></text:h>
      <text:p text:style-name="P87" loext:marker-style-name="T189"><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43" text:outline-level="1" loext:marker-style-name="T192"><text:span text:style-name="T193">SubTypeRule(T, PATH)</text:span><text:span text:style-name="T194"/></text:h>
          </table:table-cell>
          <table:table-cell table:style-name="Table26.A1" office:value-type="string">
            <text:h text:style-name="P88" text:outline-level="1" loext:marker-style-name="T153"/>
          </table:table-cell>
        </table:table-row>
        <table:table-row table:style-name="Table26.1">
          <table:table-cell table:style-name="Table26.A1" table:number-columns-spanned="2" office:value-type="string">
            <text:h text:style-name="P89" text:outline-level="1" loext:marker-style-name="T195"><draw:frame draw:style-name="fr2" draw:name="Object70" text:anchor-type="as-char" svg:y="-0.367cm" svg:width="4.957cm" svg:height="0.496cm" draw:z-index="64"><draw:object xlink:href="./Object 70" xlink:type="simple" xlink:show="embed" xlink:actuate="onLoad"/><draw:image xlink:href="./ObjectReplacements/Object 70" xlink:type="simple" xlink:show="embed" xlink:actuate="onLoad"/></draw:frame><text:span text:style-name="T196"><text:tab/> {</text:span><draw:frame draw:style-name="fr2" draw:name="Object71" text:anchor-type="as-char" svg:y="-0.316cm" svg:width="1.67cm" svg:height="0.445cm" draw:z-index="65"><draw:object xlink:href="./Object 71" xlink:type="simple" xlink:show="embed" xlink:actuate="onLoad"/><draw:image xlink:href="./ObjectReplacements/Object 71" xlink:type="simple" xlink:show="embed" xlink:actuate="onLoad"/></draw:frame><text:span text:style-name="T196">}</text:span><text:span text:style-name="T197"> includes all the </text:span><text:bookmark-start text:name="_Hlk26382000"/><text:bookmark-start text:name="OLE_LINK257"/><text:span text:style-name="T127">?VAR</text:span><text:bookmark-end text:name="_Hlk26382000"/><text:bookmark-end text:name="OLE_LINK257"/><text:span text:style-name="T197"> variable symbols in </text:span><draw:frame draw:style-name="fr2" draw:name="Object72" text:anchor-type="as-char" svg:y="-0.367cm" svg:width="1.02cm" svg:height="0.445cm" draw:z-index="66"><draw:object xlink:href="./Object 72" xlink:type="simple" xlink:show="embed" xlink:actuate="onLoad"/><draw:image xlink:href="./ObjectReplacements/Object 72" xlink:type="simple" xlink:show="embed" xlink:actuate="onLoad"/></draw:frame></text:h>
          </table:table-cell>
          <table:covered-table-cell/>
        </table:table-row>
      </table:table>
      <text:h text:style-name="P64" text:outline-level="1" loext:marker-style-name="T26"><text:bookmark text:name="OLE_LINK285"/><text:bookmark text:name="OLE_LINK284"/></text:h>
      <text:p text:style-name="P90" loext:marker-style-name="T198"/>
      <table:table table:name="Table27" table:style-name="Table27">
        <table:table-column table:style-name="Table27.A"/>
        <table:table-column table:style-name="Table27.B"/>
        <table:table-row table:style-name="Table27.1">
          <table:table-cell table:style-name="Table27.A1" office:value-type="string">
            <text:h text:style-name="P43" text:outline-level="1" loext:marker-style-name="T199"><text:bookmark-start text:name="OLE_LINK71"/><text:bookmark-start text:name="OLE_LINK66"/><text:span text:style-name="T193">FactTypeRule</text:span><text:bookmark-end text:name="OLE_LINK71"/><text:bookmark-end text:name="OLE_LINK66"/><text:span text:style-name="T193">(P, </text:span><text:bookmark-start text:name="_Hlk26280966"/><text:bookmark-start text:name="OLE_LINK130"/><text:span text:style-name="T200">PATH</text:span><text:span text:style-name="T201">1</text:span><text:bookmark-end text:name="_Hlk26280966"/><text:bookmark-end text:name="OLE_LINK130"/><text:span text:style-name="T202">, </text:span><text:bookmark-start text:name="_Hlk26292291"/><text:bookmark-start text:name="OLE_LINK187"/><text:span text:style-name="T202">… </text:span><text:bookmark-end text:name="_Hlk26292291"/><text:bookmark-end text:name="OLE_LINK187"/><text:span text:style-name="T200">PATH</text:span><text:span text:style-name="T203">α(P)</text:span><text:span text:style-name="T193">)</text:span></text:h>
          </table:table-cell>
          <table:table-cell table:style-name="Table27.A1" office:value-type="string">
            <text:h text:style-name="P91" text:outline-level="1" loext:marker-style-name="T204"/>
          </table:table-cell>
        </table:table-row>
        <table:table-row table:style-name="Table27.2">
          <table:table-cell table:style-name="Table27.A1" table:number-columns-spanned="2" office:value-type="string">
            <text:h text:style-name="P92" text:outline-level="1" loext:marker-style-name="T143"><draw:frame draw:style-name="fr2" draw:name="Object73" text:anchor-type="as-char" svg:y="-0.367cm" svg:width="10.301cm" svg:height="0.52cm" draw:z-index="67"><draw:object xlink:href="./Object 73" xlink:type="simple" xlink:show="embed" xlink:actuate="onLoad"/><draw:image xlink:href="./ObjectReplacements/Object 73" xlink:type="simple" xlink:show="embed" xlink:actuate="onLoad"/></draw:frame></text:h>
            <text:h text:style-name="P93" text:outline-level="1" loext:marker-style-name="T205"/>
            <text:h text:style-name="P94" text:outline-level="1" loext:marker-style-name="T153"><text:span text:style-name="T206"><text:tab/></text:span><text:bookmark-start text:name="_Hlk26292225"/><text:bookmark-start text:name="OLE_LINK185"/><text:span text:style-name="T197"> </text:span><draw:frame draw:style-name="fr2" draw:name="Object74" text:anchor-type="as-char" svg:y="-0.316cm" svg:width="1.67cm" svg:height="0.445cm" draw:z-index="68"><draw:object xlink:href="./Object 74" xlink:type="simple" xlink:show="embed" xlink:actuate="onLoad"/><draw:image xlink:href="./ObjectReplacements/Object 74" xlink:type="simple" xlink:show="embed" xlink:actuate="onLoad"/></draw:frame><text:span text:style-name="T197">includes the </text:span><text:span text:style-name="T127">?VAR</text:span><text:span text:style-name="T197"> variable symbols in </text:span><draw:frame draw:style-name="fr2" draw:name="Object75" text:anchor-type="as-char" svg:y="-0.367cm" svg:width="3.034cm" svg:height="0.519cm" draw:z-index="69"><draw:object xlink:href="./Object 75" xlink:type="simple" xlink:show="embed" xlink:actuate="onLoad"/><draw:image xlink:href="./ObjectReplacements/Object 75" xlink:type="simple" xlink:show="embed" xlink:actuate="onLoad"/></draw:frame><text:bookmark-end text:name="_Hlk26292225"/><text:bookmark-end text:name="OLE_LINK185"/></text:h>
          </table:table-cell>
          <table:covered-table-cell/>
        </table:table-row>
      </table:table>
      <text:p text:style-name="P95" loext:marker-style-name="T189"/>
      <text:p text:style-name="P95" loext:marker-style-name="T189"/>
      <table:table table:name="Table28" table:style-name="Table28">
        <table:table-column table:style-name="Table28.A"/>
        <table:table-column table:style-name="Table28.B"/>
        <table:table-row table:style-name="Table28.1">
          <table:table-cell table:style-name="Table28.A1" office:value-type="string">
            <text:h text:style-name="P43" text:outline-level="1" loext:marker-style-name="T192"><text:span text:style-name="T193">SubTypeSemiRule(T, PATH)</text:span><text:span text:style-name="T194"/></text:h>
          </table:table-cell>
          <table:table-cell table:style-name="Table28.A1" office:value-type="string">
            <text:h text:style-name="P88" text:outline-level="1" loext:marker-style-name="T153"/>
          </table:table-cell>
        </table:table-row>
        <table:table-row table:style-name="Table28.1">
          <table:table-cell table:style-name="Table28.A1" table:number-columns-spanned="2" office:value-type="string">
            <text:h text:style-name="P89" text:outline-level="1" loext:marker-style-name="T195"><draw:frame draw:style-name="fr2" draw:name="Object76" text:anchor-type="as-char" svg:y="-0.367cm" svg:width="4.957cm" svg:height="0.496cm" draw:z-index="70"><draw:object xlink:href="./Object 76" xlink:type="simple" xlink:show="embed" xlink:actuate="onLoad"/><draw:image xlink:href="./ObjectReplacements/Object 76" xlink:type="simple" xlink:show="embed" xlink:actuate="onLoad"/></draw:frame><text:span text:style-name="T196"><text:tab/> {</text:span><draw:frame draw:style-name="fr2" draw:name="Object77" text:anchor-type="as-char" svg:y="-0.316cm" svg:width="1.67cm" svg:height="0.445cm" draw:z-index="71"><draw:object xlink:href="./Object 77" xlink:type="simple" xlink:show="embed" xlink:actuate="onLoad"/><draw:image xlink:href="./ObjectReplacements/Object 77" xlink:type="simple" xlink:show="embed" xlink:actuate="onLoad"/></draw:frame><text:span text:style-name="T196">}</text:span><text:span text:style-name="T197"> includes all the </text:span><text:span text:style-name="T127">?VAR</text:span><text:span text:style-name="T197"> variable symbols in </text:span><draw:frame draw:style-name="fr2" draw:name="Object78" text:anchor-type="as-char" svg:y="-0.367cm" svg:width="1.296cm" svg:height="0.52cm" draw:z-index="72"><draw:object xlink:href="./Object 78" xlink:type="simple" xlink:show="embed" xlink:actuate="onLoad"/><draw:image xlink:href="./ObjectReplacements/Object 78" xlink:type="simple" xlink:show="embed" xlink:actuate="onLoad"/></draw:frame></text:h>
          </table:table-cell>
          <table:covered-table-cell/>
        </table:table-row>
      </table:table>
      <text:h text:style-name="P64" text:outline-level="1" loext:marker-style-name="T26"/>
      <text:p text:style-name="P90" loext:marker-style-name="T198"/>
      <table:table table:name="Table29" table:style-name="Table29">
        <table:table-column table:style-name="Table29.A"/>
        <table:table-column table:style-name="Table29.B"/>
        <table:table-row table:style-name="Table29.1">
          <table:table-cell table:style-name="Table29.A1" office:value-type="string">
            <text:h text:style-name="P43" text:outline-level="1" loext:marker-style-name="T199"><text:span text:style-name="T193">FactTypeSemiRule(P, </text:span><text:span text:style-name="T200">PATH</text:span><text:span text:style-name="T201">1</text:span><text:span text:style-name="T202">, … </text:span><text:span text:style-name="T200">PATH</text:span><text:span text:style-name="T203">α(P)</text:span><text:span text:style-name="T193">)</text:span></text:h>
          </table:table-cell>
          <table:table-cell table:style-name="Table29.A1" office:value-type="string">
            <text:h text:style-name="P91" text:outline-level="1" loext:marker-style-name="T204"/>
          </table:table-cell>
        </table:table-row>
        <table:table-row table:style-name="Table29.2">
          <table:table-cell table:style-name="Table29.A1" table:number-columns-spanned="2" office:value-type="string">
            <text:h text:style-name="P92" text:outline-level="1" loext:marker-style-name="T143"><draw:frame draw:style-name="fr2" draw:name="Object79" text:anchor-type="as-char" svg:y="-0.367cm" svg:width="10.301cm" svg:height="0.52cm" draw:z-index="73"><draw:object xlink:href="./Object 79" xlink:type="simple" xlink:show="embed" xlink:actuate="onLoad"/><draw:image xlink:href="./ObjectReplacements/Object 79" xlink:type="simple" xlink:show="embed" xlink:actuate="onLoad"/></draw:frame></text:h>
            <text:h text:style-name="P93" text:outline-level="1" loext:marker-style-name="T205"/>
            <text:h text:style-name="P94" text:outline-level="1" loext:marker-style-name="T153"><text:span text:style-name="T206"><text:tab/></text:span><draw:frame draw:style-name="fr2" draw:name="Object80" text:anchor-type="as-char" svg:y="-0.316cm" svg:width="1.988cm" svg:height="0.445cm" draw:z-index="74"><draw:object xlink:href="./Object 80" xlink:type="simple" xlink:show="embed" xlink:actuate="onLoad"/><draw:image xlink:href="./ObjectReplacements/Object 80" xlink:type="simple" xlink:show="embed" xlink:actuate="onLoad"/></draw:frame><text:span text:style-name="T197"> includes the </text:span><text:span text:style-name="T127">?VAR</text:span><text:span text:style-name="T197"> variable symbols in </text:span><draw:frame draw:style-name="fr2" draw:name="Object81" text:anchor-type="as-char" svg:y="-0.367cm" svg:width="3.034cm" svg:height="0.519cm" draw:z-index="75"><draw:object xlink:href="./Object 81" xlink:type="simple" xlink:show="embed" xlink:actuate="onLoad"/><draw:image xlink:href="./ObjectReplacements/Object 81" xlink:type="simple" xlink:show="embed" xlink:actuate="onLoad"/></draw:frame></text:h>
          </table:table-cell>
          <table:covered-table-cell/>
        </table:table-row>
      </table:table>
      <text:p text:style-name="P95" loext:marker-style-name="T189"/>
      <text:p text:style-name="P95" loext:marker-style-name="T189"/>
      <table:table table:name="Table30" table:style-name="Table30">
        <table:table-column table:style-name="Table30.A"/>
        <table:table-column table:style-name="Table30.B"/>
        <table:table-row table:style-name="Table30.1">
          <table:table-cell table:style-name="Table30.A1" office:value-type="string">
            <text:h text:style-name="P43" text:outline-level="1" loext:marker-style-name="T207"><text:bookmark text:name="OLE_LINK285_Copy_1"/><text:bookmark text:name="OLE_LINK284_Copy_1"/><text:bookmark-start text:name="OLE_LINK89"/><text:bookmark-start text:name="OLE_LINK90"/><text:span text:style-name="T115">JoinPath(P (</text:span><text:bookmark-start text:name="_Hlk26290304"/><text:bookmark-start text:name="OLE_LINK143"/><text:bookmark-start text:name="OLE_LINK169"/><text:bookmark-start text:name="_Hlk26290471"/><text:bookmark-start text:name="OLE_LINK163"/><text:bookmark-start text:name="OLE_LINK196"/><text:span text:style-name="T115">P</text:span><text:span text:style-name="T120">1</text:span><text:bookmark-end text:name="_Hlk26290471"/><text:bookmark-end text:name="OLE_LINK163"/><text:bookmark-end text:name="OLE_LINK196"/><text:span text:style-name="T115">.i</text:span><text:span text:style-name="T120">1</text:span><text:bookmark-end text:name="_Hlk26290304"/><text:bookmark-end text:name="OLE_LINK143"/><text:bookmark-end text:name="OLE_LINK169"/><text:span text:style-name="T120">, </text:span><text:bookmark-start text:name="_Hlk26290482"/><text:bookmark-start text:name="OLE_LINK170"/><text:span text:style-name="T120">1</text:span><text:span text:style-name="T115">.j</text:span><text:span text:style-name="T120">1</text:span><text:bookmark-end text:name="_Hlk26290482"/><text:bookmark-end text:name="OLE_LINK170"/><text:span text:style-name="T115">) </text:span><text:bookmark-start text:name="_Hlk26290543"/><text:bookmark-start text:name="OLE_LINK172"/><text:span text:style-name="T115">… </text:span><text:bookmark-end text:name="_Hlk26290543"/><text:bookmark-end text:name="OLE_LINK172"/><text:span text:style-name="T115">(P</text:span><text:span text:style-name="T120">m</text:span><text:span text:style-name="T115">.i</text:span><text:span text:style-name="T120">m, </text:span><text:span text:style-name="T115">P</text:span><text:span text:style-name="T120">m</text:span><text:span text:style-name="T115">.j</text:span><text:span text:style-name="T120">m</text:span><text:span text:style-name="T115">))</text:span><text:bookmark-end text:name="OLE_LINK89"/><text:bookmark-end text:name="OLE_LINK90"/></text:h>
          </table:table-cell>
          <table:table-cell table:style-name="Table30.A1" office:value-type="string">
            <text:h text:style-name="P43" text:outline-level="1" loext:marker-style-name="T204"><draw:frame draw:style-name="fr2" draw:name="Object82" text:anchor-type="as-char" svg:y="-0.325cm" svg:width="1.249cm" svg:height="0.427cm" draw:z-index="76"><draw:object xlink:href="./Object 82" xlink:type="simple" xlink:show="embed" xlink:actuate="onLoad"/><draw:image xlink:href="./ObjectReplacements/Object 82" xlink:type="simple" xlink:show="embed" xlink:actuate="onLoad"/></draw:frame><text:span text:style-name="T116"><text:s/>and <text:s/>for</text:span><text:span text:style-name="T115"> k≤m: i</text:span><text:span text:style-name="T120">k</text:span><text:span text:style-name="T136"> ≠</text:span><text:span text:style-name="T115">j</text:span><text:span text:style-name="T120">k</text:span></text:h>
          </table:table-cell>
        </table:table-row>
        <table:table-row table:style-name="Table30.1">
          <table:table-cell table:style-name="Table30.A1" table:number-columns-spanned="2" office:value-type="string">
            <text:h text:style-name="P96" text:outline-level="1" loext:marker-style-name="T143"><text:span text:style-name="T125">(MACRO)<text:line-break/></text:span><text:bookmark-start text:name="_Hlk26340048"/><text:bookmark-start text:name="OLE_LINK208"/><text:span text:style-name="T127">FactTypeRule(P<text:tab/>(</text:span><text:bookmark-start text:name="_Hlk26290519"/><text:bookmark-start text:name="OLE_LINK171"/><text:bookmark-start text:name="_Hlk26290595"/><text:bookmark-start text:name="OLE_LINK173"/><text:span text:style-name="T127">P</text:span><text:span text:style-name="T128">1</text:span><text:span text:style-name="T127">.i</text:span><text:span text:style-name="T128">1</text:span><text:span text:style-name="T127"> </text:span><text:span text:style-name="T144">➤</text:span><text:span text:style-name="T145"> </text:span><text:span text:style-name="T127">[P</text:span><text:span text:style-name="T128">1</text:span><text:span text:style-name="T127">.j</text:span><text:span text:style-name="T128">1</text:span><text:bookmark-end text:name="_Hlk26290595"/><text:bookmark-end text:name="OLE_LINK173"/><text:span text:style-name="T127"> </text:span><text:bookmark-start text:name="OLE_LINK188"/><text:bookmark-start text:name="OLE_LINK189"/><text:span text:style-name="T146">⋈</text:span><text:span text:style-name="T127"> </text:span><text:bookmark-end text:name="OLE_LINK188"/><text:bookmark-end text:name="OLE_LINK189"/><text:span text:style-name="T127">(P</text:span><text:span text:style-name="T128">2</text:span><text:span text:style-name="T127">.i</text:span><text:span text:style-name="T128">2</text:span><text:span text:style-name="T127"> </text:span><text:span text:style-name="T144">➤</text:span><text:span text:style-name="T145"> </text:span><text:span text:style-name="T127">[P</text:span><text:span text:style-name="T128">2</text:span><text:span text:style-name="T127">.j</text:span><text:span text:style-name="T128">2</text:span><text:span text:style-name="T127"> </text:span><text:span text:style-name="T146">⋈</text:span><text:span text:style-name="T127"> (… (P</text:span><text:span text:style-name="T128">m</text:span><text:span text:style-name="T127">.i</text:span><text:span text:style-name="T128">m</text:span><text:span text:style-name="T127"> </text:span><text:span text:style-name="T144">➤</text:span><text:span text:style-name="T145"> </text:span><text:span text:style-name="T127">[P</text:span><text:span text:style-name="T128">m</text:span><text:span text:style-name="T127">.j</text:span><text:span text:style-name="T128">m</text:span><text:span text:style-name="T127"> </text:span><text:span text:style-name="T146">⋈</text:span><text:span text:style-name="T127"> ?x]))])</text:span><text:bookmark-end text:name="_Hlk26290519"/><text:bookmark-end text:name="OLE_LINK171"/><text:span text:style-name="T127">])</text:span></text:h>
            <text:h text:style-name="P96" text:outline-level="1" loext:marker-style-name="T153"><text:span text:style-name="T125"><text:tab/></text:span><text:span text:style-name="T127">(?x))</text:span><text:bookmark-end text:name="_Hlk26340048"/><text:bookmark-end text:name="OLE_LINK208"/></text:h>
          </table:table-cell>
          <table:covered-table-cell/>
        </table:table-row>
      </table:table>
      <text:h text:style-name="P56" text:outline-level="1" loext:marker-style-name="T25"/>
      <text:h text:style-name="P97" text:outline-level="1" loext:marker-style-name="T208"><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98" text:outline-level="1" loext:marker-style-name="T209"><text:span text:style-name="T115">PATH </text:span><text:span text:style-name="T210">::=</text:span><text:span text:style-name="T115"><text:tab/></text:span><text:bookmark text:name="_Hlk26379047"/><text:bookmark text:name="OLE_LINK224"/><text:span text:style-name="T115">T</text:span><text:bookmark-start text:name="_Hlk26291676"/><text:bookmark-start text:name="OLE_LINK181"/><text:span text:style-name="T115"> </text:span><text:bookmark-start text:name="_Hlk26284544"/><text:bookmark-start text:name="OLE_LINK166"/><text:span text:style-name="T210">|</text:span><text:bookmark-end text:name="_Hlk26291676"/><text:bookmark-end text:name="OLE_LINK181"/><text:bookmark-end text:name="_Hlk26284544"/><text:bookmark-end text:name="OLE_LINK166"/></text:h>
            <text:h text:style-name="P98" text:outline-level="1" loext:marker-style-name="T209"><text:span text:style-name="T115"><text:tab/>P</text:span><text:span text:style-name="T120">u</text:span><text:span text:style-name="T115"> </text:span><text:span text:style-name="T210">|</text:span><text:bookmark-start text:name="_Hlk29309331"/><text:bookmark-start text:name="OLE_LINK65"/></text:h>
            <text:h text:style-name="P99" text:outline-level="1" loext:marker-style-name="T211"><text:bookmark-end text:name="OLE_LINK65"/><text:bookmark-end text:name="_Hlk29309331"/><text:bookmark-start text:name="_Hlk26290460"/><text:bookmark-start text:name="OLE_LINK160"/><text:span text:style-name="T115">P.i</text:span><text:span text:style-name="T212">1</text:span><text:span text:style-name="T115"> </text:span><text:bookmark-start text:name="_Hlk26290314"/><text:bookmark-start text:name="OLE_LINK145"/><text:span text:style-name="T213">➤</text:span><text:bookmark-end text:name="_Hlk26290314"/><text:bookmark-end text:name="OLE_LINK145"/><text:span text:style-name="T214"> </text:span><text:span text:style-name="T115">[P.i</text:span><text:span text:style-name="T212">2</text:span><text:span text:style-name="T115"> </text:span><text:bookmark-start text:name="_Hlk26280539"/><text:bookmark-start text:name="OLE_LINK91"/><text:bookmark-start text:name="OLE_LINK81"/><text:bookmark-start text:name="OLE_LINK82"/><text:span text:style-name="T215">⋈</text:span><text:span text:style-name="T115"> </text:span><text:bookmark-end text:name="OLE_LINK81"/><text:bookmark-end text:name="OLE_LINK82"/><text:span text:style-name="T115">PATH</text:span><text:span text:style-name="T120">1</text:span><text:bookmark-end text:name="_Hlk26290460"/><text:bookmark-end text:name="OLE_LINK160"/><text:bookmark-end text:name="_Hlk26280539"/><text:bookmark-end text:name="OLE_LINK91"/><text:bookmark-start text:name="_Hlk26280615"/><text:bookmark-start text:name="OLE_LINK118"/><text:span text:style-name="T115">] </text:span><text:bookmark-start text:name="_Hlk26280785"/><text:bookmark-start text:name="OLE_LINK129"/><text:bookmark-start text:name="OLE_LINK134"/><text:bookmark-start text:name="OLE_LINK241"/><text:span text:style-name="T115">… </text:span><text:bookmark-end text:name="_Hlk26280615"/><text:bookmark-end text:name="OLE_LINK118"/><text:bookmark-end text:name="_Hlk26280785"/><text:bookmark-end text:name="OLE_LINK129"/><text:bookmark-end text:name="OLE_LINK134"/><text:bookmark-end text:name="OLE_LINK241"/><text:span text:style-name="T115">[P.i</text:span><text:span text:style-name="T120">m</text:span><text:span text:style-name="T115"> </text:span><text:span text:style-name="T215">⋈</text:span><text:span text:style-name="T115"> PATH</text:span><text:span text:style-name="T120">m</text:span><text:span text:style-name="T115">] </text:span><text:span text:style-name="T210">|</text:span></text:h>
            <text:h text:style-name="P98" text:outline-level="1" loext:marker-style-name="T211"><text:span text:style-name="T115"><text:tab/>PATH</text:span><text:span text:style-name="T120">1</text:span><text:span text:style-name="T115"> ∨ </text:span><text:bookmark-start text:name="_Hlk26280553"/><text:bookmark-start text:name="OLE_LINK93"/><text:span text:style-name="T115">PATH</text:span><text:span text:style-name="T120">2</text:span><text:bookmark-end text:name="_Hlk26280553"/><text:bookmark-end text:name="OLE_LINK93"/><text:span text:style-name="T115"> </text:span><text:span text:style-name="T210">|</text:span></text:h>
            <text:h text:style-name="P98" text:outline-level="1" loext:marker-style-name="T211"><text:span text:style-name="T115"><text:tab/>PATH</text:span><text:span text:style-name="T120">1</text:span><text:span text:style-name="T115"> </text:span><text:bookmark-start text:name="_Hlk26281424"/><text:bookmark-start text:name="OLE_LINK135"/><text:bookmark-start text:name="OLE_LINK174"/><text:span text:style-name="T115">∧</text:span><text:bookmark-end text:name="_Hlk26281424"/><text:bookmark-end text:name="OLE_LINK135"/><text:bookmark-end text:name="OLE_LINK174"/><text:span text:style-name="T115"> PATH</text:span><text:span text:style-name="T120">2</text:span><text:span text:style-name="T115"> </text:span><text:span text:style-name="T210">|</text:span></text:h>
            <text:h text:style-name="P98" text:outline-level="1" loext:marker-style-name="T211"><text:span text:style-name="T115"><text:tab/>PATH</text:span><text:span text:style-name="T120">1</text:span><text:span text:style-name="T115"> </text:span><text:bookmark-start text:name="_Hlk29311988"/><text:span text:style-name="T115">∖</text:span><text:bookmark-end text:name="_Hlk29311988"/><text:span text:style-name="T115"> PATH</text:span><text:span text:style-name="T120">2</text:span><text:bookmark-start text:name="OLE_LINK94"/><text:bookmark-start text:name="OLE_LINK114"/><text:span text:style-name="T115"> </text:span><text:span text:style-name="T210">|</text:span><text:bookmark-end text:name="OLE_LINK94"/><text:bookmark-end text:name="OLE_LINK114"/></text:h>
            <text:h text:style-name="P98" text:outline-level="1" loext:marker-style-name="T211"><text:span text:style-name="T115"><text:tab/>{</text:span><text:bookmark-start text:name="OLE_LINK243"/><text:bookmark-start text:name="OLE_LINK244"/><text:bookmark-start text:name="_Hlk26381256"/><text:bookmark-start text:name="OLE_LINK242"/><text:bookmark-start text:name="_Hlk26280643"/><text:bookmark-start text:name="OLE_LINK119"/><text:span text:style-name="T115">d</text:span><text:bookmark-end text:name="_Hlk26280643"/><text:bookmark-end text:name="OLE_LINK119"/><text:span text:style-name="T120">1</text:span><text:bookmark-end text:name="_Hlk26381256"/><text:bookmark-end text:name="OLE_LINK242"/><text:span text:style-name="T115"> … d</text:span><text:span text:style-name="T120">n</text:span><text:bookmark-end text:name="OLE_LINK243"/><text:bookmark-end text:name="OLE_LINK244"/><text:span text:style-name="T115">} </text:span><text:span text:style-name="T210">|</text:span></text:h>
            <text:h text:style-name="P98" text:outline-level="1" loext:marker-style-name="T211"><text:span text:style-name="T115"><text:tab/></text:span><text:bookmark-start text:name="OLE_LINK254"/><text:bookmark-start text:name="OLE_LINK255"/><text:span text:style-name="T115">?VAR</text:span><text:bookmark-end text:name="OLE_LINK254"/><text:bookmark-end text:name="OLE_LINK255"/><text:bookmark-start text:name="OLE_LINK182"/><text:bookmark-start text:name="OLE_LINK183"/><text:span text:style-name="T115"> </text:span><text:span text:style-name="T210">|</text:span><text:bookmark-end text:name="OLE_LINK182"/><text:bookmark-end text:name="OLE_LINK183"/></text:h>
            <text:h text:style-name="P98" text:outline-level="1" loext:marker-style-name="T211"><text:span text:style-name="T115"><text:tab/>V </text:span><text:span text:style-name="T161">≶</text:span><text:span text:style-name="T115"> TERM</text:span><text:bookmark text:name="_Hlk26379047_Copy_1"/><text:bookmark text:name="OLE_LINK224_Copy_1"/></text:h>
            <text:h text:style-name="P98" text:outline-level="1" loext:marker-style-name="T211"><text:span text:style-name="T115">TERM </text:span><text:span text:style-name="T210">::=</text:span><text:span text:style-name="T115"> </text:span><text:bookmark-start text:name="OLE_LINK179"/><text:bookmark-start text:name="OLE_LINK180"/><text:span text:style-name="T115">d</text:span><text:bookmark-end text:name="OLE_LINK179"/><text:bookmark-end text:name="OLE_LINK180"/><text:span text:style-name="T115"> </text:span><text:span text:style-name="T210">|</text:span><text:span text:style-name="T115"> ?VAR </text:span><text:span text:style-name="T210">|</text:span><text:span text:style-name="T115"> </text:span><text:bookmark-start text:name="_Hlk26379821"/><text:bookmark-start text:name="OLE_LINK191"/><text:bookmark-start text:name="_Hlk26781865"/><text:span text:style-name="T115">f</text:span><text:bookmark-end text:name="_Hlk26781865"/><text:span text:style-name="T115">(TERM</text:span><text:span text:style-name="T120">1</text:span><text:span text:style-name="T115">, … TERM</text:span><text:span text:style-name="T216">α(</text:span><text:span text:style-name="T120">f</text:span><text:span text:style-name="T216">)</text:span><text:span text:style-name="T115">)</text:span><text:bookmark-end text:name="_Hlk26379821"/><text:bookmark-end text:name="OLE_LINK191"/></text:h>
          </table:table-cell>
          <table:table-cell table:style-name="Table31.A1" office:value-type="string">
            <text:h text:style-name="P100" text:outline-level="1" loext:marker-style-name="T155"><text:bookmark-start text:name="OLE_LINK192"/><text:bookmark-start text:name="_Hlk26294690"/><draw:frame draw:style-name="fr2" draw:name="Object83" text:anchor-type="as-char" svg:y="-0.325cm" svg:width="1.358cm" svg:height="0.453cm" draw:z-index="77"><draw:object xlink:href="./Object 83" xlink:type="simple" xlink:show="embed" xlink:actuate="onLoad"/><draw:image xlink:href="./ObjectReplacements/Object 83" xlink:type="simple" xlink:show="embed" xlink:actuate="onLoad"/></draw:frame></text:h>
            <text:h text:style-name="P43" text:outline-level="1" loext:marker-style-name="T217"><text:span text:style-name="T116">For </text:span><text:span text:style-name="T218">any</text:span><text:span text:style-name="T115"> j≠k </text:span><text:span text:style-name="T116">and</text:span><text:span text:style-name="T115"> j,</text:span><text:bookmark-start text:name="_Hlk26294682"/><text:bookmark-start text:name="OLE_LINK190"/><text:span text:style-name="T115">k≤m</text:span><text:bookmark-end text:name="_Hlk26294682"/><text:bookmark-end text:name="OLE_LINK190"/><text:span text:style-name="T115">: </text:span><text:bookmark-end text:name="_Hlk26294690"/><text:bookmark-end text:name="OLE_LINK192"/><text:bookmark-start text:name="OLE_LINK193"/><text:bookmark-start text:name="OLE_LINK194"/><text:bookmark-start text:name="OLE_LINK197"/><text:span text:style-name="T115">i</text:span><text:span text:style-name="T120">j</text:span><text:span text:style-name="T136"> ≠</text:span><text:span text:style-name="T115">i</text:span><text:span text:style-name="T120">k</text:span><text:bookmark-end text:name="OLE_LINK193"/><text:bookmark-end text:name="OLE_LINK194"/><text:bookmark-end text:name="OLE_LINK197"/></text:h>
            <text:h text:style-name="P101" text:outline-level="1" loext:marker-style-name="T217"/>
            <text:h text:style-name="P102" text:outline-level="1" loext:marker-style-name="T219"><text:span text:style-name="T219">Operator precedence is (lowest to highest):</text:span></text:h>
            <text:h text:style-name="P102" text:outline-level="1" loext:marker-style-name="T219"><text:span text:style-name="T161">disjunction v, conjunction ∧, exception \</text:span></text:h>
            <text:h text:style-name="P102" text:outline-level="1" loext:marker-style-name="T219"><text:span text:style-name="T161"/></text:h>
            <text:h text:style-name="P102" text:outline-level="1" loext:marker-style-name="T217"><text:span text:style-name="T161"/></text:h>
            <text:h text:style-name="P102" text:outline-level="1" loext:marker-style-name="T217"><text:span text:style-name="T161">≶ </text:span><text:bookmark-start text:name="_Hlk32334374"/><text:span text:style-name="T161">⩴</text:span><text:bookmark-end text:name="_Hlk32334374"/><text:span text:style-name="T161"> </text:span><text:span text:style-name="T220"></text:span><text:span text:style-name="T161"> | </text:span><text:span text:style-name="T220"></text:span><text:span text:style-name="T161"> | </text:span><text:span text:style-name="T220"></text:span><text:span text:style-name="T161"> | </text:span><text:span text:style-name="T220"></text:span><text:span text:style-name="T161"> | </text:span><text:span text:style-name="T220"></text:span><text:span text:style-name="T161"> | </text:span><text:span text:style-name="T220"></text:span></text:h>
            <text:h text:style-name="P102" text:outline-level="1" loext:marker-style-name="T217"><text:span text:style-name="T219"/></text:h>
          </table:table-cell>
        </table:table-row>
        <table:table-row table:style-name="Table31.1">
          <table:table-cell table:style-name="Table31.A1" table:number-columns-spanned="2" office:value-type="string">
            <text:h text:style-name="P103" text:outline-level="1" loext:marker-style-name="T152"><text:span text:style-name="T115"><text:tab/></text:span><text:span text:style-name="T127">T </text:span><text:bookmark-start text:name="_Hlk26379341"/><text:bookmark-start text:name="OLE_LINK227"/><text:bookmark-start text:name="_Hlk26380938"/><text:bookmark-start text:name="OLE_LINK240"/><text:bookmark-start text:name="OLE_LINK250"/><text:span text:style-name="T146">↦</text:span><text:bookmark-end text:name="_Hlk26380938"/><text:bookmark-end text:name="OLE_LINK240"/><text:bookmark-end text:name="OLE_LINK250"/><text:span text:style-name="T127"><text:tab/></text:span><text:bookmark-start text:name="_Hlk26379308"/><text:bookmark-start text:name="OLE_LINK225"/><text:bookmark-start text:name="OLE_LINK226"/><draw:frame draw:style-name="fr2" draw:name="Object84" text:anchor-type="as-char" svg:y="-0.316cm" svg:width="0.885cm" svg:height="0.393cm" draw:z-index="78"><draw:object xlink:href="./Object 84" xlink:type="simple" xlink:show="embed" xlink:actuate="onLoad"/><draw:image xlink:href="./ObjectReplacements/Object 84" xlink:type="simple" xlink:show="embed" xlink:actuate="onLoad"/></draw:frame><text:bookmark-end text:name="_Hlk26379341"/><text:bookmark-end text:name="OLE_LINK227"/><text:bookmark-end text:name="_Hlk26379308"/><text:bookmark-end text:name="OLE_LINK225"/><text:bookmark-end text:name="OLE_LINK226"/></text:h>
            <text:h text:style-name="P104" text:outline-level="1" loext:marker-style-name="T152"><text:span text:style-name="T127"><text:tab/>P</text:span><text:span text:style-name="T128">u</text:span><text:span text:style-name="T127"> </text:span><text:span text:style-name="T146">↦</text:span><text:span text:style-name="T127"><text:tab/></text:span><draw:frame draw:style-name="fr2" draw:name="Object85" text:anchor-type="as-char" svg:y="-0.316cm" svg:width="1.109cm" svg:height="0.445cm" draw:z-index="79"><draw:object xlink:href="./Object 85" xlink:type="simple" xlink:show="embed" xlink:actuate="onLoad"/><draw:image xlink:href="./ObjectReplacements/Object 85" xlink:type="simple" xlink:show="embed" xlink:actuate="onLoad"/></draw:frame></text:h>
            <text:h text:style-name="P104" text:outline-level="1" loext:marker-style-name="T152"><text:span text:style-name="T127"><text:tab/> P.i</text:span><text:span text:style-name="T221"> </text:span><text:span text:style-name="T144">➤</text:span><text:span text:style-name="T145"> </text:span><text:span text:style-name="T127">[P.i</text:span><text:span text:style-name="T128">1</text:span><text:span text:style-name="T127"> </text:span><text:span text:style-name="T146">⋈</text:span><text:span text:style-name="T127"> PATH</text:span><text:span text:style-name="T128">1</text:span><text:span text:style-name="T127">]…[P.i</text:span><text:span text:style-name="T128">m</text:span><text:span text:style-name="T127"> </text:span><text:span text:style-name="T146">⋈</text:span><text:span text:style-name="T127"> PATH</text:span><text:span text:style-name="T128">m</text:span><text:span text:style-name="T127">]</text:span><text:span text:style-name="T221"> </text:span><text:span text:style-name="T146">↦</text:span><text:span text:style-name="T127"> </text:span><draw:frame draw:style-name="fr2" draw:name="Object86" text:anchor-type="as-char" svg:y="-0.367cm" svg:width="9.1cm" svg:height="0.527cm" draw:z-index="80"><draw:object xlink:href="./Object 86" xlink:type="simple" xlink:show="embed" xlink:actuate="onLoad"/><draw:image xlink:href="./ObjectReplacements/Object 86" xlink:type="simple" xlink:show="embed" xlink:actuate="onLoad"/></draw:frame></text:h>
            <text:h text:style-name="P104" text:outline-level="1" loext:marker-style-name="T222"><text:span text:style-name="T127"><text:tab/></text:span><text:bookmark-start text:name="_Hlk26379389"/><text:bookmark-start text:name="OLE_LINK228"/><text:span text:style-name="T223"> </text:span><draw:frame draw:style-name="fr2" draw:name="Object87" text:anchor-type="as-char" svg:y="-0.316cm" svg:width="2.312cm" svg:height="0.445cm" draw:z-index="81"><draw:object xlink:href="./Object 87" xlink:type="simple" xlink:show="embed" xlink:actuate="onLoad"/><draw:image xlink:href="./ObjectReplacements/Object 87" xlink:type="simple" xlink:show="embed" xlink:actuate="onLoad"/></draw:frame><text:span text:style-name="T223"><text:s/></text:span><text:bookmark-end text:name="_Hlk26379389"/><text:bookmark-end text:name="OLE_LINK228"/><text:span text:style-name="T127"><text:s/></text:span><text:span text:style-name="T146">↦</text:span><text:span text:style-name="T127"><text:tab/></text:span><text:bookmark-start text:name="OLE_LINK49"/><text:bookmark-start text:name="OLE_LINK50"/><draw:frame draw:style-name="fr2" draw:name="Object88" text:anchor-type="as-char" svg:y="-0.367cm" svg:width="3.357cm" svg:height="0.496cm" draw:z-index="82"><draw:object xlink:href="./Object 88" xlink:type="simple" xlink:show="embed" xlink:actuate="onLoad"/><draw:image xlink:href="./ObjectReplacements/Object 88" xlink:type="simple" xlink:show="embed" xlink:actuate="onLoad"/></draw:frame><text:bookmark-end text:name="OLE_LINK49"/><text:bookmark-end text:name="OLE_LINK50"/></text:h>
            <text:h text:style-name="P104" text:outline-level="1" loext:marker-style-name="T152"><text:span text:style-name="T127"><text:tab/></text:span><text:bookmark-start text:name="_Hlk26379389_Copy_1"/><text:bookmark-start text:name="OLE_LINK228_Copy_1"/><text:span text:style-name="T127"> </text:span><draw:frame draw:style-name="fr2" draw:name="Object89" text:anchor-type="as-char" svg:y="-0.316cm" svg:width="2.312cm" svg:height="0.445cm" draw:z-index="83"><draw:object xlink:href="./Object 89" xlink:type="simple" xlink:show="embed" xlink:actuate="onLoad"/><draw:image xlink:href="./ObjectReplacements/Object 89" xlink:type="simple" xlink:show="embed" xlink:actuate="onLoad"/></draw:frame><text:span text:style-name="T127"><text:s/></text:span><text:bookmark-end text:name="_Hlk26379389_Copy_1"/><text:bookmark-end text:name="OLE_LINK228_Copy_1"/><text:span text:style-name="T127"><text:s text:c="2"/></text:span><text:span text:style-name="T146">↦</text:span><text:span text:style-name="T127"><text:tab/></text:span><draw:frame draw:style-name="fr2" draw:name="Object90" text:anchor-type="as-char" svg:y="-0.367cm" svg:width="3.357cm" svg:height="0.496cm" draw:z-index="84"><draw:object xlink:href="./Object 90" xlink:type="simple" xlink:show="embed" xlink:actuate="onLoad"/><draw:image xlink:href="./ObjectReplacements/Object 90" xlink:type="simple" xlink:show="embed" xlink:actuate="onLoad"/></draw:frame></text:h>
            <text:h text:style-name="P104" text:outline-level="1" loext:marker-style-name="T152"><text:span text:style-name="T127"><text:tab/></text:span><text:bookmark-start text:name="_Hlk26379389_Copy_2"/><text:bookmark-start text:name="OLE_LINK228_Copy_2"/><text:span text:style-name="T127"> </text:span><draw:frame draw:style-name="fr2" draw:name="Object91" text:anchor-type="as-char" svg:y="-0.316cm" svg:width="2.295cm" svg:height="0.445cm" draw:z-index="85"><draw:object xlink:href="./Object 91" xlink:type="simple" xlink:show="embed" xlink:actuate="onLoad"/><draw:image xlink:href="./ObjectReplacements/Object 91" xlink:type="simple" xlink:show="embed" xlink:actuate="onLoad"/></draw:frame><text:span text:style-name="T127"><text:s/></text:span><text:bookmark-end text:name="_Hlk26379389_Copy_2"/><text:bookmark-end text:name="OLE_LINK228_Copy_2"/><text:span text:style-name="T127"><text:s text:c="2"/></text:span><text:span text:style-name="T146">↦</text:span><text:span text:style-name="T127"><text:tab/></text:span><draw:frame draw:style-name="fr2" draw:name="Object92" text:anchor-type="as-char" svg:y="-0.367cm" svg:width="3.63cm" svg:height="0.496cm" draw:z-index="86"><draw:object xlink:href="./Object 92" xlink:type="simple" xlink:show="embed" xlink:actuate="onLoad"/><draw:image xlink:href="./ObjectReplacements/Object 92" xlink:type="simple" xlink:show="embed" xlink:actuate="onLoad"/></draw:frame></text:h>
            <text:h text:style-name="P104" text:outline-level="1" loext:marker-style-name="T152"><text:span text:style-name="T127"><text:tab/>{d</text:span><text:span text:style-name="T128">1</text:span><text:span text:style-name="T127"> … d</text:span><text:span text:style-name="T128">n</text:span><text:span text:style-name="T127">} </text:span><text:span text:style-name="T146">↦</text:span><text:span text:style-name="T127"><text:tab/></text:span><text:bookmark-start text:name="_Hlk26778339"/><draw:frame draw:style-name="fr2" draw:name="Object93" text:anchor-type="as-char" svg:y="-0.316cm" svg:width="3.071cm" svg:height="0.445cm" draw:z-index="87"><draw:object xlink:href="./Object 93" xlink:type="simple" xlink:show="embed" xlink:actuate="onLoad"/><draw:image xlink:href="./ObjectReplacements/Object 93" xlink:type="simple" xlink:show="embed" xlink:actuate="onLoad"/></draw:frame><text:bookmark-end text:name="_Hlk26778339"/></text:h>
            <text:h text:style-name="P104" text:outline-level="1" loext:marker-style-name="T152"><text:span text:style-name="T127"><text:tab/>?VAR </text:span><text:span text:style-name="T146">↦</text:span><text:span text:style-name="T127"><text:tab/></text:span><draw:frame draw:style-name="fr2" draw:name="Object94" text:anchor-type="as-char" svg:y="-0.316cm" svg:width="1.873cm" svg:height="0.393cm" draw:z-index="88"><draw:object xlink:href="./Object 94" xlink:type="simple" xlink:show="embed" xlink:actuate="onLoad"/><draw:image xlink:href="./ObjectReplacements/Object 94" xlink:type="simple" xlink:show="embed" xlink:actuate="onLoad"/></draw:frame></text:h>
            <text:h text:style-name="P104" text:outline-level="1" loext:marker-style-name="T224"><text:span text:style-name="T127"><text:tab/>V </text:span><text:span text:style-name="T225">≶</text:span><text:span text:style-name="T127"> TERM</text:span><text:bookmark-start text:name="_Hlk26379833"/><text:bookmark-start text:name="OLE_LINK217"/><text:span text:style-name="T127"> </text:span><text:bookmark-end text:name="_Hlk26379833"/><text:bookmark-end text:name="OLE_LINK217"/><text:span text:style-name="T146">↦</text:span><text:span text:style-name="T127"><text:tab/></text:span><draw:frame draw:style-name="fr2" draw:name="Object95" text:anchor-type="as-char" svg:y="-0.367cm" svg:width="4.44cm" svg:height="0.496cm" draw:z-index="89"><draw:object xlink:href="./Object 95" xlink:type="simple" xlink:show="embed" xlink:actuate="onLoad"/><draw:image xlink:href="./ObjectReplacements/Object 95" xlink:type="simple" xlink:show="embed" xlink:actuate="onLoad"/></draw:frame></text:h>
            <text:h text:style-name="P104" text:outline-level="1" loext:marker-style-name="T224"><text:span text:style-name="T127"><text:tab/>d </text:span><draw:frame draw:style-name="fr2" draw:name="Object96" text:anchor-type="as-char" svg:y="-0.316cm" svg:width="0.434cm" svg:height="0.393cm" draw:z-index="90"><draw:object xlink:href="./Object 96" xlink:type="simple" xlink:show="embed" xlink:actuate="onLoad"/><draw:image xlink:href="./ObjectReplacements/Object 96" xlink:type="simple" xlink:show="embed" xlink:actuate="onLoad"/></draw:frame><text:span text:style-name="T127"><text:tab/>d</text:span></text:h>
            <text:h text:style-name="P104" text:outline-level="1" loext:marker-style-name="T224"><text:span text:style-name="T127"><text:tab/></text:span><text:bookmark-start text:name="OLE_LINK175"/><text:bookmark-start text:name="OLE_LINK177"/><text:span text:style-name="T127">?VAR </text:span><draw:frame draw:style-name="fr2" draw:name="Object97" text:anchor-type="as-char" svg:y="-0.316cm" svg:width="0.434cm" svg:height="0.393cm" draw:z-index="91"><draw:object xlink:href="./Object 97" xlink:type="simple" xlink:show="embed" xlink:actuate="onLoad"/><draw:image xlink:href="./ObjectReplacements/Object 97" xlink:type="simple" xlink:show="embed" xlink:actuate="onLoad"/></draw:frame><text:span text:style-name="T127"><text:tab/>?VAR</text:span><text:bookmark-end text:name="OLE_LINK175"/><text:bookmark-end text:name="OLE_LINK177"/></text:h>
            <text:h text:style-name="P104" text:outline-level="1" loext:marker-style-name="T226"><text:span text:style-name="T127"><text:tab/></text:span><text:bookmark-start text:name="OLE_LINK218"/><text:bookmark-start text:name="OLE_LINK230"/><text:span text:style-name="T127">f(</text:span><text:bookmark-start text:name="_Hlk26777996"/><text:span text:style-name="T127">TERM</text:span><text:bookmark-end text:name="_Hlk26777996"/><text:span text:style-name="T128">1</text:span><text:span text:style-name="T127"> … TERM</text:span><text:bookmark-start text:name="_Hlk26782079"/><text:span text:style-name="T227"></text:span><text:span text:style-name="T228">𝓕</text:span><text:span text:style-name="T229">(</text:span><text:span text:style-name="T128">f</text:span><text:span text:style-name="T229">)</text:span><text:bookmark-end text:name="_Hlk26782079"/><text:span text:style-name="T127">)</text:span><text:bookmark-end text:name="OLE_LINK218"/><text:bookmark-end text:name="OLE_LINK230"/><text:span text:style-name="T221"> </text:span><draw:frame draw:style-name="fr2" draw:name="Object98" text:anchor-type="as-char" svg:y="-0.316cm" svg:width="0.434cm" svg:height="0.393cm" draw:z-index="92"><draw:object xlink:href="./Object 98" xlink:type="simple" xlink:show="embed" xlink:actuate="onLoad"/><draw:image xlink:href="./ObjectReplacements/Object 98" xlink:type="simple" xlink:show="embed" xlink:actuate="onLoad"/></draw:frame><text:span text:style-name="T127"><text:tab/></text:span><text:bookmark-start text:name="_Hlk26777924"/><text:span text:style-name="T127">f( </text:span><draw:frame draw:style-name="fr2" draw:name="Object100" text:anchor-type="as-char" svg:y="-0.367cm" svg:width="3.043cm" svg:height="0.533cm" draw:z-index="93"><draw:object xlink:href="./Object 100" xlink:type="simple" xlink:show="embed" xlink:actuate="onLoad"/><draw:image xlink:href="./ObjectReplacements/Object 100" xlink:type="simple" xlink:show="embed" xlink:actuate="onLoad"/></draw:frame><text:span text:style-name="T127">)</text:span><text:bookmark-end text:name="_Hlk26777924"/><text:bookmark text:name="_Hlk510954176"/></text:h>
          </table:table-cell>
          <table:covered-table-cell/>
        </table:table-row>
      </table:table>
      <text:p text:style-name="P105" loext:marker-style-name="T1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1-13T12:23:03.772789893</meta:print-date>
    <dc:date>2025-01-13T12:20:55.577705370</dc:date>
    <meta:editing-cycles>1359</meta:editing-cycles>
    <meta:editing-duration>P14DT5H46M22S</meta:editing-duration>
    <meta:generator>LibreOffice/24.8.3.2$MacOSX_AARCH64 LibreOffice_project/48a6bac9e7e268aeb4c3483fcf825c94556d9f92</meta:generator>
    <meta:document-statistic meta:table-count="31" meta:image-count="0" meta:object-count="99" meta:page-count="9" meta:paragraph-count="289" meta:word-count="3001" meta:character-count="18456" meta:non-whitespace-character-count="15607"/>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subsup>
            <mi mathvariant="italic">TERM</mi>
            <mn>1</mn>
            <mi>↪</mi>
          </msubsup>
          <mtext>...</mtext>
          <msubsup>
            <mi mathvariant="italic">TERM</mi>
            <mrow>
              <msub>
                <mi>α</mi>
                <mi>F</mi>
              </msub>
              <mo stretchy="false">(</mo>
              <mi>f</mi>
              <mo stretchy="false">)</mo>
            </mrow>
            <mi>↪</mi>
          </msubsup>
        </mrow>
      </mstyle>
    </mstyle>
    <annotation encoding="StarMath 5.0">color seagreen size 10 { {TERM} rsub {1} rsup {↪} "..." {TERM} rsub {{α} rsub {F} \( f \)} rsup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i mathvariant="normal">❑</mi>
    </msup>
    <annotation encoding="StarMath 5.0">{\( ∙ \)} ^ &lt;?&gt;</annotation>
  </semantics>
</math>
</file>

<file path=Object 15/content.xml><?xml version="1.0" encoding="utf-8"?>
<math xmlns="http://www.w3.org/1998/Math/MathML" display="block">
  <semantics>
    <mrow>
      <mi>∀</mi>
      <msup>
        <mi>x</mi>
        <mi>'</mi>
      </msup>
      <msup>
        <mi>y</mi>
        <mi>'</mi>
      </msup>
      <mi>.</mi>
      <msup>
        <mtext>P</mtext>
        <mtext>*</mtext>
      </msup>
      <msup>
        <mi>x</mi>
        <mi>'</mi>
      </msup>
      <msup>
        <mi>y</mi>
        <mi>'</mi>
      </msup>
      <mi>↔</mi>
      <msub>
        <mtext>lfp</mtext>
        <mrow>
          <mtext>Q</mtext>
          <mi>,</mi>
          <mi mathvariant="italic">xy</mi>
        </mrow>
      </msub>
      <mo stretchy="false">(</mo>
      <mtext>P</mtext>
      <mi mathvariant="italic">xy</mi>
      <mi>∨</mi>
      <mrow>
        <mo fence="true" form="prefix" stretchy="true">(</mo>
        <mrow>
          <mrow>
            <mi>∃</mi>
            <mi>z</mi>
            <mi>.</mi>
            <mtext>Q</mtext>
            <mi mathvariant="italic">xz</mi>
            <mi>∧</mi>
            <mtext>P</mtext>
            <mi mathvariant="italic">zy</mi>
          </mrow>
        </mrow>
        <mo fence="true" form="postfix" stretchy="true">)</mo>
      </mrow>
      <mo stretchy="false">)</mo>
      <msup>
        <mi>x</mi>
        <mi>'</mi>
      </msup>
      <msup>
        <mi>y</mi>
        <mi>'</mi>
      </msup>
    </mrow>
    <annotation encoding="StarMath 5.0">∀ {x} ^ {'} {y} ^ {'} . {"P"} ^ {"*"} {x} ^ {'} {y} ^ {'} ↔ {"lfp"} rsub {"Q" , xy} \( "P" xy ∨ left (∃ z . "Q" xz ∧ "P" zy right ) \) {x} ^ {'} {y} ^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 \( P \)}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i>∀</mi>
          <msub>
            <mi>x</mi>
            <mn>1</mn>
          </msub>
          <mi>…</mi>
          <msub>
            <mi>x</mi>
            <mrow>
              <mi>α</mi>
              <mo stretchy="false">(</mo>
              <mi>P</mi>
              <mo stretchy="false">)</mo>
            </mrow>
          </msub>
          <mi>.</mi>
          <mi>P</mi>
          <msub>
            <mi>x</mi>
            <mn>1</mn>
          </msub>
          <mi>…</mi>
          <msub>
            <mi>x</mi>
            <mrow>
              <mi>α</mi>
              <mo stretchy="false">(</mo>
              <mi>P</mi>
              <mo stretchy="false">)</mo>
            </mrow>
          </msub>
          <mi>→</mi>
          <msub>
            <mi>T</mi>
            <mn>1</mn>
          </msub>
          <msub>
            <mi>x</mi>
            <mn>1</mn>
          </msub>
          <mi>∧</mi>
          <mi>…</mi>
          <mi>∧</mi>
          <msub>
            <mi>T</mi>
            <mrow>
              <mi>α</mi>
              <mo stretchy="false">(</mo>
              <mi>P</mi>
              <mo stretchy="false">)</mo>
            </mrow>
          </msub>
          <msub>
            <mi>x</mi>
            <mrow>
              <mi>α</mi>
              <mo stretchy="false">(</mo>
              <mi>P</mi>
              <mo stretchy="false">)</mo>
            </mrow>
          </msub>
        </mrow>
      </mstyle>
    </mstyle>
    <annotation encoding="StarMath 5.0">color seagreen size 10 { ∀ {x} rsub {1} … {x} rsub {α \( P \)} . P {x} rsub {1} … {x} rsub {α \( P \)} → {T} rsub {1} {x} rsub {1} ∧ … ∧ {T} rsub {α \( P \)} {x} rsub {α \( P \)}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 \( P \)} \) "=" \(1 "..." α \( P \)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i>∀</mi>
          <mi>x</mi>
          <mi>.</mi>
          <mi mathvariant="italic">Tx</mi>
          <mi>→</mi>
          <mi>∃</mi>
          <msub>
            <mi>y</mi>
            <mn>1</mn>
          </msub>
          <mi>…</mi>
          <msub>
            <mi>y</mi>
            <mrow>
              <mi>α</mi>
              <mo stretchy="false">(</mo>
              <msub>
                <mi>P</mi>
                <mn>1</mn>
              </msub>
              <mo stretchy="false">)</mo>
            </mrow>
          </msub>
          <mi>.</mi>
          <mrow>
            <mo fence="true" form="prefix" stretchy="true">(</mo>
            <mrow>
              <mrow>
                <msub>
                  <mi>P</mi>
                  <mn>1</mn>
                </msub>
                <msub>
                  <mi>y</mi>
                  <mn>1</mn>
                </msub>
                <mi>…</mi>
                <msub>
                  <mi>y</mi>
                  <mrow>
                    <mi>α</mi>
                    <mo stretchy="false">(</mo>
                    <msub>
                      <mi>P</mi>
                      <mn>1</mn>
                    </msub>
                    <mo stretchy="false">)</mo>
                  </mrow>
                </msub>
                <mi>∧</mi>
                <mrow>
                  <mi>x</mi>
                  <mo stretchy="false">=</mo>
                  <msub>
                    <mi>y</mi>
                    <msub>
                      <mi>i</mi>
                      <mn>1</mn>
                    </msub>
                  </msub>
                </mrow>
              </mrow>
            </mrow>
            <mo fence="true" form="postfix" stretchy="true">)</mo>
          </mrow>
          <mi>∨</mi>
          <mi>…</mi>
          <mi>∨</mi>
          <mi>∃</mi>
          <msub>
            <mi>y</mi>
            <mn>1</mn>
          </msub>
          <mi>…</mi>
          <msub>
            <mi>y</mi>
            <mrow>
              <mi>α</mi>
              <mo stretchy="false">(</mo>
              <msub>
                <mi>P</mi>
                <mi>m</mi>
              </msub>
              <mo stretchy="false">)</mo>
            </mrow>
          </msub>
          <mi>.</mi>
          <mrow>
            <mo fence="true" form="prefix" stretchy="true">(</mo>
            <mrow>
              <mrow>
                <msub>
                  <mi>P</mi>
                  <mi>m</mi>
                </msub>
                <msub>
                  <mi>y</mi>
                  <mn>1</mn>
                </msub>
                <mi>…</mi>
                <msub>
                  <mi>y</mi>
                  <mrow>
                    <mi>α</mi>
                    <mo stretchy="false">(</mo>
                    <msub>
                      <mi>P</mi>
                      <mi>m</mi>
                    </msub>
                    <mo stretchy="false">)</mo>
                  </mrow>
                </msub>
                <mi>∧</mi>
                <mrow>
                  <mi>x</mi>
                  <mo stretchy="false">=</mo>
                  <msub>
                    <mi>y</mi>
                    <msub>
                      <mi>i</mi>
                      <mi>m</mi>
                    </msub>
                  </msub>
                </mrow>
              </mrow>
            </mrow>
            <mo fence="true" form="postfix" stretchy="true">)</mo>
          </mrow>
        </mrow>
      </mstyle>
    </mstyle>
    <annotation encoding="StarMath 5.0">color seagreen size 10 { ∀ x . Tx → ∃ {y} rsub {1} … {y} rsub {α \( {P} rsub {1} \)} . left ({P} rsub {1} {y} rsub {1} … {y} rsub {α \( {P} rsub {1} \)} ∧ x = {y} rsub {{i} rsub {1}} right ) ∨ … ∨ ∃ {y} rsub {1} … {y} rsub {α \( {P} rsub {m} \)} . left ({P} rsub {m} {y} rsub {1} … {y} rsub {α \( {P} rsub {m} \)} ∧ x = {y} rsub {{i} rsub {m}} right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text/>
                  <mi>≥</mi>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left (P right )} . P {x} rsub {1} … {x} rsub {α left (P right )} → {∃} ^ {"" ≥ p} {y} rsub {1} … {y} rsub {α left (P right )} . P {y} rsub {1} … {y} rsub {α left (P right )} ∧ {x} rsub {{i} rsub {1}} = {y} rsub {{i} rsub {1}} ∧ … ∧ {x} rsub {{i} rsub {m}} = {y} rsub {{i} rsub {m}} right ) }
</annotation>
  </semantics>
</math>
</file>

<file path=Object 37/content.xml><?xml version="1.0" encoding="utf-8"?>
<math xmlns="http://www.w3.org/1998/Math/MathML" display="block">
  <semantics>
    <mstyle mathcolor="#2E8B57">
      <mstyle mathsize="10pt">
        <mrow>
          <mo fence="true" form="prefix" stretchy="true">(</mo>
          <mrow>
            <mrow>
              <mi>∀</mi>
              <msub>
                <mi>x</mi>
                <mn>1</mn>
              </msub>
              <mi>…</mi>
              <msub>
                <mi>x</mi>
                <mrow>
                  <mi>α</mi>
                  <mo stretchy="false">(</mo>
                  <mi>P</mi>
                  <mo stretchy="false">)</mo>
                </mrow>
              </msub>
              <mi>.</mi>
              <mi>P</mi>
              <msub>
                <mi>x</mi>
                <mn>1</mn>
              </msub>
              <mi>…</mi>
              <msub>
                <mi>x</mi>
                <mrow>
                  <mi>α</mi>
                  <mo stretchy="false">(</mo>
                  <mi>P</mi>
                  <mo stretchy="false">)</mo>
                </mrow>
              </msub>
              <mi>→</mi>
              <msup>
                <mi>∃</mi>
                <mrow>
                  <mtext/>
                  <mi>≤</mi>
                  <mi>q</mi>
                </mrow>
              </msup>
              <msub>
                <mi>y</mi>
                <mn>1</mn>
              </msub>
              <mi>…</mi>
              <msub>
                <mi>y</mi>
                <mrow>
                  <mi>α</mi>
                  <mo stretchy="false">(</mo>
                  <mi>P</mi>
                  <mo stretchy="false">)</mo>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 P \)} . P {x} rsub {1} … {x} rsub {α \( P \)} → {∃} ^ {"" ≤ q} {y} rsub {1} … {y} rsub {α \( P \)} . P {y} rsub {1} … {y} rsub {α left (P right )} ∧ {x} rsub {{i} rsub {1}} = {y} rsub {{i} rsub {1}} ∧ … ∧ {x} rsub {{i} rsub {m}} = {y} rsub {{i} rsub {m}} right ) }
</annotation>
  </semantics>
</math>
</file>

<file path=Object 38/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i>≥</mi>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left (P right )} . P {x} rsub {1} … {x} rsub {α left (P right )} → {∃} ^ {≥ p} {y} rsub {1} … {y} rsub {α left (P right )} . P {y} rsub {1} … {y} rsub {α left (P right )} ∧ {x} rsub {{i} rsub {1}} = {y} rsub {{i} rsub {1}} ∧ … ∧ {x} rsub {{i} rsub {m}} = {y} rsub {{i} rsub {m}} right ) }</annotation>
  </semantics>
</math>
</file>

<file path=Object 39/content.xml><?xml version="1.0" encoding="utf-8"?>
<math xmlns="http://www.w3.org/1998/Math/MathML" display="block">
  <semantics>
    <mstyle mathcolor="#2E8B57">
      <mstyle mathsize="10pt">
        <mrow>
          <mtext/>
          <mi>∧</mi>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i>≤</mi>
                    <mi>q</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row>
      </mstyle>
    </mstyle>
    <annotation encoding="StarMath 5.0">color seagreen size 10 { "" ∧ left (∀ {x} rsub {1} … {x} rsub {α left (P right )} . P {x} rsub {1} … {x} rsub {α left (P right )} → {∃} ^ {≤ q} {y} rsub {1} … {y} rsub {α left (P right )} . P {y} rsub {1} … {y} rsub {α left (P right )} ∧ {x} rsub {{i} rsub {1}} = {y} rsub {{i} rsub {1}} ∧ … ∧ {x} rsub {{i} rsub {m}} = {y} rsub {{i} rsub {m}} right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text>=</mtext>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row>
                <msubsup>
                  <mi>…</mi>
                  <msub>
                    <mi>i</mi>
                    <mi>m</mi>
                  </msub>
                  <mi>x</mi>
                </msubsup>
                <mo stretchy="false">=</mo>
                <msub>
                  <mi>y</mi>
                  <msub>
                    <mi>i</mi>
                    <mi>m</mi>
                  </msub>
                </msub>
              </mrow>
            </mrow>
          </mrow>
          <mo fence="true" form="postfix" stretchy="true">)</mo>
        </mrow>
      </mstyle>
    </mstyle>
    <annotation encoding="StarMath 5.0">color seagreen size 10 { left (∀ {x} rsub {1} … {x} rsub {α left (P right )} . P {x} rsub {1} … {x} rsub {α left (P right )} → {∃} ^ {"=" p} {y} rsub {1} … {y} rsub {α left (P right )} . P {y} rsub {1} … {y} rsub {α left (P right )} ∧ {x} rsub {{i} rsub {1}} = {y} rsub {{i} rsub {1}} ∧ {…} rsub {{i} rsub {m}} rsup {x} = {y} rsub {{i} rsub {m}} right ) }</annotation>
  </semantics>
</math>
</file>

<file path=Object 41/content.xml><?xml version="1.0" encoding="utf-8"?>
<math xmlns="http://www.w3.org/1998/Math/MathML" display="block">
  <semantics>
    <mstyle mathcolor="#2E8B57">
      <mstyle mathsize="10pt">
        <mrow>
          <mo stretchy="false">(</mo>
          <mi>∀</mi>
          <mi>x</mi>
          <mi>.</mi>
          <msub>
            <mi>T</mi>
            <mn>1</mn>
          </msub>
          <mi>x</mi>
          <mi>→</mi>
          <mi mathvariant="italic">Tx</mi>
          <mo stretchy="false">)</mo>
          <mi>∧</mi>
          <mi>…</mi>
          <mi>∧</mi>
          <mo stretchy="false">(</mo>
          <mi>∀</mi>
          <mi>x</mi>
          <mi>.</mi>
          <msub>
            <mi>T</mi>
            <mi>m</mi>
          </msub>
          <mi>x</mi>
          <mi>→</mi>
          <mi mathvariant="italic">Tx</mi>
          <mo stretchy="false">)</mo>
        </mrow>
      </mstyle>
    </mstyle>
    <annotation encoding="StarMath 5.0">color seagreen size 10 { \( ∀ x . {T} rsub {1} x → Tx \) ∧ … ∧ \( ∀ x . {T} rsub {m} x → Tx \) }</annotation>
  </semantics>
</math>
</file>

<file path=Object 42/content.xml><?xml version="1.0" encoding="utf-8"?>
<math xmlns="http://www.w3.org/1998/Math/MathML" display="block">
  <semantics>
    <mstyle mathcolor="#2E8B57">
      <mstyle mathsize="10pt">
        <mrow>
          <mo stretchy="false">(</mo>
          <mi>∀</mi>
          <mi>x</mi>
          <mi>.</mi>
          <msub>
            <mi>T</mi>
            <mn>1</mn>
          </msub>
          <mi>x</mi>
          <mi>→</mi>
          <mi mathvariant="italic">Tx</mi>
          <mi>∧</mi>
          <mi>¬</mi>
          <msub>
            <mi>T</mi>
            <mn>2</mn>
          </msub>
          <mi>x</mi>
          <mi>∧</mi>
          <mi>…</mi>
          <mi>∧</mi>
          <mi>¬</mi>
          <msub>
            <mi>T</mi>
            <mi>m</mi>
          </msub>
          <mi>x</mi>
          <mo stretchy="false">)</mo>
          <mi>∧</mi>
          <mi>…</mi>
          <mi>∧</mi>
          <mrow>
            <mo fence="true" form="prefix" stretchy="true">(</mo>
            <mrow>
              <mrow>
                <mi>∀</mi>
                <mi>x</mi>
                <mi>.</mi>
                <msub>
                  <mi>T</mi>
                  <mrow>
                    <mi>m</mi>
                    <mi>−</mi>
                    <mn>1</mn>
                  </mrow>
                </msub>
                <mi>x</mi>
                <mi>→</mi>
                <mi mathvariant="italic">Tx</mi>
                <mi>∧</mi>
                <mi>¬</mi>
                <msub>
                  <mi>T</mi>
                  <mi>m</mi>
                </msub>
                <mi>x</mi>
              </mrow>
            </mrow>
            <mo fence="true" form="postfix" stretchy="true">)</mo>
          </mrow>
          <mi>∧</mi>
          <mo stretchy="false">(</mo>
          <mi>∀</mi>
          <mi>x</mi>
          <mi>.</mi>
          <msub>
            <mi>T</mi>
            <mi>m</mi>
          </msub>
          <mi>x</mi>
          <mi>→</mi>
          <mi mathvariant="italic">Tx</mi>
          <mo stretchy="false">)</mo>
        </mrow>
      </mstyle>
    </mstyle>
    <annotation encoding="StarMath 5.0">color seagreen size 10 { \( ∀ x . {T} rsub {1} x → Tx ∧ ¬ {T} rsub {2} x ∧ … ∧ ¬ {T} rsub {m} x \) ∧ … ∧ left (∀ x . {T} rsub {m − 1} x → Tx ∧ ¬ {T} rsub {m} x right ) ∧ \( ∀ x . {T} rsub {m} x → Tx \) }
</annotation>
  </semantics>
</math>
</file>

<file path=Object 43/content.xml><?xml version="1.0" encoding="utf-8"?>
<math xmlns="http://www.w3.org/1998/Math/MathML" display="block">
  <semantics>
    <mstyle mathcolor="#2E8B57">
      <mstyle mathsize="10pt">
        <mrow>
          <mrow>
            <mo fence="true" form="prefix" stretchy="true">(</mo>
            <mrow>
              <mrow>
                <mo stretchy="false">(</mo>
                <mi>∀</mi>
                <mi>x</mi>
                <mi>.</mi>
                <msub>
                  <mi>T</mi>
                  <mn>1</mn>
                </msub>
                <mi>x</mi>
                <mi>→</mi>
                <mi mathvariant="italic">Tx</mi>
                <mo stretchy="false">)</mo>
                <mi>∧</mi>
                <mi>…</mi>
                <mi>∧</mi>
                <mrow>
                  <mo fence="true" form="prefix" stretchy="true">(</mo>
                  <mrow>
                    <mrow>
                      <mi>∀</mi>
                      <mi>x</mi>
                      <mi>.</mi>
                      <msub>
                        <mi>T</mi>
                        <mi>m</mi>
                      </msub>
                      <mi>x</mi>
                      <mi>→</mi>
                      <mi mathvariant="italic">Tx</mi>
                    </mrow>
                  </mrow>
                  <mo fence="true" form="postfix" stretchy="true">)</mo>
                </mrow>
              </mrow>
            </mrow>
            <mo fence="true" form="postfix" stretchy="true">)</mo>
          </mrow>
          <mi>∧</mi>
          <mrow>
            <mo fence="true" form="prefix" stretchy="true">(</mo>
            <mrow>
              <mrow>
                <mi>∀</mi>
                <mi>x</mi>
                <mi>.</mi>
                <mi mathvariant="italic">Tx</mi>
                <mi>→</mi>
                <msub>
                  <mi>T</mi>
                  <mn>1</mn>
                </msub>
                <mi>x</mi>
                <mi>∨</mi>
                <mi>…</mi>
                <mi>∨</mi>
                <msub>
                  <mi>T</mi>
                  <mi>m</mi>
                </msub>
                <mi>x</mi>
              </mrow>
            </mrow>
            <mo fence="true" form="postfix" stretchy="true">)</mo>
          </mrow>
        </mrow>
      </mstyle>
    </mstyle>
    <annotation encoding="StarMath 5.0">color seagreen size 10 { left (\( ∀ x . {T} rsub {1} x → Tx \) ∧ … ∧ left (∀ x . {T} rsub {m} x → Tx right ) right ) ∧ left (∀ x . Tx → {T} rsub {1} x ∨ … ∨ {T} rsub {m} x right ) }
</annotation>
  </semantics>
</math>
</file>

<file path=Object 44/content.xml><?xml version="1.0" encoding="utf-8"?>
<math xmlns="http://www.w3.org/1998/Math/MathML" display="block">
  <semantics>
    <mstyle mathcolor="#2E8B57">
      <mstyle mathsize="10pt">
        <mrow>
          <mi>∀</mi>
          <msub>
            <mi>x</mi>
            <mn>1</mn>
          </msub>
          <mi>…</mi>
          <msub>
            <mi>x</mi>
            <mrow>
              <mi>α</mi>
              <mrow>
                <mo fence="true" form="prefix" stretchy="true">(</mo>
                <mrow>
                  <msub>
                    <mi>P</mi>
                    <mn>1</mn>
                  </msub>
                </mrow>
                <mo fence="true" form="postfix" stretchy="true">)</mo>
              </mrow>
            </mrow>
          </msub>
          <mi>.</mi>
          <msub>
            <mi>P</mi>
            <mn>1</mn>
          </msub>
          <msub>
            <mi>x</mi>
            <mn>1</mn>
          </msub>
          <mi>…</mi>
          <msub>
            <mi>x</mi>
            <mrow>
              <mi>α</mi>
              <mrow>
                <mo fence="true" form="prefix" stretchy="true">(</mo>
                <mrow>
                  <msub>
                    <mi>P</mi>
                    <mn>1</mn>
                  </msub>
                </mrow>
                <mo fence="true" form="postfix" stretchy="true">)</mo>
              </mrow>
            </mrow>
          </msub>
          <mi>→</mi>
          <mi>∃</mi>
          <msub>
            <mi>y</mi>
            <mn>1</mn>
          </msub>
          <mi>…</mi>
          <msub>
            <mi>y</mi>
            <mrow>
              <mi>α</mi>
              <mrow>
                <mo fence="true" form="prefix" stretchy="true">(</mo>
                <mrow>
                  <msub>
                    <mi>P</mi>
                    <mn>2</mn>
                  </msub>
                </mrow>
                <mo fence="true" form="postfix" stretchy="true">)</mo>
              </mrow>
            </mrow>
          </msub>
          <mi>.</mi>
          <msub>
            <mi>P</mi>
            <mn>2</mn>
          </msub>
          <msub>
            <mi>y</mi>
            <mn>1</mn>
          </msub>
          <mi>…</mi>
          <msub>
            <mi>y</mi>
            <mrow>
              <mi>α</mi>
              <mo stretchy="false">(</mo>
              <msub>
                <mi>P</mi>
                <mn>2</mn>
              </msub>
              <mo stretchy="false">)</mo>
            </mrow>
          </msub>
          <mi>∧</mi>
          <mrow>
            <msub>
              <mi>x</mi>
              <msub>
                <mi>i</mi>
                <mn>1</mn>
              </msub>
            </msub>
            <mo stretchy="false">=</mo>
            <msub>
              <mi>y</mi>
              <msub>
                <mi>h</mi>
                <mn>1</mn>
              </msub>
            </msub>
          </mrow>
          <mi>∧</mi>
          <mi>…</mi>
          <mi>∧</mi>
          <mrow>
            <msub>
              <mi>x</mi>
              <msub>
                <mi>i</mi>
                <mi>m</mi>
              </msub>
            </msub>
            <mo stretchy="false">=</mo>
            <msub>
              <mi>y</mi>
              <msub>
                <mi>h</mi>
                <mi>m</mi>
              </msub>
            </msub>
          </mrow>
        </mrow>
      </mstyle>
    </mstyle>
    <annotation encoding="StarMath 5.0">color seagreen size 10 { ∀ {x} rsub {1} … {x} rsub {α left ({P} rsub {1} right )} . {P} rsub {1} {x} rsub {1} … {x} rsub {α left ({P} rsub {1} right )} → ∃ {y} rsub {1} … {y} rsub {α left ({P} rsub {2} right )} . {P} rsub {2} {y} rsub {1} … {y} rsub {α \( {P} rsub {2} \)} ∧ {x} rsub {{i} rsub {1}} = {y} rsub {{h} rsub {1}} ∧ … ∧ {x} rsub {{i} rsub {m}} = {y} rsub {{h} rsub {m}} }
</annotation>
  </semantics>
</math>
</file>

<file path=Object 45/content.xml><?xml version="1.0" encoding="utf-8"?>
<math xmlns="http://www.w3.org/1998/Math/MathML" display="block">
  <semantics>
    <mstyle mathcolor="#2E8B57">
      <mstyle mathsize="10pt">
        <mrow>
          <mi>∀</mi>
          <msub>
            <mi>x</mi>
            <mn>1</mn>
          </msub>
          <mi>…</mi>
          <msub>
            <mi>x</mi>
            <mrow>
              <mi>α</mi>
              <mrow>
                <mo fence="true" form="prefix" stretchy="true">(</mo>
                <mrow>
                  <msub>
                    <mi>P</mi>
                    <mn>1</mn>
                  </msub>
                </mrow>
                <mo fence="true" form="postfix" stretchy="true">)</mo>
              </mrow>
            </mrow>
          </msub>
          <mi>.</mi>
          <msub>
            <mi>P</mi>
            <mn>1</mn>
          </msub>
          <msub>
            <mi>x</mi>
            <mn>1</mn>
          </msub>
          <mi>…</mi>
          <msub>
            <mi>x</mi>
            <mrow>
              <mi>α</mi>
              <mrow>
                <mo fence="true" form="prefix" stretchy="true">(</mo>
                <mrow>
                  <msub>
                    <mi>P</mi>
                    <mn>1</mn>
                  </msub>
                </mrow>
                <mo fence="true" form="postfix" stretchy="true">)</mo>
              </mrow>
            </mrow>
          </msub>
          <mi>→</mi>
          <mi>∃</mi>
          <msub>
            <mi>y</mi>
            <mn>1</mn>
          </msub>
          <mi>…</mi>
          <msub>
            <mi>y</mi>
            <mrow>
              <mi>α</mi>
              <mrow>
                <mo fence="true" form="prefix" stretchy="true">(</mo>
                <mrow>
                  <msub>
                    <mi>P</mi>
                    <mn>2</mn>
                  </msub>
                </mrow>
                <mo fence="true" form="postfix" stretchy="true">)</mo>
              </mrow>
            </mrow>
          </msub>
          <mi>.</mi>
          <mi>¬</mi>
          <msub>
            <mi>P</mi>
            <mn>2</mn>
          </msub>
          <msub>
            <mi>y</mi>
            <mn>1</mn>
          </msub>
          <mi>…</mi>
          <msub>
            <mi>y</mi>
            <mrow>
              <mi>α</mi>
              <mo stretchy="false">(</mo>
              <msub>
                <mi>P</mi>
                <mn>2</mn>
              </msub>
              <mo stretchy="false">)</mo>
            </mrow>
          </msub>
          <mi>∧</mi>
          <mrow>
            <msub>
              <mi>x</mi>
              <msub>
                <mi>i</mi>
                <mn>1</mn>
              </msub>
            </msub>
            <mo stretchy="false">=</mo>
            <msub>
              <mi>y</mi>
              <msub>
                <mi>h</mi>
                <mn>1</mn>
              </msub>
            </msub>
          </mrow>
          <mi>∧</mi>
          <mi>…</mi>
          <mi>∧</mi>
          <mrow>
            <msub>
              <mi>x</mi>
              <msub>
                <mi>i</mi>
                <mi>m</mi>
              </msub>
            </msub>
            <mo stretchy="false">=</mo>
            <msub>
              <mi>y</mi>
              <msub>
                <mi>h</mi>
                <mi>m</mi>
              </msub>
            </msub>
          </mrow>
        </mrow>
      </mstyle>
    </mstyle>
    <annotation encoding="StarMath 5.0">color seagreen size 10 { ∀ {x} rsub {1} … {x} rsub {α left ({P} rsub {1} right )} . {P} rsub {1} {x} rsub {1} … {x} rsub {α left ({P} rsub {1} right )} → ∃ {y} rsub {1} … {y} rsub {α left ({P} rsub {2} right )} . ¬ {P} rsub {2} {y} rsub {1} … {y} rsub {α \( {P} rsub {2} \)} ∧ {x} rsub {{i} rsub {1}} = {y} rsub {{h} rsub {1}} ∧ … ∧ {x} rsub {{i} rsub {m}} = {y} rsub {{h} rsub {m}} }</annotation>
  </semantics>
</math>
</file>

<file path=Object 46/content.xml><?xml version="1.0" encoding="utf-8"?>
<math xmlns="http://www.w3.org/1998/Math/MathML" display="block">
  <semantics>
    <mstyle mathcolor="#2E8B57">
      <mstyle mathsize="10pt">
        <mrow>
          <msup>
            <mi>∃</mi>
            <mrow>
              <mi>p</mi>
              <mn>..</mn>
              <mi>q</mi>
            </mrow>
          </msup>
          <mi>x</mi>
          <mi>.</mi>
          <mi mathvariant="italic">Tx</mi>
        </mrow>
      </mstyle>
    </mstyle>
    <annotation encoding="StarMath 5.0">color seagreen size 10 { {∃} ^ {p .. q} x . Tx }</annotation>
  </semantics>
</math>
</file>

<file path=Object 47/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sup>
            <mi>∃</mi>
            <mrow>
              <mi>p</mi>
              <mn>..</mn>
              <mi>q</mi>
            </mrow>
          </msup>
          <mi>y</mi>
          <mi>.</mi>
          <mi>P</mi>
          <msub>
            <mi>x</mi>
            <mn>1</mn>
          </msub>
          <mi>…</mi>
          <msub>
            <mi>x</mi>
            <mrow>
              <mi>α</mi>
              <mrow>
                <mo fence="true" form="prefix" stretchy="true">(</mo>
                <mrow>
                  <mi>P</mi>
                </mrow>
                <mo fence="true" form="postfix" stretchy="true">)</mo>
              </mrow>
            </mrow>
          </msub>
          <mi>∧</mi>
          <mrow>
            <msub>
              <mi>x</mi>
              <mi>i</mi>
            </msub>
            <mo stretchy="false">=</mo>
            <mi>y</mi>
          </mrow>
        </mrow>
      </mstyle>
    </mstyle>
    <annotation encoding="StarMath 5.0">color seagreen size 10 { ∀ {x} rsub {1} … {x} rsub {α left (P right )} . {∃} ^ {p .. q} y . P {x} rsub {1} … {x} rsub {α left (P right )} ∧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T</mi>
          <mrow>
            <mo fence="true" form="prefix" stretchy="true">(</mo>
            <mrow>
              <mrow>
                <msub>
                  <mi>l</mi>
                  <mi>P</mi>
                </msub>
                <mrow>
                  <mo fence="true" form="prefix" stretchy="true">(</mo>
                  <mrow>
                    <mrow>
                      <msub>
                        <mi>x</mi>
                        <mn>1</mn>
                      </msub>
                      <mi>…</mi>
                      <msub>
                        <mi>x</mi>
                        <mrow>
                          <mi>α</mi>
                          <mrow>
                            <mo fence="true" form="prefix" stretchy="true">(</mo>
                            <mrow>
                              <mi>P</mi>
                            </mrow>
                            <mo fence="true" form="postfix" stretchy="true">)</mo>
                          </mrow>
                        </mrow>
                      </msub>
                    </mrow>
                  </mrow>
                  <mo fence="true" form="postfix" stretchy="true">)</mo>
                </mrow>
              </mrow>
            </mrow>
            <mo fence="true" form="postfix" stretchy="true">)</mo>
          </mrow>
        </mrow>
      </mstyle>
    </mstyle>
    <annotation encoding="StarMath 5.0">color seagreen size 10 { ∀ {x} rsub {1} … {x} rsub {α left (P right )} . P {x} rsub {1} … {x} rsub {α left (P right )} ↔ T left ({l} rsub {P} left ({x} rsub {1} … {x} rsub {α left (P right )} right ) right ) }</annotation>
  </semantics>
</math>
</file>

<file path=Object 51/content.xml><?xml version="1.0" encoding="utf-8"?>
<math xmlns="http://www.w3.org/1998/Math/MathML" display="block">
  <semantics>
    <mstyle mathcolor="#2E8B57">
      <mstyle mathsize="10pt">
        <mrow>
          <mi>∀</mi>
          <mi>x</mi>
          <msub>
            <mi>x</mi>
            <mn>1</mn>
          </msub>
          <mi>…</mi>
          <msub>
            <mi>x</mi>
            <mrow>
              <mi>α</mi>
              <mrow>
                <mo fence="true" form="prefix" stretchy="true">(</mo>
                <mrow>
                  <mi>P</mi>
                </mrow>
                <mo fence="true" form="postfix" stretchy="true">)</mo>
              </mrow>
            </mrow>
          </msub>
          <mi>.</mi>
          <msub>
            <mi>l</mi>
            <mi>P</mi>
          </msub>
          <mrow>
            <mrow>
              <mo fence="true" form="prefix" stretchy="true">(</mo>
              <mrow>
                <mrow>
                  <msub>
                    <mi>x</mi>
                    <mn>1</mn>
                  </msub>
                  <mi>…</mi>
                  <msub>
                    <mi>x</mi>
                    <mrow>
                      <mi>α</mi>
                      <mrow>
                        <mo fence="true" form="prefix" stretchy="true">(</mo>
                        <mrow>
                          <mi>P</mi>
                        </mrow>
                        <mo fence="true" form="postfix" stretchy="true">)</mo>
                      </mrow>
                    </mrow>
                  </msub>
                </mrow>
              </mrow>
              <mo fence="true" form="postfix" stretchy="true">)</mo>
            </mrow>
            <mo stretchy="false">=</mo>
            <mi>x</mi>
          </mrow>
          <mi>↔</mi>
          <mrow>
            <mo fence="true" form="prefix" stretchy="true">(</mo>
            <mrow>
              <mrow>
                <msubsup>
                  <mi>P</mi>
                  <mn>1</mn>
                  <mtext>ID-s</mtext>
                </msubsup>
                <mi>x</mi>
                <msub>
                  <mi>x</mi>
                  <mn>1</mn>
                </msub>
                <mi>∧</mi>
                <mi>…</mi>
                <mi>∧</mi>
                <msubsup>
                  <mi>P</mi>
                  <mrow>
                    <mi>α</mi>
                    <mrow>
                      <mo fence="true" form="prefix" stretchy="true">(</mo>
                      <mrow>
                        <mi>P</mi>
                      </mrow>
                      <mo fence="true" form="postfix" stretchy="true">)</mo>
                    </mrow>
                  </mrow>
                  <mtext>ID-s</mtext>
                </msubsup>
                <mi>x</mi>
                <msub>
                  <mi>x</mi>
                  <mrow>
                    <mi>α</mi>
                    <mrow>
                      <mo fence="true" form="prefix" stretchy="true">(</mo>
                      <mrow>
                        <mi>P</mi>
                      </mrow>
                      <mo fence="true" form="postfix" stretchy="true">)</mo>
                    </mrow>
                  </mrow>
                </msub>
              </mrow>
            </mrow>
            <mo fence="true" form="postfix" stretchy="true">)</mo>
          </mrow>
        </mrow>
      </mstyle>
    </mstyle>
    <annotation encoding="StarMath 5.0">color seagreen size 10 { ∀ x {x} rsub {1} … {x} rsub {α left (P right )} . {l} rsub {P} left ({x} rsub {1} … {x} rsub {α left (P right )} right ) = x ↔ left ({P} rsub {1} rsup {"ID-s"} x {x} rsub {1} ∧ … ∧ {P} rsub {α left (P right )} rsup {"ID-s"} x {x} rsub {α left (P right )} right ) }
</annotation>
  </semantics>
</math>
</file>

<file path=Object 5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5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5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55/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56/content.xml><?xml version="1.0" encoding="utf-8"?>
<math xmlns="http://www.w3.org/1998/Math/MathML" display="block">
  <semantics>
    <mstyle mathcolor="#2E8B57">
      <mstyle mathsize="10pt">
        <mrow>
          <mi>∀</mi>
          <mi>x</mi>
          <mi>.</mi>
          <mi>V</mi>
          <mi>x</mi>
          <mi>→</mi>
          <mrow>
            <mo fence="true" form="prefix" stretchy="true">(</mo>
            <mrow>
              <mrow>
                <mi mathvariant="italic">permitted</mi>
                <msub>
                  <mi>R</mi>
                  <mn>1</mn>
                </msub>
                <mi>x</mi>
              </mrow>
            </mrow>
            <mo fence="true" form="postfix" stretchy="true">)</mo>
          </mrow>
          <mi>∨</mi>
          <mi>…</mi>
          <mi>∨</mi>
          <mrow>
            <mo fence="true" form="prefix" stretchy="true">(</mo>
            <mrow>
              <mrow>
                <mi mathvariant="italic">permitted</mi>
                <msub>
                  <mi>R</mi>
                  <mi>m</mi>
                </msub>
                <mi>x</mi>
              </mrow>
            </mrow>
            <mo fence="true" form="postfix" stretchy="true">)</mo>
          </mrow>
        </mrow>
      </mstyle>
    </mstyle>
    <annotation encoding="StarMath 5.0">color seagreen size 10 {  ∀ x . V x → left (permitted {R} rsub {1} x right ) ∨ … ∨ left (permitted {R} rsub {m} x right ) }</annotation>
  </semantics>
</math>
</file>

<file path=Object 57/content.xml><?xml version="1.0" encoding="utf-8"?>
<math xmlns="http://www.w3.org/1998/Math/MathML" display="block">
  <semantics>
    <mstyle mathcolor="#2E8B57">
      <mstyle mathsize="10pt">
        <mrow>
          <mi>∀</mi>
          <msub>
            <mi>x</mi>
            <mn>1</mn>
          </msub>
          <mi>…</mi>
          <msub>
            <mi>x</mi>
            <mi>n</mi>
          </msub>
          <mi>.</mi>
          <mi>P</mi>
          <msub>
            <mi>x</mi>
            <mn>1</mn>
          </msub>
          <mi>…</mi>
          <msub>
            <mi>x</mi>
            <mrow>
              <mi>α</mi>
              <mo stretchy="false">(</mo>
              <mi>P</mi>
              <mo stretchy="false">)</mo>
            </mrow>
          </msub>
          <mi>→</mi>
          <mo stretchy="false">(</mo>
          <mtext>permitted</mtext>
          <msub>
            <mi>R</mi>
            <mn>1</mn>
          </msub>
          <msub>
            <mi>x</mi>
            <mi>i</mi>
          </msub>
          <mo stretchy="false">)</mo>
          <mi>∨</mi>
          <mi>…</mi>
          <mi>∨</mi>
          <mo stretchy="false">(</mo>
          <mtext>permitted</mtext>
          <msub>
            <mi>R</mi>
            <mi>m</mi>
          </msub>
          <msub>
            <mi>x</mi>
            <mi>i</mi>
          </msub>
          <mo stretchy="false">)</mo>
        </mrow>
      </mstyle>
    </mstyle>
    <annotation encoding="StarMath 5.0">color seagreen size 10 { ∀ {x} rsub {1} … {x} rsub {n} . P {x} rsub {1} … {x} rsub {α \( P \)} → \( "permitted" R rsub {1} {x} rsub {i} \) ∨ … ∨ \( "permitted" R rsub {m} {x} rsub {i} \) }</annotation>
  </semantics>
</math>
</file>

<file path=Object 58/content.xml><?xml version="1.0" encoding="utf-8"?>
<math xmlns="http://www.w3.org/1998/Math/MathML" display="block">
  <semantics>
    <mstyle mathcolor="#2E8B57">
      <mstyle mathsize="10pt">
        <mrow>
          <mi>∀</mi>
          <msub>
            <mi>x</mi>
            <mn>1</mn>
          </msub>
          <mi>…</mi>
          <msub>
            <mi>x</mi>
            <mrow>
              <mi>α</mi>
              <mo stretchy="false">(</mo>
              <mi>P</mi>
              <mo stretchy="false">)</mo>
            </mrow>
          </msub>
          <msub>
            <mi>y</mi>
            <mn>1</mn>
          </msub>
          <mi>…</mi>
          <msub>
            <mi>y</mi>
            <mrow>
              <mi>α</mi>
              <mo stretchy="false">(</mo>
              <mi>P</mi>
              <mo stretchy="false">)</mo>
            </mrow>
          </msub>
          <mi>.</mi>
          <mi>P</mi>
          <msub>
            <mi>x</mi>
            <mn>1</mn>
          </msub>
          <mi>…</mi>
          <msub>
            <mi>x</mi>
            <mrow>
              <mi>α</mi>
              <mo stretchy="false">(</mo>
              <mi>P</mi>
              <mo stretchy="false">)</mo>
            </mrow>
          </msub>
          <mi>∧</mi>
          <mi>P</mi>
          <msub>
            <mi>y</mi>
            <mn>1</mn>
          </msub>
          <mi>…</mi>
          <msub>
            <mi>y</mi>
            <mrow>
              <mi>α</mi>
              <mo stretchy="false">(</mo>
              <mi>P</mi>
              <mo stretchy="false">)</mo>
            </mrow>
          </msub>
          <mi>→</mi>
          <msub>
            <mrow>
              <msub>
                <mi>γ</mi>
                <msub>
                  <mi>V</mi>
                  <mn>1</mn>
                </msub>
              </msub>
              <mo stretchy="false">(</mo>
              <mi>x</mi>
            </mrow>
            <msub>
              <mi>i</mi>
              <mi>i</mi>
            </msub>
          </msub>
          <mo stretchy="false">)</mo>
          <mi>≶</mi>
          <msub>
            <mi>γ</mi>
            <msub>
              <mi>V</mi>
              <mn>2</mn>
            </msub>
          </msub>
          <mo stretchy="false">(</mo>
          <msub>
            <mi>y</mi>
            <msub>
              <mi>i</mi>
              <mn>2</mn>
            </msub>
          </msub>
          <mo stretchy="false">)</mo>
        </mrow>
      </mstyle>
    </mstyle>
    <annotation encoding="StarMath 5.0">color seagreen size 10 { ∀ {x} rsub {1} … {x} rsub {α \( P \)} {y} rsub {1} … {y} rsub {α \( P \)} . P {x} rsub {1} … {x} rsub {α \( P \)} ∧ P {y} rsub {1} … {y} rsub {α \( P \)} → {{γ} rsub {{V} rsub {1}} \( x} rsub {{i} rsub {i}} \) ≶ {γ} rsub {{V} rsub {2}} \( {y} rsub {{i} rsub {2}}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i>∀</mi>
          <msub>
            <mi>x</mi>
            <mn>1</mn>
          </msub>
          <msub>
            <mi>x</mi>
            <mn>2</mn>
          </msub>
          <mi>.</mi>
          <msub>
            <mi>P</mi>
            <mi>b</mi>
          </msub>
          <msub>
            <mi>x</mi>
            <mn>1</mn>
          </msub>
          <msub>
            <mi>x</mi>
            <mn>2</mn>
          </msub>
          <mi>→</mi>
          <msub>
            <mi>P</mi>
            <mi>b</mi>
          </msub>
          <msub>
            <mi>x</mi>
            <mn>1</mn>
          </msub>
          <msub>
            <mi>x</mi>
            <mn>1</mn>
          </msub>
        </mrow>
      </mstyle>
    </mstyle>
    <annotation encoding="StarMath 5.0">color seagreen size 10 { ∀ {x} rsub {1} {x} rsub {2} . {P} rsub {b} {x} rsub {1} {x} rsub {2} → {P} rsub {b} {x} rsub {1} {x} rsub {1} }</annotation>
  </semantics>
</math>
</file>

<file path=Object 61/content.xml><?xml version="1.0" encoding="utf-8"?>
<math xmlns="http://www.w3.org/1998/Math/MathML" display="block">
  <semantics>
    <mstyle mathcolor="#2E8B57">
      <mstyle mathsize="10pt">
        <mrow>
          <mi>∀</mi>
          <msub>
            <mi>x</mi>
            <mn>1</mn>
          </msub>
          <msub>
            <mi>x</mi>
            <mn>2</mn>
          </msub>
          <mi>.</mi>
          <msub>
            <mi>P</mi>
            <mi>b</mi>
          </msub>
          <msub>
            <mi>x</mi>
            <mn>1</mn>
          </msub>
          <msub>
            <mi>x</mi>
            <mn>2</mn>
          </msub>
          <mi>→</mi>
          <mrow>
            <msub>
              <mi>x</mi>
              <mn>1</mn>
            </msub>
            <mo stretchy="false">=</mo>
            <msub>
              <mi>x</mi>
              <mn>2</mn>
            </msub>
          </mrow>
        </mrow>
      </mstyle>
    </mstyle>
    <annotation encoding="StarMath 5.0">color seagreen size 10 { ∀ {x} rsub {1} {x} rsub {2} . {P} rsub {b} {x} rsub {1} {x} rsub {2} → {x} rsub {1} = {x} rsub {2} }</annotation>
  </semantics>
</math>
</file>

<file path=Object 62/content.xml><?xml version="1.0" encoding="utf-8"?>
<math xmlns="http://www.w3.org/1998/Math/MathML" display="block">
  <semantics>
    <mstyle mathcolor="#2E8B57">
      <mstyle mathsize="10pt">
        <mrow>
          <mi>∀</mi>
          <mi>x</mi>
          <mi>.</mi>
          <mi>¬</mi>
          <msub>
            <mi>P</mi>
            <mi>b</mi>
          </msub>
          <mi>x</mi>
        </mrow>
      </mstyle>
    </mstyle>
    <annotation encoding="StarMath 5.0">color seagreen size 10 { ∀ x . ¬ {P} rsub {b} x }</annotation>
  </semantics>
</math>
</file>

<file path=Object 63/content.xml><?xml version="1.0" encoding="utf-8"?>
<math xmlns="http://www.w3.org/1998/Math/MathML" display="block">
  <semantics>
    <mstyle mathcolor="#2E8B57">
      <mstyle mathsize="10pt">
        <mrow>
          <mi>∀</mi>
          <msub>
            <mi>x</mi>
            <mn>1</mn>
          </msub>
          <msub>
            <mi>x</mi>
            <mn>2</mn>
          </msub>
          <mi>.</mi>
          <msub>
            <mi>P</mi>
            <mi>b</mi>
          </msub>
          <msub>
            <mi>x</mi>
            <mn>1</mn>
          </msub>
          <msub>
            <mi>x</mi>
            <mn>2</mn>
          </msub>
          <mi>→</mi>
          <msub>
            <mi>P</mi>
            <mi>b</mi>
          </msub>
          <msub>
            <mi>x</mi>
            <mn>2</mn>
          </msub>
          <msub>
            <mi>x</mi>
            <mn>1</mn>
          </msub>
        </mrow>
      </mstyle>
    </mstyle>
    <annotation encoding="StarMath 5.0">color seagreen size 10 { ∀ {x} rsub {1} {x} rsub {2} . {P} rsub {b} {x} rsub {1} {x} rsub {2} → {P} rsub {b} {x} rsub {2} {x} rsub {1} }
</annotation>
  </semantics>
</math>
</file>

<file path=Object 64/content.xml><?xml version="1.0" encoding="utf-8"?>
<math xmlns="http://www.w3.org/1998/Math/MathML" display="block">
  <semantics>
    <mstyle mathcolor="#2E8B57">
      <mstyle mathsize="10pt">
        <mrow>
          <mi>∀</mi>
          <msub>
            <mi>x</mi>
            <mn>1</mn>
          </msub>
          <msub>
            <mi>x</mi>
            <mn>2</mn>
          </msub>
          <mi>.</mi>
          <msub>
            <mi>P</mi>
            <mi>b</mi>
          </msub>
          <msub>
            <mi>x</mi>
            <mn>1</mn>
          </msub>
          <msub>
            <mi>x</mi>
            <mn>2</mn>
          </msub>
          <mi>→</mi>
          <mi>¬</mi>
          <msub>
            <mi>P</mi>
            <mi>b</mi>
          </msub>
          <msub>
            <mi>x</mi>
            <mn>2</mn>
          </msub>
          <msub>
            <mi>x</mi>
            <mn>1</mn>
          </msub>
        </mrow>
      </mstyle>
    </mstyle>
    <annotation encoding="StarMath 5.0">color seagreen size 10 { ∀ {x} rsub {1} {x} rsub {2} . {P} rsub {b} {x} rsub {1} {x} rsub {2} → ¬ {P} rsub {b} {x} rsub {2} {x} rsub {1} }
</annotation>
  </semantics>
</math>
</file>

<file path=Object 65/content.xml><?xml version="1.0" encoding="utf-8"?>
<math xmlns="http://www.w3.org/1998/Math/MathML" display="block">
  <semantics>
    <mstyle mathcolor="#2E8B57">
      <mstyle mathsize="10pt">
        <mrow>
          <mi>∀</mi>
          <msub>
            <mi>x</mi>
            <mn>1</mn>
          </msub>
          <msub>
            <mi>x</mi>
            <mn>2</mn>
          </msub>
          <mi>.</mi>
          <msub>
            <mi>P</mi>
            <mi>b</mi>
          </msub>
          <msub>
            <mi>x</mi>
            <mn>1</mn>
          </msub>
          <msub>
            <mi>x</mi>
            <mn>2</mn>
          </msub>
          <mi>∧</mi>
          <msub>
            <mi>x</mi>
            <mn>1</mn>
          </msub>
          <mi>≠</mi>
          <msub>
            <mi>x</mi>
            <mn>2</mn>
          </msub>
          <mi>→</mi>
          <mi>¬</mi>
          <msub>
            <mi>P</mi>
            <mi>b</mi>
          </msub>
          <msub>
            <mi>x</mi>
            <mn>2</mn>
          </msub>
          <msub>
            <mi>x</mi>
            <mn>1</mn>
          </msub>
        </mrow>
      </mstyle>
    </mstyle>
    <annotation encoding="StarMath 5.0">color seagreen size 10 { ∀ {x} rsub {1} {x} rsub {2} . {P} rsub {b} {x} rsub {1} {x} rsub {2} ∧ {x} rsub {1} ≠ {x} rsub {2} → ¬ {P} rsub {b} {x} rsub {2} {x} rsub {1} }
</annotation>
  </semantics>
</math>
</file>

<file path=Object 66/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b>
            <mi>P</mi>
            <mi>b</mi>
          </msub>
          <msub>
            <mi>y</mi>
            <mn>1</mn>
          </msub>
          <msub>
            <mi>y</mi>
            <mn>2</mn>
          </msub>
          <mi>∧</mi>
          <mrow>
            <msub>
              <mi>x</mi>
              <mn>2</mn>
            </msub>
            <mo stretchy="false">=</mo>
            <msub>
              <mi>y</mi>
              <mn>1</mn>
            </msub>
          </mrow>
          <mi>→</mi>
          <msub>
            <mi>P</mi>
            <mi>b</mi>
          </msub>
          <msub>
            <mi>x</mi>
            <mn>1</mn>
          </msub>
          <msub>
            <mi>y</mi>
            <mn>2</mn>
          </msub>
        </mrow>
      </mstyle>
    </mstyle>
    <annotation encoding="StarMath 5.0">color seagreen size 10 { ∀ {x} rsub {1} {x} rsub {2} {y} rsub {1} {y} rsub {2} . {P} rsub {b} {x} rsub {1} {x} rsub {2} ∧ {P} rsub {b} {y} rsub {1} {y} rsub {2} ∧ {x} rsub {2} = {y} rsub {1} → {P} rsub {b} {x} rsub {1} {y} rsub {2} }</annotation>
  </semantics>
</math>
</file>

<file path=Object 67/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b>
            <mi>P</mi>
            <mi>b</mi>
          </msub>
          <msub>
            <mi>y</mi>
            <mn>1</mn>
          </msub>
          <msub>
            <mi>y</mi>
            <mn>2</mn>
          </msub>
          <mi>∧</mi>
          <mrow>
            <msub>
              <mi>x</mi>
              <mn>2</mn>
            </msub>
            <mo stretchy="false">=</mo>
            <msub>
              <mi>y</mi>
              <mn>1</mn>
            </msub>
          </mrow>
          <mi>→</mi>
          <mi>¬</mi>
          <msub>
            <mi>P</mi>
            <mi>b</mi>
          </msub>
          <msub>
            <mi>x</mi>
            <mn>1</mn>
          </msub>
          <msub>
            <mi>y</mi>
            <mn>2</mn>
          </msub>
        </mrow>
      </mstyle>
    </mstyle>
    <annotation encoding="StarMath 5.0">color seagreen size 10 { ∀ {x} rsub {1} {x} rsub {2} {y} rsub {1} {y} rsub {2} . {P} rsub {b} {x} rsub {1} {x} rsub {2} ∧ {P} rsub {b} {y} rsub {1} {y} rsub {2} ∧ {x} rsub {2} = {y} rsub {1} → ¬ {P} rsub {b} {x} rsub {1} {y} rsub {2} }</annotation>
  </semantics>
</math>
</file>

<file path=Object 68/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p>
            <msub>
              <mi>P</mi>
              <mi>b</mi>
            </msub>
            <mtext>*</mtext>
          </msup>
          <msub>
            <mi>y</mi>
            <mn>1</mn>
          </msub>
          <msub>
            <mi>y</mi>
            <mn>2</mn>
          </msub>
          <mi>∧</mi>
          <mrow>
            <msub>
              <mi>x</mi>
              <mn>2</mn>
            </msub>
            <mo stretchy="false">=</mo>
            <msub>
              <mi>y</mi>
              <mn>1</mn>
            </msub>
          </mrow>
          <mi>→</mi>
          <mi>¬</mi>
          <msub>
            <mi>P</mi>
            <mi>b</mi>
          </msub>
          <msub>
            <mi>x</mi>
            <mn>1</mn>
          </msub>
          <msub>
            <mi>y</mi>
            <mn>2</mn>
          </msub>
        </mrow>
      </mstyle>
    </mstyle>
    <annotation encoding="StarMath 5.0">color seagreen size 10 { ∀ {x} rsub {1} {x} rsub {2} {y} rsub {1} {y} rsub {2} . {P} rsub {b} {x} rsub {1} {x} rsub {2} ∧ {{P} rsub {b}} ^ {"*"} {y} rsub {1} {y} rsub {2} ∧ {x} rsub {2} = {y} rsub {1} → ¬ {P} rsub {b} {x} rsub {1} {y} rsub {2} }</annotation>
  </semantics>
</math>
</file>

<file path=Object 69/content.xml><?xml version="1.0" encoding="utf-8"?>
<math xmlns="http://www.w3.org/1998/Math/MathML" display="block">
  <semantics>
    <mstyle mathcolor="#2E8B57">
      <mstyle mathsize="10pt">
        <mrow>
          <mi>∀</mi>
          <mi>x</mi>
          <mi>.</mi>
          <mi>¬</mi>
          <msup>
            <msub>
              <mi>P</mi>
              <mi>b</mi>
            </msub>
            <mtext>*</mtext>
          </msup>
          <mi>x</mi>
        </mrow>
      </mstyle>
    </mstyle>
    <annotation encoding="StarMath 5.0">color seagreen size 10 { ∀ x . ¬ {{P} rsub {b}} ^ {"*"}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i>∀</mi>
          <mi>x</mi>
          <mi>.</mi>
          <mi>T</mi>
          <mi>x</mi>
          <mi>↔</mi>
          <mi>∃</mi>
          <msub>
            <mi mathvariant="italic">var</mi>
            <mn>1</mn>
          </msub>
          <mi>…</mi>
          <msub>
            <mi mathvariant="italic">var</mi>
            <mi>m</mi>
          </msub>
          <mi>.</mi>
          <msup>
            <mi mathvariant="italic">PATH</mi>
            <mi>↦</mi>
          </msup>
          <mi>x</mi>
        </mrow>
      </mstyle>
    </mstyle>
    <annotation encoding="StarMath 5.0">color seagreen size 10 { ∀ x . T x ↔ ∃ {var} rsub {1} … {var} rsub {m} . {PATH} ^ {↦} x }</annotation>
  </semantics>
</math>
</file>

<file path=Object 71/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mi>
          <msub>
            <mi mathvariant="italic">var</mi>
            <mn>1</mn>
          </msub>
          <mi>…</mi>
          <msub>
            <mi mathvariant="italic">var</mi>
            <mi>m</mi>
          </msub>
          <mi>.</mi>
          <msubsup>
            <mi mathvariant="italic">PATH</mi>
            <mn>1</mn>
            <mi>↦</mi>
          </msubsup>
          <msub>
            <mi>x</mi>
            <mn>1</mn>
          </msub>
          <mi>∧</mi>
          <mi>…</mi>
          <mi>∧</mi>
          <msubsup>
            <mi mathvariant="italic">PATH</mi>
            <mrow>
              <mi>α</mi>
              <mrow>
                <mo fence="true" form="prefix" stretchy="true">(</mo>
                <mrow>
                  <mi>P</mi>
                </mrow>
                <mo fence="true" form="postfix" stretchy="true">)</mo>
              </mrow>
            </mrow>
            <mi>↦</mi>
          </msubsup>
          <msub>
            <mi>x</mi>
            <mrow>
              <mi>α</mi>
              <mo stretchy="false">(</mo>
              <mi>P</mi>
              <mo stretchy="false">)</mo>
            </mrow>
          </msub>
        </mrow>
      </mstyle>
    </mstyle>
    <annotation encoding="StarMath 5.0">color seagreen size 10 { ∀ {x} rsub {1} … {x} rsub {α left (P right )} . P {x} rsub {1} … {x} rsub {α left (P right )} ↔ ∃ {var} rsub {1} … {var} rsub {m} . {PATH} rsub {1} rsup {↦} {x} rsub {1} ∧ … ∧ {PATH} rsub {α left (P right )} rsup {↦} {x} rsub {α \( P \)} }
</annotation>
  </semantics>
</math>
</file>

<file path=Object 74/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i>∀</mi>
          <mi>x</mi>
          <mi>.</mi>
          <mi>T</mi>
          <mi>x</mi>
          <mi>←</mi>
          <mi>∃</mi>
          <msub>
            <mi mathvariant="italic">var</mi>
            <mn>1</mn>
          </msub>
          <mi>…</mi>
          <msub>
            <mi mathvariant="italic">var</mi>
            <mi>m</mi>
          </msub>
          <mi>.</mi>
          <msup>
            <mi mathvariant="italic">PATH</mi>
            <mi>↦</mi>
          </msup>
          <mi>x</mi>
        </mrow>
      </mstyle>
    </mstyle>
    <annotation encoding="StarMath 5.0">color seagreen size 10 { ∀ x . T x ← ∃ {var} rsub {1} … {var} rsub {m} . {PATH} ^ {↦} x }
</annotation>
  </semantics>
</math>
</file>

<file path=Object 77/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mi>
          <msub>
            <mi mathvariant="italic">var</mi>
            <mn>1</mn>
          </msub>
          <mi>…</mi>
          <msub>
            <mi mathvariant="italic">var</mi>
            <mi>m</mi>
          </msub>
          <mi>.</mi>
          <msubsup>
            <mi mathvariant="italic">PATH</mi>
            <mn>1</mn>
            <mi>↦</mi>
          </msubsup>
          <msub>
            <mi>x</mi>
            <mn>1</mn>
          </msub>
          <mi>∧</mi>
          <mi>…</mi>
          <mi>∧</mi>
          <msubsup>
            <mi mathvariant="italic">PATH</mi>
            <mrow>
              <mi>α</mi>
              <mrow>
                <mo fence="true" form="prefix" stretchy="true">(</mo>
                <mrow>
                  <mi>P</mi>
                </mrow>
                <mo fence="true" form="postfix" stretchy="true">)</mo>
              </mrow>
            </mrow>
            <mi>↦</mi>
          </msubsup>
          <msub>
            <mi>x</mi>
            <mrow>
              <mi>α</mi>
              <mo stretchy="false">(</mo>
              <mi>P</mi>
              <mo stretchy="false">)</mo>
            </mrow>
          </msub>
        </mrow>
      </mstyle>
    </mstyle>
    <annotation encoding="StarMath 5.0">color seagreen size 10 { ∀ {x} rsub {1} … {x} rsub {α left (P right )} . P {x} rsub {1} … {x} rsub {α left (P right )} ← ∃ {var} rsub {1} … {var} rsub {m} . {PATH} rsub {1} rsup {↦} {x} rsub {1} ∧ … ∧ {PATH} rsub {α left (P right )} rsup {↦} {x} rsub {α \( 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2E8B57">
      <mstyle mathsize="10pt">
        <mrow>
          <mo stretchy="false">{</mo>
          <msub>
            <mi mathvariant="italic">var</mi>
            <mn>1</mn>
          </msub>
          <mi>…</mi>
          <msub>
            <mi mathvariant="italic">var</mi>
            <mi>m</mi>
          </msub>
          <mo stretchy="false">}</mo>
        </mrow>
      </mstyle>
    </mstyle>
    <annotation encoding="StarMath 5.0">color seagreen size 10 { \{ {var} rsub {1} … {var} rsub {m} \} }</annotation>
  </semantics>
</math>
</file>

<file path=Object 81/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bsup>
            <mi mathvariant="italic">PATH</mi>
            <mn>1</mn>
            <mi>↦</mi>
          </msubsup>
          <msub>
            <mi>x</mi>
            <msub>
              <mi>i</mi>
              <mn>1</mn>
            </msub>
          </msub>
          <mi>∧</mi>
          <mi>…</mi>
          <mi>∧</mi>
          <msubsup>
            <mi mathvariant="italic">PATH</mi>
            <mi>m</mi>
            <mi>↦</mi>
          </msubsup>
          <msub>
            <mi>x</mi>
            <msub>
              <mi>i</mi>
              <mi>m</mi>
            </msub>
          </msub>
          <mi>∧</mi>
          <mrow>
            <mi>x</mi>
            <mo stretchy="false">=</mo>
            <msub>
              <mi>x</mi>
              <mi>i</mi>
            </msub>
          </mrow>
        </mrow>
      </mstyle>
    </mstyle>
    <annotation encoding="StarMath 5.0">color seagreen size 10 { λx . ∃ {x} rsub {1} … {x} rsub {α left (P right )} . P {x} rsub {1} … {x} rsub {α left (P right )} ∧ {PATH} rsub {1} rsup {↦} {x} rsub {{i} rsub {1}} ∧ … ∧ {PATH} rsub {m} rsup {↦} {x} rsub {{i} rsub {m}} ∧ x = {x} rsub {i} }</annotation>
  </semantics>
</math>
</file>

<file path=Object 87/content.xml><?xml version="1.0" encoding="utf-8"?>
<math xmlns="http://www.w3.org/1998/Math/MathML" display="block">
  <semantics>
    <mstyle mathcolor="#2E8B57">
      <mstyle mathsize="10pt">
        <mrow>
          <msub>
            <mi mathvariant="italic">PATH</mi>
            <mn>1</mn>
          </msub>
          <mi>∧</mi>
          <msub>
            <mi mathvariant="italic">PATH</mi>
            <mn>2</mn>
          </msub>
        </mrow>
      </mstyle>
    </mstyle>
    <annotation encoding="StarMath 5.0">color seagreen size 10 { {PATH} rsub {1}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i>↦</mi>
          </msubsup>
          <mi>x</mi>
          <mi>∧</mi>
          <msubsup>
            <mi mathvariant="italic">PATH</mi>
            <mn>2</mn>
            <mi>↦</mi>
          </msubsup>
          <mi>x</mi>
        </mrow>
      </mstyle>
    </mstyle>
    <annotation encoding="StarMath 5.0">color seagreen size 10 { λx . {PATH} rsub {1} rsup {↦} x ∧ {PATH} rsub {2} rsup {↦} x }</annotation>
  </semantics>
</math>
</file>

<file path=Object 89/content.xml><?xml version="1.0" encoding="utf-8"?>
<math xmlns="http://www.w3.org/1998/Math/MathML" display="block">
  <semantics>
    <mstyle mathcolor="#2E8B57">
      <mstyle mathsize="10pt">
        <mrow>
          <msub>
            <mi mathvariant="italic">PATH</mi>
            <mn>1</mn>
          </msub>
          <mi>∨</mi>
          <msub>
            <mi mathvariant="italic">PATH</mi>
            <mn>2</mn>
          </msub>
        </mrow>
      </mstyle>
    </mstyle>
    <annotation encoding="StarMath 5.0">color seagreen size 10 { {PATH} rsub {1}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i>↦</mi>
          </msubsup>
          <mi>x</mi>
          <mi>∨</mi>
          <msubsup>
            <mi mathvariant="italic">PATH</mi>
            <mn>2</mn>
            <mi>↦</mi>
          </msubsup>
          <mi>x</mi>
        </mrow>
      </mstyle>
    </mstyle>
    <annotation encoding="StarMath 5.0">color seagreen size 10 { λx . {PATH} rsub {1} rsup {↦} x ∨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i>↦</mi>
          </msubsup>
          <mi>x</mi>
          <mi>∧</mi>
          <mi>¬</mi>
          <msubsup>
            <mi mathvariant="italic">PATH</mi>
            <mn>2</mn>
            <mi>↦</mi>
          </msubsup>
          <mi>x</mi>
        </mrow>
      </mstyle>
    </mstyle>
    <annotation encoding="StarMath 5.0">color seagreen size 10 { λx . {PATH} rsub {1} rsup {↦} x ∧ ¬ {PATH} rsub {2} rsup {↦} x }</annotation>
  </semantics>
</math>
</file>

<file path=Object 93/content.xml><?xml version="1.0" encoding="utf-8"?>
<math xmlns="http://www.w3.org/1998/Math/MathML" display="block">
  <semantics>
    <mstyle mathcolor="#2E8B57">
      <mstyle mathsize="10pt">
        <mrow>
          <mi mathvariant="italic">λx</mi>
          <mi>.</mi>
          <mrow>
            <mi>x</mi>
            <mo stretchy="false">=</mo>
            <msub>
              <mi>d</mi>
              <mn>1</mn>
            </msub>
          </mrow>
          <mi>∨</mi>
          <mn>...</mn>
          <mi>∨</mi>
          <mrow>
            <mi>x</mi>
            <mo stretchy="false">=</mo>
            <msub>
              <mi>d</mi>
              <mi>n</mi>
            </msub>
          </mrow>
        </mrow>
      </mstyle>
    </mstyle>
    <annotation encoding="StarMath 5.0">color seagreen size 10 { λx . x = {d} rsub {1} ∨ ... ∨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 VAR }</annotation>
  </semantics>
</math>
</file>

<file path=Object 95/content.xml><?xml version="1.0" encoding="utf-8"?>
<math xmlns="http://www.w3.org/1998/Math/MathML" display="block">
  <semantics>
    <mstyle mathcolor="#2E8B57">
      <mstyle mathsize="10pt">
        <mrow>
          <mi mathvariant="italic">λx</mi>
          <mi>.</mi>
          <mi>V</mi>
          <mi>x</mi>
          <mi>∧</mi>
          <msub>
            <mi>γ</mi>
            <mi>V</mi>
          </msub>
          <mo stretchy="false">(</mo>
          <mi>x</mi>
          <mo stretchy="false">)</mo>
          <mi>≶</mi>
          <msup>
            <mrow>
              <msub>
                <mi>γ</mi>
                <mi>V</mi>
              </msub>
              <mo stretchy="false">(</mo>
              <mi mathvariant="italic">TERM</mi>
            </mrow>
            <mi>↪</mi>
          </msup>
          <mo stretchy="false">)</mo>
        </mrow>
      </mstyle>
    </mstyle>
    <annotation encoding="StarMath 5.0">color seagreen size 10 { λx . V x ∧ {γ} rsub {V} \( x \) ≶ {{γ} rsub {V} \( TERM} ^ {↪}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